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1mm"/>
    </style:style>
    <style:style style:name="co3" style:family="table-column">
      <style:table-column-properties fo:break-before="auto" style:column-width="19.86mm"/>
    </style:style>
    <style:style style:name="co4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 style:data-style-name="N107">
      <style:table-cell-properties fo:background-color="#fff5ce"/>
    </style:style>
    <style:style style:name="ce8" style:family="table-cell" style:parent-style-name="Default" style:data-style-name="N2">
      <style:table-cell-properties fo:background-color="#fff5c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BA" table:style-name="ta1">
        <table:shapes>
          <draw:frame draw:z-index="0" draw:style-name="gr1" draw:text-style-name="P1" svg:width="217.89mm" svg:height="165.65mm" svg:x="149.02mm" svg:y="65.5mm">
            <draw:object draw:notify-on-update-of-ranges="dBA.H4:dBA.H37 dBA.I3:dBA.I3 dBA.I4:dBA.I37 dBA.J3:dBA.J3 dBA.J4:dBA.J37 dBA.K3:dBA.K3 dBA.K4:dBA.K37 dBA.L3:dBA.L3 dBA.L4:dBA.L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3" table:default-cell-style-name="ce7"/>
        <table:table-column table:style-name="co1" table:default-cell-style-name="ce7"/>
        <table:table-column table:style-name="co1" table:number-columns-repeated="2" table:default-cell-style-name="ce6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1" table:number-columns-repeated="10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phi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dBA</text:p>
          </table:table-cell>
          <table:table-cell table:style-name="ce3" office:value-type="string" calcext:value-type="string">
            <text:p>Resp1</text:p>
          </table:table-cell>
          <table:table-cell table:style-name="ce3" office:value-type="string" calcext:value-type="string">
            <text:p>Resp2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4" office:value-type="float" office:value="48000" calcext:value-type="float">
            <text:p>48000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formula="of:=2*PI()*[.H4]/[.$B$4]" office:value-type="float" office:value="0.00130899693899575" calcext:value-type="float">
            <text:p>0,00131</text:p>
          </table:table-cell>
          <table:table-cell table:formula="of:=4*SIN([.F4]/2)^2" office:value-type="float" office:value="0.00000171347274163444" calcext:value-type="float">
            <text:p>0,00000</text:p>
          </table:table-cell>
          <table:table-cell office:value-type="float" office:value="10" calcext:value-type="float">
            <text:p>10</text:p>
          </table:table-cell>
          <table:table-cell office:value-type="float" office:value="-70.4" calcext:value-type="float">
            <text:p>-70,4</text:p>
          </table:table-cell>
          <table:table-cell table:formula="of:=10*LOG10(([.B$28]+[.B$29]+[.B$30])^2+([.B$28]*[.B$30]*[.$G4]-([.B$29]*([.B$28]+[.B$30])+4*[.B$28]*[.B$30]))*[.$G4])-10*LOG10((1+[.B$25]+[.B$26])^2+(1*[.B$26]*[.$G4]-([.B$25]*(1+[.B$26])+4*1*[.B$26]))*[.$G4])" office:value-type="float" office:value="-36.6648775992446" calcext:value-type="float">
            <text:p>-36,66</text:p>
          </table:table-cell>
          <table:table-cell table:formula="of:=10*LOG10(([.C$28]+[.C$29]+[.C$30])^2+([.C$28]*[.C$30]*[.$G4]-([.C$29]*([.C$28]+[.C$30])+4*[.C$28]*[.C$30]))*[.$G4])-10*LOG10((1+[.C$25]+[.C$26])^2+(1*[.C$26]*[.$G4]-([.C$25]*(1+[.C$26])+4*1*[.C$26]))*[.$G4])" office:value-type="float" office:value="-32.9946922340706" calcext:value-type="float">
            <text:p>-32,99</text:p>
          </table:table-cell>
          <table:table-cell table:formula="of:=[.J4]+[.K4]+[.$B$5]" office:value-type="float" office:value="-68.3595698333151" calcext:value-type="float">
            <text:p>-68,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in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/>
          <table:table-cell/>
          <table:table-cell table:formula="of:=[.E4]+1" office:value-type="float" office:value="11" calcext:value-type="float">
            <text:p>11</text:p>
          </table:table-cell>
          <table:table-cell table:formula="of:=2*PI()*[.H5]/[.$B$4]" office:value-type="float" office:value="0.00163624617374468" calcext:value-type="float">
            <text:p>0,00164</text:p>
          </table:table-cell>
          <table:table-cell table:formula="of:=4*SIN([.F5]/2)^2" office:value-type="float" office:value="0.00000267730094376554" calcext:value-type="float">
            <text:p>0,00000</text:p>
          </table:table-cell>
          <table:table-cell office:value-type="float" office:value="12.5" calcext:value-type="float">
            <text:p>12,5</text:p>
          </table:table-cell>
          <table:table-cell office:value-type="float" office:value="-63.4" calcext:value-type="float">
            <text:p>-63,4</text:p>
          </table:table-cell>
          <table:table-cell table:formula="of:=10*LOG10(([.B$28]+[.B$29]+[.B$30])^2+([.B$28]*[.B$30]*[.$G5]-([.B$29]*([.B$28]+[.B$30])+4*[.B$28]*[.B$30]))*[.$G5])-10*LOG10((1+[.B$25]+[.B$26])^2+(1*[.B$26]*[.$G5]-([.B$25]*(1+[.B$26])+4*1*[.B$26]))*[.$G5])" office:value-type="float" office:value="-34.7271263776394" calcext:value-type="float">
            <text:p>-34,73</text:p>
          </table:table-cell>
          <table:table-cell table:formula="of:=10*LOG10(([.C$28]+[.C$29]+[.C$30])^2+([.C$28]*[.C$30]*[.$G5]-([.C$29]*([.C$28]+[.C$30])+4*[.C$28]*[.C$30]))*[.$G5])-10*LOG10((1+[.C$25]+[.C$26])^2+(1*[.C$26]*[.$G5]-([.C$25]*(1+[.C$26])+4*1*[.C$26]))*[.$G5])" office:value-type="float" office:value="-29.2354417607173" calcext:value-type="float">
            <text:p>-29,24</text:p>
          </table:table-cell>
          <table:table-cell table:formula="of:=[.J5]+[.K5]+[.$B$5]" office:value-type="float" office:value="-62.6625681383568" calcext:value-type="float">
            <text:p>-62,66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5]+1" office:value-type="float" office:value="12" calcext:value-type="float">
            <text:p>12</text:p>
          </table:table-cell>
          <table:table-cell table:formula="of:=2*PI()*[.H6]/[.$B$4]" office:value-type="float" office:value="0.0020943951023932" calcext:value-type="float">
            <text:p>0,00209</text:p>
          </table:table-cell>
          <table:table-cell table:formula="of:=4*SIN([.F6]/2)^2" office:value-type="float" office:value="0.00000438648924148701" calcext:value-type="float">
            <text:p>0,00000</text:p>
          </table:table-cell>
          <table:table-cell office:value-type="float" office:value="16" calcext:value-type="float">
            <text:p>16</text:p>
          </table:table-cell>
          <table:table-cell office:value-type="float" office:value="-56.7" calcext:value-type="float">
            <text:p>-56,7</text:p>
          </table:table-cell>
          <table:table-cell table:formula="of:=10*LOG10(([.B$28]+[.B$29]+[.B$30])^2+([.B$28]*[.B$30]*[.$G6]-([.B$29]*([.B$28]+[.B$30])+4*[.B$28]*[.B$30]))*[.$G6])-10*LOG10((1+[.B$25]+[.B$26])^2+(1*[.B$26]*[.$G6]-([.B$25]*(1+[.B$26])+4*1*[.B$26]))*[.$G6])" office:value-type="float" office:value="-32.5837231672392" calcext:value-type="float">
            <text:p>-32,58</text:p>
          </table:table-cell>
          <table:table-cell table:formula="of:=10*LOG10(([.C$28]+[.C$29]+[.C$30])^2+([.C$28]*[.C$30]*[.$G6]-([.C$29]*([.C$28]+[.C$30])+4*[.C$28]*[.C$30]))*[.$G6])-10*LOG10((1+[.C$25]+[.C$26])^2+(1*[.C$26]*[.$G6]-([.C$25]*(1+[.C$26])+4*1*[.C$26]))*[.$G6])" office:value-type="float" office:value="-25.1504732151655" calcext:value-type="float">
            <text:p>-25,15</text:p>
          </table:table-cell>
          <table:table-cell table:formula="of:=[.J6]+[.K6]+[.$B$5]" office:value-type="float" office:value="-56.4341963824048" calcext:value-type="float">
            <text:p>-56,43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6]+1" office:value-type="float" office:value="13" calcext:value-type="float">
            <text:p>13</text:p>
          </table:table-cell>
          <table:table-cell table:formula="of:=2*PI()*[.H7]/[.$B$4]" office:value-type="float" office:value="0.00261799387799149" calcext:value-type="float">
            <text:p>0,00262</text:p>
          </table:table-cell>
          <table:table-cell table:formula="of:=4*SIN([.F7]/2)^2" office:value-type="float" office:value="0.00000685388803054894" calcext:value-type="float">
            <text:p>0,00001</text:p>
          </table:table-cell>
          <table:table-cell office:value-type="float" office:value="20" calcext:value-type="float">
            <text:p>20</text:p>
          </table:table-cell>
          <table:table-cell office:value-type="float" office:value="-50.5" calcext:value-type="float">
            <text:p>-50,5</text:p>
          </table:table-cell>
          <table:table-cell table:formula="of:=10*LOG10(([.B$28]+[.B$29]+[.B$30])^2+([.B$28]*[.B$30]*[.$G7]-([.B$29]*([.B$28]+[.B$30])+4*[.B$28]*[.B$30]))*[.$G7])-10*LOG10((1+[.B$25]+[.B$26])^2+(1*[.B$26]*[.$G7]-([.B$25]*(1+[.B$26])+4*1*[.B$26]))*[.$G7])" office:value-type="float" office:value="-30.6466720297748" calcext:value-type="float">
            <text:p>-30,65</text:p>
          </table:table-cell>
          <table:table-cell table:formula="of:=10*LOG10(([.C$28]+[.C$29]+[.C$30])^2+([.C$28]*[.C$30]*[.$G7]-([.C$29]*([.C$28]+[.C$30])+4*[.C$28]*[.C$30]))*[.$G7])-10*LOG10((1+[.C$25]+[.C$26])^2+(1*[.C$26]*[.$G7]-([.C$25]*(1+[.C$26])+4*1*[.C$26]))*[.$G7])" office:value-type="float" office:value="-21.5585550612413" calcext:value-type="float">
            <text:p>-21,56</text:p>
          </table:table-cell>
          <table:table-cell table:formula="of:=[.J7]+[.K7]+[.$B$5]" office:value-type="float" office:value="-50.9052270910161" calcext:value-type="float">
            <text:p>-50,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ters</text:p>
          </table:table-cell>
          <table:table-cell table:style-name="ce3" office:value-type="string" calcext:value-type="string">
            <text:p>BQ1</text:p>
          </table:table-cell>
          <table:table-cell table:style-name="ce3" office:value-type="string" calcext:value-type="string">
            <text:p>BQ2</text:p>
          </table:table-cell>
          <table:table-cell/>
          <table:table-cell table:formula="of:=[.E7]+1" office:value-type="float" office:value="14" calcext:value-type="float">
            <text:p>14</text:p>
          </table:table-cell>
          <table:table-cell table:formula="of:=2*PI()*[.H8]/[.$B$4]" office:value-type="float" office:value="0.00327249234748937" calcext:value-type="float">
            <text:p>0,00327</text:p>
          </table:table-cell>
          <table:table-cell table:formula="of:=4*SIN([.F8]/2)^2" office:value-type="float" office:value="0.0000107091966071218" calcext:value-type="float">
            <text:p>0,00001</text:p>
          </table:table-cell>
          <table:table-cell office:value-type="float" office:value="25" calcext:value-type="float">
            <text:p>25</text:p>
          </table:table-cell>
          <table:table-cell office:value-type="float" office:value="-44.7" calcext:value-type="float">
            <text:p>-44,7</text:p>
          </table:table-cell>
          <table:table-cell table:formula="of:=10*LOG10(([.B$28]+[.B$29]+[.B$30])^2+([.B$28]*[.B$30]*[.$G8]-([.B$29]*([.B$28]+[.B$30])+4*[.B$28]*[.B$30]))*[.$G8])-10*LOG10((1+[.B$25]+[.B$26])^2+(1*[.B$26]*[.$G8]-([.B$25]*(1+[.B$26])+4*1*[.B$26]))*[.$G8])" office:value-type="float" office:value="-28.7102666742452" calcext:value-type="float">
            <text:p>-28,71</text:p>
          </table:table-cell>
          <table:table-cell table:formula="of:=10*LOG10(([.C$28]+[.C$29]+[.C$30])^2+([.C$28]*[.C$30]*[.$G8]-([.C$29]*([.C$28]+[.C$30])+4*[.C$28]*[.C$30]))*[.$G8])-10*LOG10((1+[.C$25]+[.C$26])^2+(1*[.C$26]*[.$G8]-([.C$25]*(1+[.C$26])+4*1*[.C$26]))*[.$G8])" office:value-type="float" office:value="-18.1067079383928" calcext:value-type="float">
            <text:p>-18,11</text:p>
          </table:table-cell>
          <table:table-cell table:formula="of:=[.J8]+[.K8]+[.$B$5]" office:value-type="float" office:value="-45.5169746126381" calcext:value-type="float">
            <text:p>-45,52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Bandpass</text:p>
          </table:table-cell>
          <table:table-cell table:style-name="ce3" office:value-type="string" calcext:value-type="string">
            <text:p>Highpass</text:p>
          </table:table-cell>
          <table:table-cell/>
          <table:table-cell table:formula="of:=[.E8]+1" office:value-type="float" office:value="15" calcext:value-type="float">
            <text:p>15</text:p>
          </table:table-cell>
          <table:table-cell table:formula="of:=2*PI()*[.H9]/[.$B$4]" office:value-type="float" office:value="0.0041233403578366" calcext:value-type="float">
            <text:p>0,00412</text:p>
          </table:table-cell>
          <table:table-cell table:formula="of:=4*SIN([.F9]/2)^2" office:value-type="float" office:value="0.0000170019116177596" calcext:value-type="float">
            <text:p>0,00002</text:p>
          </table:table-cell>
          <table:table-cell office:value-type="float" office:value="31.5" calcext:value-type="float">
            <text:p>31,5</text:p>
          </table:table-cell>
          <table:table-cell office:value-type="float" office:value="-39.4" calcext:value-type="float">
            <text:p>-39,4</text:p>
          </table:table-cell>
          <table:table-cell table:formula="of:=10*LOG10(([.B$28]+[.B$29]+[.B$30])^2+([.B$28]*[.B$30]*[.$G9]-([.B$29]*([.B$28]+[.B$30])+4*[.B$28]*[.B$30]))*[.$G9])-10*LOG10((1+[.B$25]+[.B$26])^2+(1*[.B$26]*[.$G9]-([.B$25]*(1+[.B$26])+4*1*[.B$26]))*[.$G9])" office:value-type="float" office:value="-26.7057838857766" calcext:value-type="float">
            <text:p>-26,71</text:p>
          </table:table-cell>
          <table:table-cell table:formula="of:=10*LOG10(([.C$28]+[.C$29]+[.C$30])^2+([.C$28]*[.C$30]*[.$G9]-([.C$29]*([.C$28]+[.C$30])+4*[.C$28]*[.C$30]))*[.$G9])-10*LOG10((1+[.C$25]+[.C$26])^2+(1*[.C$26]*[.$G9]-([.C$25]*(1+[.C$26])+4*1*[.C$26]))*[.$G9])" office:value-type="float" office:value="-14.7387887085902" calcext:value-type="float">
            <text:p>-14,74</text:p>
          </table:table-cell>
          <table:table-cell table:formula="of:=[.J9]+[.K9]+[.$B$5]" office:value-type="float" office:value="-40.1445725943668" calcext:value-type="float">
            <text:p>-40,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66" calcext:value-type="float">
            <text:p>66</text:p>
          </table:table-cell>
          <table:table-cell/>
          <table:table-cell table:formula="of:=[.E9]+1" office:value-type="float" office:value="16" calcext:value-type="float">
            <text:p>16</text:p>
          </table:table-cell>
          <table:table-cell table:formula="of:=2*PI()*[.H10]/[.$B$4]" office:value-type="float" office:value="0.00523598775598299" calcext:value-type="float">
            <text:p>0,00524</text:p>
          </table:table-cell>
          <table:table-cell table:formula="of:=4*SIN([.F10]/2)^2" office:value-type="float" office:value="0.0000274155051464146" calcext:value-type="float">
            <text:p>0,00003</text:p>
          </table:table-cell>
          <table:table-cell office:value-type="float" office:value="40" calcext:value-type="float">
            <text:p>40</text:p>
          </table:table-cell>
          <table:table-cell office:value-type="float" office:value="-34.6" calcext:value-type="float">
            <text:p>-34,6</text:p>
          </table:table-cell>
          <table:table-cell table:formula="of:=10*LOG10(([.B$28]+[.B$29]+[.B$30])^2+([.B$28]*[.B$30]*[.$G10]-([.B$29]*([.B$28]+[.B$30])+4*[.B$28]*[.B$30]))*[.$G10])-10*LOG10((1+[.B$25]+[.B$26])^2+(1*[.B$26]*[.$G10]-([.B$25]*(1+[.B$26])+4*1*[.B$26]))*[.$G10])" office:value-type="float" office:value="-24.6356365055841" calcext:value-type="float">
            <text:p>-24,64</text:p>
          </table:table-cell>
          <table:table-cell table:formula="of:=10*LOG10(([.C$28]+[.C$29]+[.C$30])^2+([.C$28]*[.C$30]*[.$G10]-([.C$29]*([.C$28]+[.C$30])+4*[.C$28]*[.C$30]))*[.$G10])-10*LOG10((1+[.C$25]+[.C$26])^2+(1*[.C$26]*[.$G10]-([.C$25]*(1+[.C$26])+4*1*[.C$26]))*[.$G10])" office:value-type="float" office:value="-11.5552413189869" calcext:value-type="float">
            <text:p>-11,56</text:p>
          </table:table-cell>
          <table:table-cell table:formula="of:=[.J10]+[.K10]+[.$B$5]" office:value-type="float" office:value="-34.890877824571" calcext:value-type="float">
            <text:p>-34,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49" calcext:value-type="float">
            <text:p>0,49</text:p>
          </table:table-cell>
          <table:table-cell/>
          <table:table-cell table:formula="of:=[.E10]+1" office:value-type="float" office:value="17" calcext:value-type="float">
            <text:p>17</text:p>
          </table:table-cell>
          <table:table-cell table:formula="of:=2*PI()*[.H11]/[.$B$4]" office:value-type="float" office:value="0.00654498469497874" calcext:value-type="float">
            <text:p>0,00654</text:p>
          </table:table-cell>
          <table:table-cell table:formula="of:=4*SIN([.F11]/2)^2" office:value-type="float" office:value="0.0000428366717415954" calcext:value-type="float">
            <text:p>0,00004</text:p>
          </table:table-cell>
          <table:table-cell office:value-type="float" office:value="50" calcext:value-type="float">
            <text:p>50</text:p>
          </table:table-cell>
          <table:table-cell office:value-type="float" office:value="-30.2" calcext:value-type="float">
            <text:p>-30,2</text:p>
          </table:table-cell>
          <table:table-cell table:formula="of:=10*LOG10(([.B$28]+[.B$29]+[.B$30])^2+([.B$28]*[.B$30]*[.$G11]-([.B$29]*([.B$28]+[.B$30])+4*[.B$28]*[.B$30]))*[.$G11])-10*LOG10((1+[.B$25]+[.B$26])^2+(1*[.B$26]*[.$G11]-([.B$25]*(1+[.B$26])+4*1*[.B$26]))*[.$G11])" office:value-type="float" office:value="-22.7045959414484" calcext:value-type="float">
            <text:p>-22,70</text:p>
          </table:table-cell>
          <table:table-cell table:formula="of:=10*LOG10(([.C$28]+[.C$29]+[.C$30])^2+([.C$28]*[.C$30]*[.$G11]-([.C$29]*([.C$28]+[.C$30])+4*[.C$28]*[.C$30]))*[.$G11])-10*LOG10((1+[.C$25]+[.C$26])^2+(1*[.C$26]*[.$G11]-([.C$25]*(1+[.C$26])+4*1*[.C$26]))*[.$G11])" office:value-type="float" office:value="-8.92550161164508" calcext:value-type="float">
            <text:p>-8,93</text:p>
          </table:table-cell>
          <table:table-cell table:formula="of:=[.J11]+[.K11]+[.$B$5]" office:value-type="float" office:value="-30.3300975530935" calcext:value-type="float">
            <text:p>-30,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E11]+1" office:value-type="float" office:value="18" calcext:value-type="float">
            <text:p>18</text:p>
          </table:table-cell>
          <table:table-cell table:formula="of:=2*PI()*[.H12]/[.$B$4]" office:value-type="float" office:value="0.00824668071567321" calcext:value-type="float">
            <text:p>0,00825</text:p>
          </table:table-cell>
          <table:table-cell table:formula="of:=4*SIN([.F12]/2)^2" office:value-type="float" office:value="0.0000680073574060397" calcext:value-type="float">
            <text:p>0,00007</text:p>
          </table:table-cell>
          <table:table-cell office:value-type="float" office:value="63" calcext:value-type="float">
            <text:p>63</text:p>
          </table:table-cell>
          <table:table-cell office:value-type="float" office:value="-26.2" calcext:value-type="float">
            <text:p>-26,2</text:p>
          </table:table-cell>
          <table:table-cell table:formula="of:=10*LOG10(([.B$28]+[.B$29]+[.B$30])^2+([.B$28]*[.B$30]*[.$G12]-([.B$29]*([.B$28]+[.B$30])+4*[.B$28]*[.B$30]))*[.$G12])-10*LOG10((1+[.B$25]+[.B$26])^2+(1*[.B$26]*[.$G12]-([.B$25]*(1+[.B$26])+4*1*[.B$26]))*[.$G12])" office:value-type="float" office:value="-20.7088463281382" calcext:value-type="float">
            <text:p>-20,71</text:p>
          </table:table-cell>
          <table:table-cell table:formula="of:=10*LOG10(([.C$28]+[.C$29]+[.C$30])^2+([.C$28]*[.C$30]*[.$G12]-([.C$29]*([.C$28]+[.C$30])+4*[.C$28]*[.C$30]))*[.$G12])-10*LOG10((1+[.C$25]+[.C$26])^2+(1*[.C$26]*[.$G12]-([.C$25]*(1+[.C$26])+4*1*[.C$26]))*[.$G12])" office:value-type="float" office:value="-6.60917470082173" calcext:value-type="float">
            <text:p>-6,61</text:p>
          </table:table-cell>
          <table:table-cell table:formula="of:=[.J12]+[.K12]+[.$B$5]" office:value-type="float" office:value="-26.01802102896" calcext:value-type="float">
            <text:p>-26,02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12]+1" office:value-type="float" office:value="19" calcext:value-type="float">
            <text:p>19</text:p>
          </table:table-cell>
          <table:table-cell table:formula="of:=2*PI()*[.H13]/[.$B$4]" office:value-type="float" office:value="0.010471975511966" calcext:value-type="float">
            <text:p>0,01047</text:p>
          </table:table-cell>
          <table:table-cell table:formula="of:=4*SIN([.F13]/2)^2" office:value-type="float" office:value="0.000109661268975736" calcext:value-type="float">
            <text:p>0,00011</text:p>
          </table:table-cell>
          <table:table-cell office:value-type="float" office:value="80" calcext:value-type="float">
            <text:p>80</text:p>
          </table:table-cell>
          <table:table-cell office:value-type="float" office:value="-22.5" calcext:value-type="float">
            <text:p>-22,5</text:p>
          </table:table-cell>
          <table:table-cell table:formula="of:=10*LOG10(([.B$28]+[.B$29]+[.B$30])^2+([.B$28]*[.B$30]*[.$G13]-([.B$29]*([.B$28]+[.B$30])+4*[.B$28]*[.B$30]))*[.$G13])-10*LOG10((1+[.B$25]+[.B$26])^2+(1*[.B$26]*[.$G13]-([.B$25]*(1+[.B$26])+4*1*[.B$26]))*[.$G13])" office:value-type="float" office:value="-18.6530879485391" calcext:value-type="float">
            <text:p>-18,65</text:p>
          </table:table-cell>
          <table:table-cell table:formula="of:=10*LOG10(([.C$28]+[.C$29]+[.C$30])^2+([.C$28]*[.C$30]*[.$G13]-([.C$29]*([.C$28]+[.C$30])+4*[.C$28]*[.C$30]))*[.$G13])-10*LOG10((1+[.C$25]+[.C$26])^2+(1*[.C$26]*[.$G13]-([.C$25]*(1+[.C$26])+4*1*[.C$26]))*[.$G13])" office:value-type="float" office:value="-4.67865902708452" calcext:value-type="float">
            <text:p>-4,68</text:p>
          </table:table-cell>
          <table:table-cell table:formula="of:=[.J13]+[.K13]+[.$B$5]" office:value-type="float" office:value="-22.0317469756236" calcext:value-type="float">
            <text:p>-22,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0</text:p>
          </table:table-cell>
          <table:table-cell table:formula="of:=2*PI()*[.B10]/[.$B$4]" office:value-type="float" office:value="0.327249234748937" calcext:value-type="float">
            <text:p>0,327249234748937</text:p>
          </table:table-cell>
          <table:table-cell table:formula="of:=2*PI()*[.C10]/[.$B$4]" office:value-type="float" office:value="0.00863937979737193" calcext:value-type="float">
            <text:p>0,008639379797372</text:p>
          </table:table-cell>
          <table:table-cell/>
          <table:table-cell table:formula="of:=[.E13]+1" office:value-type="float" office:value="20" calcext:value-type="float">
            <text:p>20</text:p>
          </table:table-cell>
          <table:table-cell table:formula="of:=2*PI()*[.H14]/[.$B$4]" office:value-type="float" office:value="0.0130899693899575" calcext:value-type="float">
            <text:p>0,01309</text:p>
          </table:table-cell>
          <table:table-cell table:formula="of:=4*SIN([.F14]/2)^2" office:value-type="float" office:value="0.000171344851985936" calcext:value-type="float">
            <text:p>0,00017</text:p>
          </table:table-cell>
          <table:table-cell office:value-type="float" office:value="100" calcext:value-type="float">
            <text:p>100</text:p>
          </table:table-cell>
          <table:table-cell office:value-type="float" office:value="-19.1" calcext:value-type="float">
            <text:p>-19,1</text:p>
          </table:table-cell>
          <table:table-cell table:formula="of:=10*LOG10(([.B$28]+[.B$29]+[.B$30])^2+([.B$28]*[.B$30]*[.$G14]-([.B$29]*([.B$28]+[.B$30])+4*[.B$28]*[.B$30]))*[.$G14])-10*LOG10((1+[.B$25]+[.B$26])^2+(1*[.B$26]*[.$G14]-([.B$25]*(1+[.B$26])+4*1*[.B$26]))*[.$G14])" office:value-type="float" office:value="-16.7432121869876" calcext:value-type="float">
            <text:p>-16,74</text:p>
          </table:table-cell>
          <table:table-cell table:formula="of:=10*LOG10(([.C$28]+[.C$29]+[.C$30])^2+([.C$28]*[.C$30]*[.$G14]-([.C$29]*([.C$28]+[.C$30])+4*[.C$28]*[.C$30]))*[.$G14])-10*LOG10((1+[.C$25]+[.C$26])^2+(1*[.C$26]*[.$G14]-([.C$25]*(1+[.C$26])+4*1*[.C$26]))*[.$G14])" office:value-type="float" office:value="-3.28944045249013" calcext:value-type="float">
            <text:p>-3,29</text:p>
          </table:table-cell>
          <table:table-cell table:formula="of:=[.J14]+[.K14]+[.$B$5]" office:value-type="float" office:value="-18.7326526394778" calcext:value-type="float">
            <text:p>-18,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pha</text:p>
          </table:table-cell>
          <table:table-cell table:formula="of:=SIN([.B14])/(2*[.B11])" office:value-type="float" office:value="0.595258269079929" calcext:value-type="float">
            <text:p>0,595258269079929</text:p>
          </table:table-cell>
          <table:table-cell table:formula="of:=SIN([.C14])/(2*[.C11])" office:value-type="float" office:value="0.00881558400560846" calcext:value-type="float">
            <text:p>0,008815584005608</text:p>
          </table:table-cell>
          <table:table-cell/>
          <table:table-cell table:formula="of:=[.E14]+1" office:value-type="float" office:value="21" calcext:value-type="float">
            <text:p>21</text:p>
          </table:table-cell>
          <table:table-cell table:formula="of:=2*PI()*[.H15]/[.$B$4]" office:value-type="float" office:value="0.0163624617374468" calcext:value-type="float">
            <text:p>0,01636</text:p>
          </table:table-cell>
          <table:table-cell table:formula="of:=4*SIN([.F15]/2)^2" office:value-type="float" office:value="0.000267724180876434" calcext:value-type="float">
            <text:p>0,00027</text:p>
          </table:table-cell>
          <table:table-cell office:value-type="float" office:value="125" calcext:value-type="float">
            <text:p>125</text:p>
          </table:table-cell>
          <table:table-cell office:value-type="float" office:value="-16.1" calcext:value-type="float">
            <text:p>-16,1</text:p>
          </table:table-cell>
          <table:table-cell table:formula="of:=10*LOG10(([.B$28]+[.B$29]+[.B$30])^2+([.B$28]*[.B$30]*[.$G15]-([.B$29]*([.B$28]+[.B$30])+4*[.B$28]*[.B$30]))*[.$G15])-10*LOG10((1+[.B$25]+[.B$26])^2+(1*[.B$26]*[.$G15]-([.B$25]*(1+[.B$26])+4*1*[.B$26]))*[.$G15])" office:value-type="float" office:value="-14.8489078277044" calcext:value-type="float">
            <text:p>-14,85</text:p>
          </table:table-cell>
          <table:table-cell table:formula="of:=10*LOG10(([.C$28]+[.C$29]+[.C$30])^2+([.C$28]*[.C$30]*[.$G15]-([.C$29]*([.C$28]+[.C$30])+4*[.C$28]*[.C$30]))*[.$G15])-10*LOG10((1+[.C$25]+[.C$26])^2+(1*[.C$26]*[.$G15]-([.C$25]*(1+[.C$26])+4*1*[.C$26]))*[.$G15])" office:value-type="float" office:value="-2.25630823525974" calcext:value-type="float">
            <text:p>-2,26</text:p>
          </table:table-cell>
          <table:table-cell table:formula="of:=[.J15]+[.K15]+[.$B$5]" office:value-type="float" office:value="-15.8052160629641" calcext:value-type="float">
            <text:p>-15,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0</text:p>
          </table:table-cell>
          <table:table-cell table:formula="of:=1+[.B15]" office:value-type="float" office:value="1.59525826907993" calcext:value-type="float">
            <text:p>1,59525826907993</text:p>
          </table:table-cell>
          <table:table-cell table:formula="of:=1+[.C15]" office:value-type="float" office:value="1.00881558400561" calcext:value-type="float">
            <text:p>1,00881558400561</text:p>
          </table:table-cell>
          <table:table-cell/>
          <table:table-cell table:formula="of:=[.E15]+1" office:value-type="float" office:value="22" calcext:value-type="float">
            <text:p>22</text:p>
          </table:table-cell>
          <table:table-cell table:formula="of:=2*PI()*[.H16]/[.$B$4]" office:value-type="float" office:value="0.020943951023932" calcext:value-type="float">
            <text:p>0,02094</text:p>
          </table:table-cell>
          <table:table-cell table:formula="of:=4*SIN([.F16]/2)^2" office:value-type="float" office:value="0.000438633050309031" calcext:value-type="float">
            <text:p>0,00044</text:p>
          </table:table-cell>
          <table:table-cell office:value-type="float" office:value="160" calcext:value-type="float">
            <text:p>160</text:p>
          </table:table-cell>
          <table:table-cell office:value-type="float" office:value="-13.4" calcext:value-type="float">
            <text:p>-13,4</text:p>
          </table:table-cell>
          <table:table-cell table:formula="of:=10*LOG10(([.B$28]+[.B$29]+[.B$30])^2+([.B$28]*[.B$30]*[.$G16]-([.B$29]*([.B$28]+[.B$30])+4*[.B$28]*[.B$30]))*[.$G16])-10*LOG10((1+[.B$25]+[.B$26])^2+(1*[.B$26]*[.$G16]-([.B$25]*(1+[.B$26])+4*1*[.B$26]))*[.$G16])" office:value-type="float" office:value="-12.7814918725004" calcext:value-type="float">
            <text:p>-12,78</text:p>
          </table:table-cell>
          <table:table-cell table:formula="of:=10*LOG10(([.C$28]+[.C$29]+[.C$30])^2+([.C$28]*[.C$30]*[.$G16]-([.C$29]*([.C$28]+[.C$30])+4*[.C$28]*[.C$30]))*[.$G16])-10*LOG10((1+[.C$25]+[.C$26])^2+(1*[.C$26]*[.$G16]-([.C$25]*(1+[.C$26])+4*1*[.C$26]))*[.$G16])" office:value-type="float" office:value="-1.45290863603171" calcext:value-type="float">
            <text:p>-1,45</text:p>
          </table:table-cell>
          <table:table-cell table:formula="of:=[.J16]+[.K16]+[.$B$5]" office:value-type="float" office:value="-12.9344005085322" calcext:value-type="float">
            <text:p>-12,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1</text:p>
          </table:table-cell>
          <table:table-cell table:formula="of:=-2*COS([.B14])" office:value-type="float" office:value="-1.89386025899021" calcext:value-type="float">
            <text:p>-1,89386025899021</text:p>
          </table:table-cell>
          <table:table-cell table:formula="of:=-2*COS([.C14])" office:value-type="float" office:value="-1.99992536158096" calcext:value-type="float">
            <text:p>-1,99992536158096</text:p>
          </table:table-cell>
          <table:table-cell/>
          <table:table-cell table:formula="of:=[.E16]+1" office:value-type="float" office:value="23" calcext:value-type="float">
            <text:p>23</text:p>
          </table:table-cell>
          <table:table-cell table:formula="of:=2*PI()*[.H17]/[.$B$4]" office:value-type="float" office:value="0.0261799387799149" calcext:value-type="float">
            <text:p>0,02618</text:p>
          </table:table-cell>
          <table:table-cell table:formula="of:=4*SIN([.F17]/2)^2" office:value-type="float" office:value="0.00068535004888544" calcext:value-type="float">
            <text:p>0,00069</text:p>
          </table:table-cell>
          <table:table-cell office:value-type="float" office:value="200" calcext:value-type="float">
            <text:p>200</text:p>
          </table:table-cell>
          <table:table-cell office:value-type="float" office:value="-10.9" calcext:value-type="float">
            <text:p>-10,9</text:p>
          </table:table-cell>
          <table:table-cell table:formula="of:=10*LOG10(([.B$28]+[.B$29]+[.B$30])^2+([.B$28]*[.B$30]*[.$G17]-([.B$29]*([.B$28]+[.B$30])+4*[.B$28]*[.B$30]))*[.$G17])-10*LOG10((1+[.B$25]+[.B$26])^2+(1*[.B$26]*[.$G17]-([.B$25]*(1+[.B$26])+4*1*[.B$26]))*[.$G17])" office:value-type="float" office:value="-10.9518310297966" calcext:value-type="float">
            <text:p>-10,95</text:p>
          </table:table-cell>
          <table:table-cell table:formula="of:=10*LOG10(([.C$28]+[.C$29]+[.C$30])^2+([.C$28]*[.C$30]*[.$G17]-([.C$29]*([.C$28]+[.C$30])+4*[.C$28]*[.C$30]))*[.$G17])-10*LOG10((1+[.C$25]+[.C$26])^2+(1*[.C$26]*[.$G17]-([.C$25]*(1+[.C$26])+4*1*[.C$26]))*[.$G17])" office:value-type="float" office:value="-0.960732125978907" calcext:value-type="float">
            <text:p>-0,96</text:p>
          </table:table-cell>
          <table:table-cell table:formula="of:=[.J17]+[.K17]+[.$B$5]" office:value-type="float" office:value="-10.6125631557756" calcext:value-type="float">
            <text:p>-10,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2</text:p>
          </table:table-cell>
          <table:table-cell table:formula="of:=1-[.B15]" office:value-type="float" office:value="0.404741730920071" calcext:value-type="float">
            <text:p>0,404741730920071</text:p>
          </table:table-cell>
          <table:table-cell table:formula="of:=1-[.C15]" office:value-type="float" office:value="0.991184415994391" calcext:value-type="float">
            <text:p>0,991184415994391</text:p>
          </table:table-cell>
          <table:table-cell/>
          <table:table-cell table:formula="of:=[.E17]+1" office:value-type="float" office:value="24" calcext:value-type="float">
            <text:p>24</text:p>
          </table:table-cell>
          <table:table-cell table:formula="of:=2*PI()*[.H18]/[.$B$4]" office:value-type="float" office:value="0.0327249234748937" calcext:value-type="float">
            <text:p>0,03272</text:p>
          </table:table-cell>
          <table:table-cell table:formula="of:=4*SIN([.F18]/2)^2" office:value-type="float" office:value="0.00107082504726871" calcext:value-type="float">
            <text:p>0,00107</text:p>
          </table:table-cell>
          <table:table-cell office:value-type="float" office:value="250" calcext:value-type="float">
            <text:p>250</text:p>
          </table:table-cell>
          <table:table-cell office:value-type="float" office:value="-8.6" calcext:value-type="float">
            <text:p>-8,6</text:p>
          </table:table-cell>
          <table:table-cell table:formula="of:=10*LOG10(([.B$28]+[.B$29]+[.B$30])^2+([.B$28]*[.B$30]*[.$G18]-([.B$29]*([.B$28]+[.B$30])+4*[.B$28]*[.B$30]))*[.$G18])-10*LOG10((1+[.B$25]+[.B$26])^2+(1*[.B$26]*[.$G18]-([.B$25]*(1+[.B$26])+4*1*[.B$26]))*[.$G18])" office:value-type="float" office:value="-9.17805276646625" calcext:value-type="float">
            <text:p>-9,18</text:p>
          </table:table-cell>
          <table:table-cell table:formula="of:=10*LOG10(([.C$28]+[.C$29]+[.C$30])^2+([.C$28]*[.C$30]*[.$G18]-([.C$29]*([.C$28]+[.C$30])+4*[.C$28]*[.C$30]))*[.$G18])-10*LOG10((1+[.C$25]+[.C$26])^2+(1*[.C$26]*[.$G18]-([.C$25]*(1+[.C$26])+4*1*[.C$26]))*[.$G18])" office:value-type="float" office:value="-0.628518457420348" calcext:value-type="float">
            <text:p>-0,63</text:p>
          </table:table-cell>
          <table:table-cell table:formula="of:=[.J18]+[.K18]+[.$B$5]" office:value-type="float" office:value="-8.5065712238866" calcext:value-type="float">
            <text:p>-8,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table:formula="of:=[.B15]" office:value-type="float" office:value="0.595258269079929" calcext:value-type="float">
            <text:p>0,595258269079929</text:p>
          </table:table-cell>
          <table:table-cell table:formula="of:=(1+COS([.C14]))/2" office:value-type="float" office:value="0.999981340395241" calcext:value-type="float">
            <text:p>0,999981340395241</text:p>
          </table:table-cell>
          <table:table-cell/>
          <table:table-cell table:formula="of:=[.E18]+1" office:value-type="float" office:value="25" calcext:value-type="float">
            <text:p>25</text:p>
          </table:table-cell>
          <table:table-cell table:formula="of:=2*PI()*[.H19]/[.$B$4]" office:value-type="float" office:value="0.041233403578366" calcext:value-type="float">
            <text:p>0,04123</text:p>
          </table:table-cell>
          <table:table-cell table:formula="of:=4*SIN([.F19]/2)^2" office:value-type="float" office:value="0.0016999526961264" calcext:value-type="float">
            <text:p>0,00170</text:p>
          </table:table-cell>
          <table:table-cell office:value-type="float" office:value="315" calcext:value-type="float">
            <text:p>315</text:p>
          </table:table-cell>
          <table:table-cell office:value-type="float" office:value="-6.6" calcext:value-type="float">
            <text:p>-6,6</text:p>
          </table:table-cell>
          <table:table-cell table:formula="of:=10*LOG10(([.B$28]+[.B$29]+[.B$30])^2+([.B$28]*[.B$30]*[.$G19]-([.B$29]*([.B$28]+[.B$30])+4*[.B$28]*[.B$30]))*[.$G19])-10*LOG10((1+[.B$25]+[.B$26])^2+(1*[.B$26]*[.$G19]-([.B$25]*(1+[.B$26])+4*1*[.B$26]))*[.$G19])" office:value-type="float" office:value="-7.4265195699775" calcext:value-type="float">
            <text:p>-7,43</text:p>
          </table:table-cell>
          <table:table-cell table:formula="of:=10*LOG10(([.C$28]+[.C$29]+[.C$30])^2+([.C$28]*[.C$30]*[.$G19]-([.C$29]*([.C$28]+[.C$30])+4*[.C$28]*[.C$30]))*[.$G19])-10*LOG10((1+[.C$25]+[.C$26])^2+(1*[.C$26]*[.$G19]-([.C$25]*(1+[.C$26])+4*1*[.C$26]))*[.$G19])" office:value-type="float" office:value="-0.401834322370952" calcext:value-type="float">
            <text:p>-0,40</text:p>
          </table:table-cell>
          <table:table-cell table:formula="of:=[.J19]+[.K19]+[.$B$5]" office:value-type="float" office:value="-6.52835389234845" calcext:value-type="float">
            <text:p>-6,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0" calcext:value-type="float">
            <text:p>0</text:p>
          </table:table-cell>
          <table:table-cell table:formula="of:=-(1+COS([.C14]))" office:value-type="float" office:value="-1.99996268079048" calcext:value-type="float">
            <text:p>-1,99996268079048</text:p>
          </table:table-cell>
          <table:table-cell/>
          <table:table-cell table:formula="of:=[.E19]+1" office:value-type="float" office:value="26" calcext:value-type="float">
            <text:p>26</text:p>
          </table:table-cell>
          <table:table-cell table:formula="of:=2*PI()*[.H20]/[.$B$4]" office:value-type="float" office:value="0.0523598775598299" calcext:value-type="float">
            <text:p>0,05236</text:p>
          </table:table-cell>
          <table:table-cell table:formula="of:=4*SIN([.F20]/2)^2" office:value-type="float" office:value="0.00274093049085225" calcext:value-type="float">
            <text:p>0,00274</text:p>
          </table:table-cell>
          <table:table-cell office:value-type="float" office:value="400" calcext:value-type="float">
            <text:p>400</text:p>
          </table:table-cell>
          <table:table-cell office:value-type="float" office:value="-4.8" calcext:value-type="float">
            <text:p>-4,8</text:p>
          </table:table-cell>
          <table:table-cell table:formula="of:=10*LOG10(([.B$28]+[.B$29]+[.B$30])^2+([.B$28]*[.B$30]*[.$G20]-([.B$29]*([.B$28]+[.B$30])+4*[.B$28]*[.B$30]))*[.$G20])-10*LOG10((1+[.B$25]+[.B$26])^2+(1*[.B$26]*[.$G20]-([.B$25]*(1+[.B$26])+4*1*[.B$26]))*[.$G20])" office:value-type="float" office:value="-5.74491301957777" calcext:value-type="float">
            <text:p>-5,74</text:p>
          </table:table-cell>
          <table:table-cell table:formula="of:=10*LOG10(([.C$28]+[.C$29]+[.C$30])^2+([.C$28]*[.C$30]*[.$G20]-([.C$29]*([.C$28]+[.C$30])+4*[.C$28]*[.C$30]))*[.$G20])-10*LOG10((1+[.C$25]+[.C$26])^2+(1*[.C$26]*[.$G20]-([.C$25]*(1+[.C$26])+4*1*[.C$26]))*[.$G20])" office:value-type="float" office:value="-0.251643274882191" calcext:value-type="float">
            <text:p>-0,25</text:p>
          </table:table-cell>
          <table:table-cell table:formula="of:=[.J20]+[.K20]+[.$B$5]" office:value-type="float" office:value="-4.69655629445996" calcext:value-type="float">
            <text:p>-4,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2</text:p>
          </table:table-cell>
          <table:table-cell table:formula="of:=-[.B15]" office:value-type="float" office:value="-0.595258269079929" calcext:value-type="float">
            <text:p>-0,595258269079929</text:p>
          </table:table-cell>
          <table:table-cell table:formula="of:=(1+COS([.C14]))/2" office:value-type="float" office:value="0.999981340395241" calcext:value-type="float">
            <text:p>0,999981340395241</text:p>
          </table:table-cell>
          <table:table-cell/>
          <table:table-cell table:formula="of:=[.E20]+1" office:value-type="float" office:value="27" calcext:value-type="float">
            <text:p>27</text:p>
          </table:table-cell>
          <table:table-cell table:formula="of:=2*PI()*[.H21]/[.$B$4]" office:value-type="float" office:value="0.0654498469497874" calcext:value-type="float">
            <text:p>0,06545</text:p>
          </table:table-cell>
          <table:table-cell table:formula="of:=4*SIN([.F21]/2)^2" office:value-type="float" office:value="0.00428215352279299" calcext:value-type="float">
            <text:p>0,00428</text:p>
          </table:table-cell>
          <table:table-cell office:value-type="float" office:value="500" calcext:value-type="float">
            <text:p>500</text:p>
          </table:table-cell>
          <table:table-cell office:value-type="float" office:value="-3.2" calcext:value-type="float">
            <text:p>-3,2</text:p>
          </table:table-cell>
          <table:table-cell table:formula="of:=10*LOG10(([.B$28]+[.B$29]+[.B$30])^2+([.B$28]*[.B$30]*[.$G21]-([.B$29]*([.B$28]+[.B$30])+4*[.B$28]*[.B$30]))*[.$G21])-10*LOG10((1+[.B$25]+[.B$26])^2+(1*[.B$26]*[.$G21]-([.B$25]*(1+[.B$26])+4*1*[.B$26]))*[.$G21])" office:value-type="float" office:value="-4.33172966361122" calcext:value-type="float">
            <text:p>-4,33</text:p>
          </table:table-cell>
          <table:table-cell table:formula="of:=10*LOG10(([.C$28]+[.C$29]+[.C$30])^2+([.C$28]*[.C$30]*[.$G21]-([.C$29]*([.C$28]+[.C$30])+4*[.C$28]*[.C$30]))*[.$G21])-10*LOG10((1+[.C$25]+[.C$26])^2+(1*[.C$26]*[.$G21]-([.C$25]*(1+[.C$26])+4*1*[.C$26]))*[.$G21])" office:value-type="float" office:value="-0.161967146556776" calcext:value-type="float">
            <text:p>-0,16</text:p>
          </table:table-cell>
          <table:table-cell table:formula="of:=[.J21]+[.K21]+[.$B$5]" office:value-type="float" office:value="-3.193696810168" calcext:value-type="float">
            <text:p>-3,19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21]+1" office:value-type="float" office:value="28" calcext:value-type="float">
            <text:p>28</text:p>
          </table:table-cell>
          <table:table-cell table:formula="of:=2*PI()*[.H22]/[.$B$4]" office:value-type="float" office:value="0.0824668071567321" calcext:value-type="float">
            <text:p>0,08247</text:p>
          </table:table-cell>
          <table:table-cell table:formula="of:=4*SIN([.F22]/2)^2" office:value-type="float" office:value="0.00679692094533655" calcext:value-type="float">
            <text:p>0,00680</text:p>
          </table:table-cell>
          <table:table-cell office:value-type="float" office:value="630" calcext:value-type="float">
            <text:p>630</text:p>
          </table:table-cell>
          <table:table-cell office:value-type="float" office:value="-1.9" calcext:value-type="float">
            <text:p>-1,9</text:p>
          </table:table-cell>
          <table:table-cell table:formula="of:=10*LOG10(([.B$28]+[.B$29]+[.B$30])^2+([.B$28]*[.B$30]*[.$G22]-([.B$29]*([.B$28]+[.B$30])+4*[.B$28]*[.B$30]))*[.$G22])-10*LOG10((1+[.B$25]+[.B$26])^2+(1*[.B$26]*[.$G22]-([.B$25]*(1+[.B$26])+4*1*[.B$26]))*[.$G22])" office:value-type="float" office:value="-3.06680522104095" calcext:value-type="float">
            <text:p>-3,07</text:p>
          </table:table-cell>
          <table:table-cell table:formula="of:=10*LOG10(([.C$28]+[.C$29]+[.C$30])^2+([.C$28]*[.C$30]*[.$G22]-([.C$29]*([.C$28]+[.C$30])+4*[.C$28]*[.C$30]))*[.$G22])-10*LOG10((1+[.C$25]+[.C$26])^2+(1*[.C$26]*[.$G22]-([.C$25]*(1+[.C$26])+4*1*[.C$26]))*[.$G22])" office:value-type="float" office:value="-0.102379439500986" calcext:value-type="float">
            <text:p>-0,10</text:p>
          </table:table-cell>
          <table:table-cell table:formula="of:=[.J22]+[.K22]+[.$B$5]" office:value-type="float" office:value="-1.86918466054194" calcext:value-type="float">
            <text:p>-1,8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Normalized</text:p>
          </table:table-cell>
          <table:table-cell table:style-name="Default" table:number-columns-repeated="2"/>
          <table:table-cell/>
          <table:table-cell table:formula="of:=[.E22]+1" office:value-type="float" office:value="29" calcext:value-type="float">
            <text:p>29</text:p>
          </table:table-cell>
          <table:table-cell table:formula="of:=2*PI()*[.H23]/[.$B$4]" office:value-type="float" office:value="0.10471975511966" calcext:value-type="float">
            <text:p>0,10472</text:p>
          </table:table-cell>
          <table:table-cell table:formula="of:=4*SIN([.F23]/2)^2" office:value-type="float" office:value="0.0109562092634533" calcext:value-type="float">
            <text:p>0,01096</text:p>
          </table:table-cell>
          <table:table-cell office:value-type="float" office:value="800" calcext:value-type="float">
            <text:p>800</text:p>
          </table:table-cell>
          <table:table-cell office:value-type="float" office:value="-0.8" calcext:value-type="float">
            <text:p>-0,8</text:p>
          </table:table-cell>
          <table:table-cell table:formula="of:=10*LOG10(([.B$28]+[.B$29]+[.B$30])^2+([.B$28]*[.B$30]*[.$G23]-([.B$29]*([.B$28]+[.B$30])+4*[.B$28]*[.B$30]))*[.$G23])-10*LOG10((1+[.B$25]+[.B$26])^2+(1*[.B$26]*[.$G23]-([.B$25]*(1+[.B$26])+4*1*[.B$26]))*[.$G23])" office:value-type="float" office:value="-2.00039515213131" calcext:value-type="float">
            <text:p>-2,00</text:p>
          </table:table-cell>
          <table:table-cell table:formula="of:=10*LOG10(([.C$28]+[.C$29]+[.C$30])^2+([.C$28]*[.C$30]*[.$G23]-([.C$29]*([.C$28]+[.C$30])+4*[.C$28]*[.C$30]))*[.$G23])-10*LOG10((1+[.C$25]+[.C$26])^2+(1*[.C$26]*[.$G23]-([.C$25]*(1+[.C$26])+4*1*[.C$26]))*[.$G23])" office:value-type="float" office:value="-0.0636097716342761" calcext:value-type="float">
            <text:p>-0,06</text:p>
          </table:table-cell>
          <table:table-cell table:formula="of:=[.J23]+[.K23]+[.$B$5]" office:value-type="float" office:value="-0.764004923765591" calcext:value-type="float">
            <text:p>-0,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23]+1" office:value-type="float" office:value="30" calcext:value-type="float">
            <text:p>30</text:p>
          </table:table-cell>
          <table:table-cell table:formula="of:=2*PI()*[.H24]/[.$B$4]" office:value-type="float" office:value="0.130899693899575" calcext:value-type="float">
            <text:p>0,13090</text:p>
          </table:table-cell>
          <table:table-cell table:formula="of:=4*SIN([.F24]/2)^2" office:value-type="float" office:value="0.0171102772523792" calcext:value-type="float">
            <text:p>0,017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24]-([.B$29]*([.B$28]+[.B$30])+4*[.B$28]*[.B$30]))*[.$G24])-10*LOG10((1+[.B$25]+[.B$26])^2+(1*[.B$26]*[.$G24]-([.B$25]*(1+[.B$26])+4*1*[.B$26]))*[.$G24])" office:value-type="float" office:value="-1.23278978714854" calcext:value-type="float">
            <text:p>-1,23</text:p>
          </table:table-cell>
          <table:table-cell table:formula="of:=10*LOG10(([.C$28]+[.C$29]+[.C$30])^2+([.C$28]*[.C$30]*[.$G24]-([.C$29]*([.C$28]+[.C$30])+4*[.C$28]*[.C$30]))*[.$G24])-10*LOG10((1+[.C$25]+[.C$26])^2+(1*[.C$26]*[.$G24]-([.C$25]*(1+[.C$26])+4*1*[.C$26]))*[.$G24])" office:value-type="float" office:value="-0.0407298300955929" calcext:value-type="float">
            <text:p>-0,04</text:p>
          </table:table-cell>
          <table:table-cell table:formula="of:=[.J24]+[.K24]+[.$B$5]" office:value-type="float" office:value="0.0264803827558631" calcext:value-type="float">
            <text:p>0,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1</text:p>
          </table:table-cell>
          <table:table-cell table:formula="of:=[.B17]/[.B16]" office:value-type="float" office:value="-1.18718096981406" calcext:value-type="float">
            <text:p>-1,18718096981406</text:p>
          </table:table-cell>
          <table:table-cell table:formula="of:=[.C17]/[.C16]" office:value-type="float" office:value="-1.98244891661967" calcext:value-type="float">
            <text:p>-1,98244891661967</text:p>
          </table:table-cell>
          <table:table-cell/>
          <table:table-cell table:formula="of:=[.E24]+1" office:value-type="float" office:value="31" calcext:value-type="float">
            <text:p>31</text:p>
          </table:table-cell>
          <table:table-cell table:formula="of:=2*PI()*[.H25]/[.$B$4]" office:value-type="float" office:value="0.163624617374468" calcext:value-type="float">
            <text:p>0,16362</text:p>
          </table:table-cell>
          <table:table-cell table:formula="of:=4*SIN([.F25]/2)^2" office:value-type="float" office:value="0.026713335830242" calcext:value-type="float">
            <text:p>0,02671</text:p>
          </table:table-cell>
          <table:table-cell office:value-type="float" office:value="1250" calcext:value-type="float">
            <text:p>1250</text:p>
          </table:table-cell>
          <table:table-cell office:value-type="float" office:value="0.6" calcext:value-type="float">
            <text:p>0,6</text:p>
          </table:table-cell>
          <table:table-cell table:formula="of:=10*LOG10(([.B$28]+[.B$29]+[.B$30])^2+([.B$28]*[.B$30]*[.$G25]-([.B$29]*([.B$28]+[.B$30])+4*[.B$28]*[.B$30]))*[.$G25])-10*LOG10((1+[.B$25]+[.B$26])^2+(1*[.B$26]*[.$G25]-([.B$25]*(1+[.B$26])+4*1*[.B$26]))*[.$G25])" office:value-type="float" office:value="-0.673467712859512" calcext:value-type="float">
            <text:p>-0,67</text:p>
          </table:table-cell>
          <table:table-cell table:formula="of:=10*LOG10(([.C$28]+[.C$29]+[.C$30])^2+([.C$28]*[.C$30]*[.$G25]-([.C$29]*([.C$28]+[.C$30])+4*[.C$28]*[.C$30]))*[.$G25])-10*LOG10((1+[.C$25]+[.C$26])^2+(1*[.C$26]*[.$G25]-([.C$25]*(1+[.C$26])+4*1*[.C$26]))*[.$G25])" office:value-type="float" office:value="-0.0260503753736678" calcext:value-type="float">
            <text:p>-0,03</text:p>
          </table:table-cell>
          <table:table-cell table:formula="of:=[.J25]+[.K25]+[.$B$5]" office:value-type="float" office:value="0.60048191176682" calcext:value-type="float">
            <text:p>0,6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2</text:p>
          </table:table-cell>
          <table:table-cell table:formula="of:=[.B18]/[.B16]" office:value-type="float" office:value="0.253715488435304" calcext:value-type="float">
            <text:p>0,253715488435304</text:p>
          </table:table-cell>
          <table:table-cell table:formula="of:=[.C18]/[.C16]" office:value-type="float" office:value="0.98252290280726" calcext:value-type="float">
            <text:p>0,98252290280726</text:p>
          </table:table-cell>
          <table:table-cell/>
          <table:table-cell table:formula="of:=[.E25]+1" office:value-type="float" office:value="32" calcext:value-type="float">
            <text:p>32</text:p>
          </table:table-cell>
          <table:table-cell table:formula="of:=2*PI()*[.H26]/[.$B$4]" office:value-type="float" office:value="0.20943951023932" calcext:value-type="float">
            <text:p>0,20944</text:p>
          </table:table-cell>
          <table:table-cell table:formula="of:=4*SIN([.F26]/2)^2" office:value-type="float" office:value="0.0437047985323887" calcext:value-type="float">
            <text:p>0,04370</text:p>
          </table:table-cell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table:formula="of:=10*LOG10(([.B$28]+[.B$29]+[.B$30])^2+([.B$28]*[.B$30]*[.$G26]-([.B$29]*([.B$28]+[.B$30])+4*[.B$28]*[.B$30]))*[.$G26])-10*LOG10((1+[.B$25]+[.B$26])^2+(1*[.B$26]*[.$G26]-([.B$25]*(1+[.B$26])+4*1*[.B$26]))*[.$G26])" office:value-type="float" office:value="-0.267884738737781" calcext:value-type="float">
            <text:p>-0,27</text:p>
          </table:table-cell>
          <table:table-cell table:formula="of:=10*LOG10(([.C$28]+[.C$29]+[.C$30])^2+([.C$28]*[.C$30]*[.$G26]-([.C$29]*([.C$28]+[.C$30])+4*[.C$28]*[.C$30]))*[.$G26])-10*LOG10((1+[.C$25]+[.C$26])^2+(1*[.C$26]*[.$G26]-([.C$25]*(1+[.C$26])+4*1*[.C$26]))*[.$G26])" office:value-type="float" office:value="-0.0158651345358116" calcext:value-type="float">
            <text:p>-0,02</text:p>
          </table:table-cell>
          <table:table-cell table:formula="of:=[.J26]+[.K26]+[.$B$5]" office:value-type="float" office:value="1.01625012672641" calcext:value-type="float">
            <text:p>1,02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26]+1" office:value-type="float" office:value="33" calcext:value-type="float">
            <text:p>33</text:p>
          </table:table-cell>
          <table:table-cell table:formula="of:=2*PI()*[.H27]/[.$B$4]" office:value-type="float" office:value="0.261799387799149" calcext:value-type="float">
            <text:p>0,26180</text:p>
          </table:table-cell>
          <table:table-cell table:formula="of:=4*SIN([.F27]/2)^2" office:value-type="float" office:value="0.0681483474218634" calcext:value-type="float">
            <text:p>0,06815</text:p>
          </table:table-cell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,2</text:p>
          </table:table-cell>
          <table:table-cell table:formula="of:=10*LOG10(([.B$28]+[.B$29]+[.B$30])^2+([.B$28]*[.B$30]*[.$G27]-([.B$29]*([.B$28]+[.B$30])+4*[.B$28]*[.B$30]))*[.$G27])-10*LOG10((1+[.B$25]+[.B$26])^2+(1*[.B$26]*[.$G27]-([.B$25]*(1+[.B$26])+4*1*[.B$26]))*[.$G27])" office:value-type="float" office:value="-0.0655256041685934" calcext:value-type="float">
            <text:p>-0,07</text:p>
          </table:table-cell>
          <table:table-cell table:formula="of:=10*LOG10(([.C$28]+[.C$29]+[.C$30])^2+([.C$28]*[.C$30]*[.$G27]-([.C$29]*([.C$28]+[.C$30])+4*[.C$28]*[.C$30]))*[.$G27])-10*LOG10((1+[.C$25]+[.C$26])^2+(1*[.C$26]*[.$G27]-([.C$25]*(1+[.C$26])+4*1*[.C$26]))*[.$G27])" office:value-type="float" office:value="-0.0101155803539079" calcext:value-type="float">
            <text:p>-0,01</text:p>
          </table:table-cell>
          <table:table-cell table:formula="of:=[.J27]+[.K27]+[.$B$5]" office:value-type="float" office:value="1.2243588154775" calcext:value-type="float">
            <text:p>1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table:formula="of:=[.B19]/[.B16]" office:value-type="float" office:value="0.373142255782348" calcext:value-type="float">
            <text:p>0,373142255782348</text:p>
          </table:table-cell>
          <table:table-cell table:formula="of:=[.C19]/[.C16]" office:value-type="float" office:value="0.991242954856734" calcext:value-type="float">
            <text:p>0,991242954856734</text:p>
          </table:table-cell>
          <table:table-cell/>
          <table:table-cell table:formula="of:=[.E27]+1" office:value-type="float" office:value="34" calcext:value-type="float">
            <text:p>34</text:p>
          </table:table-cell>
          <table:table-cell table:formula="of:=2*PI()*[.H28]/[.$B$4]" office:value-type="float" office:value="0.327249234748937" calcext:value-type="float">
            <text:p>0,32725</text:p>
          </table:table-cell>
          <table:table-cell table:formula="of:=4*SIN([.F28]/2)^2" office:value-type="float" office:value="0.106139741009789" calcext:value-type="float">
            <text:p>0,10614</text:p>
          </table:table-cell>
          <table:table-cell office:value-type="float" office:value="2500" calcext:value-type="float">
            <text:p>2500</text:p>
          </table:table-cell>
          <table:table-cell office:value-type="float" office:value="1.3" calcext:value-type="float">
            <text:p>1,3</text:p>
          </table:table-cell>
          <table:table-cell table:formula="of:=10*LOG10(([.B$28]+[.B$29]+[.B$30])^2+([.B$28]*[.B$30]*[.$G28]-([.B$29]*([.B$28]+[.B$30])+4*[.B$28]*[.B$30]))*[.$G28])-10*LOG10((1+[.B$25]+[.B$26])^2+(1*[.B$26]*[.$G28]-([.B$25]*(1+[.B$26])+4*1*[.B$26]))*[.$G28])" office:value-type="float" office:value="0" calcext:value-type="float">
            <text:p>0,00</text:p>
          </table:table-cell>
          <table:table-cell table:formula="of:=10*LOG10(([.C$28]+[.C$29]+[.C$30])^2+([.C$28]*[.C$30]*[.$G28]-([.C$29]*([.C$28]+[.C$30])+4*[.C$28]*[.C$30]))*[.$G28])-10*LOG10((1+[.C$25]+[.C$26])^2+(1*[.C$26]*[.$G28]-([.C$25]*(1+[.C$26])+4*1*[.C$26]))*[.$G28])" office:value-type="float" office:value="-0.00643364200713847" calcext:value-type="float">
            <text:p>-0,01</text:p>
          </table:table-cell>
          <table:table-cell table:formula="of:=[.J28]+[.K28]+[.$B$5]" office:value-type="float" office:value="1.29356635799286" calcext:value-type="float">
            <text:p>1,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1</text:p>
          </table:table-cell>
          <table:table-cell table:formula="of:=[.B20]/[.B16]" office:value-type="float" office:value="0" calcext:value-type="float">
            <text:p>0</text:p>
          </table:table-cell>
          <table:table-cell table:formula="of:=[.C20]/[.C16]" office:value-type="float" office:value="-1.98248590971347" calcext:value-type="float">
            <text:p>-1,98248590971347</text:p>
          </table:table-cell>
          <table:table-cell/>
          <table:table-cell table:formula="of:=[.E28]+1" office:value-type="float" office:value="35" calcext:value-type="float">
            <text:p>35</text:p>
          </table:table-cell>
          <table:table-cell table:formula="of:=2*PI()*[.H29]/[.$B$4]" office:value-type="float" office:value="0.41233403578366" calcext:value-type="float">
            <text:p>0,41233</text:p>
          </table:table-cell>
          <table:table-cell table:formula="of:=4*SIN([.F29]/2)^2" office:value-type="float" office:value="0.167624085765728" calcext:value-type="float">
            <text:p>0,16762</text:p>
          </table:table-cell>
          <table:table-cell office:value-type="float" office:value="3150" calcext:value-type="float">
            <text:p>3150</text:p>
          </table:table-cell>
          <table:table-cell office:value-type="float" office:value="1.2" calcext:value-type="float">
            <text:p>1,2</text:p>
          </table:table-cell>
          <table:table-cell table:formula="of:=10*LOG10(([.B$28]+[.B$29]+[.B$30])^2+([.B$28]*[.B$30]*[.$G29]-([.B$29]*([.B$28]+[.B$30])+4*[.B$28]*[.B$30]))*[.$G29])-10*LOG10((1+[.B$25]+[.B$26])^2+(1*[.B$26]*[.$G29]-([.B$25]*(1+[.B$26])+4*1*[.B$26]))*[.$G29])" office:value-type="float" office:value="-0.0715346356760769" calcext:value-type="float">
            <text:p>-0,07</text:p>
          </table:table-cell>
          <table:table-cell table:formula="of:=10*LOG10(([.C$28]+[.C$29]+[.C$30])^2+([.C$28]*[.C$30]*[.$G29]-([.C$29]*([.C$28]+[.C$30])+4*[.C$28]*[.C$30]))*[.$G29])-10*LOG10((1+[.C$25]+[.C$26])^2+(1*[.C$26]*[.$G29]-([.C$25]*(1+[.C$26])+4*1*[.C$26]))*[.$G29])" office:value-type="float" office:value="-0.00401010462309515" calcext:value-type="float">
            <text:p>0,00</text:p>
          </table:table-cell>
          <table:table-cell table:formula="of:=[.J29]+[.K29]+[.$B$5]" office:value-type="float" office:value="1.22445525970083" calcext:value-type="float">
            <text:p>1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2</text:p>
          </table:table-cell>
          <table:table-cell table:formula="of:=[.B21]/[.B16]" office:value-type="float" office:value="-0.373142255782348" calcext:value-type="float">
            <text:p>-0,373142255782348</text:p>
          </table:table-cell>
          <table:table-cell table:formula="of:=[.C21]/[.C16]" office:value-type="float" office:value="0.991242954856734" calcext:value-type="float">
            <text:p>0,991242954856734</text:p>
          </table:table-cell>
          <table:table-cell/>
          <table:table-cell table:formula="of:=[.E29]+1" office:value-type="float" office:value="36" calcext:value-type="float">
            <text:p>36</text:p>
          </table:table-cell>
          <table:table-cell table:formula="of:=2*PI()*[.H30]/[.$B$4]" office:value-type="float" office:value="0.523598775598299" calcext:value-type="float">
            <text:p>0,52360</text:p>
          </table:table-cell>
          <table:table-cell table:formula="of:=4*SIN([.F30]/2)^2" office:value-type="float" office:value="0.267949192431123" calcext:value-type="float">
            <text:p>0,26795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table:formula="of:=10*LOG10(([.B$28]+[.B$29]+[.B$30])^2+([.B$28]*[.B$30]*[.$G30]-([.B$29]*([.B$28]+[.B$30])+4*[.B$28]*[.B$30]))*[.$G30])-10*LOG10((1+[.B$25]+[.B$26])^2+(1*[.B$26]*[.$G30]-([.B$25]*(1+[.B$26])+4*1*[.B$26]))*[.$G30])" office:value-type="float" office:value="-0.309605709827114" calcext:value-type="float">
            <text:p>-0,31</text:p>
          </table:table-cell>
          <table:table-cell table:formula="of:=10*LOG10(([.C$28]+[.C$29]+[.C$30])^2+([.C$28]*[.C$30]*[.$G30]-([.C$29]*([.C$28]+[.C$30])+4*[.C$28]*[.C$30]))*[.$G30])-10*LOG10((1+[.C$25]+[.C$26])^2+(1*[.C$26]*[.$G30]-([.C$25]*(1+[.C$26])+4*1*[.C$26]))*[.$G30])" office:value-type="float" office:value="-0.00244322820031861" calcext:value-type="float">
            <text:p>0,00</text:p>
          </table:table-cell>
          <table:table-cell table:formula="of:=[.J30]+[.K30]+[.$B$5]" office:value-type="float" office:value="0.987951061972568" calcext:value-type="float">
            <text:p>0,99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30]+1" office:value-type="float" office:value="37" calcext:value-type="float">
            <text:p>37</text:p>
          </table:table-cell>
          <table:table-cell table:formula="of:=2*PI()*[.H31]/[.$B$4]" office:value-type="float" office:value="0.654498469497874" calcext:value-type="float">
            <text:p>0,65450</text:p>
          </table:table-cell>
          <table:table-cell table:formula="of:=4*SIN([.F31]/2)^2" office:value-type="float" office:value="0.41329331941753" calcext:value-type="float">
            <text:p>0,41329</text:p>
          </table:table-cell>
          <table:table-cell office:value-type="float" office:value="5000" calcext:value-type="float">
            <text:p>5000</text:p>
          </table:table-cell>
          <table:table-cell office:value-type="float" office:value="0.5" calcext:value-type="float">
            <text:p>0,5</text:p>
          </table:table-cell>
          <table:table-cell table:formula="of:=10*LOG10(([.B$28]+[.B$29]+[.B$30])^2+([.B$28]*[.B$30]*[.$G31]-([.B$29]*([.B$28]+[.B$30])+4*[.B$28]*[.B$30]))*[.$G31])-10*LOG10((1+[.B$25]+[.B$26])^2+(1*[.B$26]*[.$G31]-([.B$25]*(1+[.B$26])+4*1*[.B$26]))*[.$G31])" office:value-type="float" office:value="-0.717408093975318" calcext:value-type="float">
            <text:p>-0,72</text:p>
          </table:table-cell>
          <table:table-cell table:formula="of:=10*LOG10(([.C$28]+[.C$29]+[.C$30])^2+([.C$28]*[.C$30]*[.$G31]-([.C$29]*([.C$28]+[.C$30])+4*[.C$28]*[.C$30]))*[.$G31])-10*LOG10((1+[.C$25]+[.C$26])^2+(1*[.C$26]*[.$G31]-([.C$25]*(1+[.C$26])+4*1*[.C$26]))*[.$G31])" office:value-type="float" office:value="-0.00152241413786314" calcext:value-type="float">
            <text:p>0,00</text:p>
          </table:table-cell>
          <table:table-cell table:formula="of:=[.J31]+[.K31]+[.$B$5]" office:value-type="float" office:value="0.581069491886819" calcext:value-type="float">
            <text:p>0,5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formula="of:=MAX(ABS(MAX([.B24:.B30]));ABS(MIN([.B24:.B30])))" office:value-type="float" office:value="1.18718096981406" calcext:value-type="float">
            <text:p>1,18718096981406</text:p>
          </table:table-cell>
          <table:table-cell table:formula="of:=MAX(ABS(MAX([.C24:.C30]));ABS(MIN([.C24:.C30])))" office:value-type="float" office:value="1.98248590971347" calcext:value-type="float">
            <text:p>1,98248590971347</text:p>
          </table:table-cell>
          <table:table-cell/>
          <table:table-cell table:formula="of:=[.E31]+1" office:value-type="float" office:value="38" calcext:value-type="float">
            <text:p>38</text:p>
          </table:table-cell>
          <table:table-cell table:formula="of:=2*PI()*[.H32]/[.$B$4]" office:value-type="float" office:value="0.824668071567321" calcext:value-type="float">
            <text:p>0,82467</text:p>
          </table:table-cell>
          <table:table-cell table:formula="of:=4*SIN([.F32]/2)^2" office:value-type="float" office:value="0.642398508934117" calcext:value-type="float">
            <text:p>0,64240</text:p>
          </table:table-cell>
          <table:table-cell office:value-type="float" office:value="6300" calcext:value-type="float">
            <text:p>6300</text:p>
          </table:table-cell>
          <table:table-cell office:value-type="float" office:value="-0.1" calcext:value-type="float">
            <text:p>-0,1</text:p>
          </table:table-cell>
          <table:table-cell table:formula="of:=10*LOG10(([.B$28]+[.B$29]+[.B$30])^2+([.B$28]*[.B$30]*[.$G32]-([.B$29]*([.B$28]+[.B$30])+4*[.B$28]*[.B$30]))*[.$G32])-10*LOG10((1+[.B$25]+[.B$26])^2+(1*[.B$26]*[.$G32]-([.B$25]*(1+[.B$26])+4*1*[.B$26]))*[.$G32])" office:value-type="float" office:value="-1.38704920271595" calcext:value-type="float">
            <text:p>-1,39</text:p>
          </table:table-cell>
          <table:table-cell table:formula="of:=10*LOG10(([.C$28]+[.C$29]+[.C$30])^2+([.C$28]*[.C$30]*[.$G32]-([.C$29]*([.C$28]+[.C$30])+4*[.C$28]*[.C$30]))*[.$G32])-10*LOG10((1+[.C$25]+[.C$26])^2+(1*[.C$26]*[.$G32]-([.C$25]*(1+[.C$26])+4*1*[.C$26]))*[.$G32])" office:value-type="float" office:value="-0.000916932386427316" calcext:value-type="float">
            <text:p>0,00</text:p>
          </table:table-cell>
          <table:table-cell table:formula="of:=[.J32]+[.K32]+[.$B$5]" office:value-type="float" office:value="-0.0879661351023759" calcext:value-type="float">
            <text:p>-0,09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32]+1" office:value-type="float" office:value="39" calcext:value-type="float">
            <text:p>39</text:p>
          </table:table-cell>
          <table:table-cell table:formula="of:=2*PI()*[.H33]/[.$B$4]" office:value-type="float" office:value="1.0471975511966" calcext:value-type="float">
            <text:p>1,04720</text:p>
          </table:table-cell>
          <table:table-cell table:formula="of:=4*SIN([.F33]/2)^2" office:value-type="float" office:value="1" calcext:value-type="float">
            <text:p>1,00000</text:p>
          </table:table-cell>
          <table:table-cell office:value-type="float" office:value="8000" calcext:value-type="float">
            <text:p>8000</text:p>
          </table:table-cell>
          <table:table-cell office:value-type="float" office:value="-1.1" calcext:value-type="float">
            <text:p>-1,1</text:p>
          </table:table-cell>
          <table:table-cell table:formula="of:=10*LOG10(([.B$28]+[.B$29]+[.B$30])^2+([.B$28]*[.B$30]*[.$G33]-([.B$29]*([.B$28]+[.B$30])+4*[.B$28]*[.B$30]))*[.$G33])-10*LOG10((1+[.B$25]+[.B$26])^2+(1*[.B$26]*[.$G33]-([.B$25]*(1+[.B$26])+4*1*[.B$26]))*[.$G33])" office:value-type="float" office:value="-2.4344367190733" calcext:value-type="float">
            <text:p>-2,43</text:p>
          </table:table-cell>
          <table:table-cell table:formula="of:=10*LOG10(([.C$28]+[.C$29]+[.C$30])^2+([.C$28]*[.C$30]*[.$G33]-([.C$29]*([.C$28]+[.C$30])+4*[.C$28]*[.C$30]))*[.$G33])-10*LOG10((1+[.C$25]+[.C$26])^2+(1*[.C$26]*[.$G33]-([.C$25]*(1+[.C$26])+4*1*[.C$26]))*[.$G33])" office:value-type="float" office:value="-0.000526314262549885" calcext:value-type="float">
            <text:p>0,00</text:p>
          </table:table-cell>
          <table:table-cell table:formula="of:=[.J33]+[.K33]+[.$B$5]" office:value-type="float" office:value="-1.13496303333585" calcext:value-type="float">
            <text:p>-1,1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ostshif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formula="of:=[.E33]+1" office:value-type="float" office:value="40" calcext:value-type="float">
            <text:p>40</text:p>
          </table:table-cell>
          <table:table-cell table:formula="of:=2*PI()*[.H34]/[.$B$4]" office:value-type="float" office:value="1.30899693899575" calcext:value-type="float">
            <text:p>1,30900</text:p>
          </table:table-cell>
          <table:table-cell table:formula="of:=4*SIN([.F34]/2)^2" office:value-type="float" office:value="1.48236190979496" calcext:value-type="float">
            <text:p>1,48236</text:p>
          </table:table-cell>
          <table:table-cell office:value-type="float" office:value="10000" calcext:value-type="float">
            <text:p>10000</text:p>
          </table:table-cell>
          <table:table-cell office:value-type="float" office:value="-2.5" calcext:value-type="float">
            <text:p>-2,5</text:p>
          </table:table-cell>
          <table:table-cell table:formula="of:=10*LOG10(([.B$28]+[.B$29]+[.B$30])^2+([.B$28]*[.B$30]*[.$G34]-([.B$29]*([.B$28]+[.B$30])+4*[.B$28]*[.B$30]))*[.$G34])-10*LOG10((1+[.B$25]+[.B$26])^2+(1*[.B$26]*[.$G34]-([.B$25]*(1+[.B$26])+4*1*[.B$26]))*[.$G34])" office:value-type="float" office:value="-3.86008121364904" calcext:value-type="float">
            <text:p>-3,86</text:p>
          </table:table-cell>
          <table:table-cell table:formula="of:=10*LOG10(([.C$28]+[.C$29]+[.C$30])^2+([.C$28]*[.C$30]*[.$G34]-([.C$29]*([.C$28]+[.C$30])+4*[.C$28]*[.C$30]))*[.$G34])-10*LOG10((1+[.C$25]+[.C$26])^2+(1*[.C$26]*[.$G34]-([.C$25]*(1+[.C$26])+4*1*[.C$26]))*[.$G34])" office:value-type="float" office:value="-0.000297967902127994" calcext:value-type="float">
            <text:p>0,00</text:p>
          </table:table-cell>
          <table:table-cell table:formula="of:=[.J34]+[.K34]+[.$B$5]" office:value-type="float" office:value="-2.56037918155117" calcext:value-type="float">
            <text:p>-2,56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cale</text:p>
          </table:table-cell>
          <table:table-cell table:style-name="Default" table:formula="of:=1/(2^[.B34])" office:value-type="float" office:value="0.5" calcext:value-type="float">
            <text:p>0,5</text:p>
          </table:table-cell>
          <table:table-cell table:style-name="Default"/>
          <table:table-cell/>
          <table:table-cell table:formula="of:=[.E34]+1" office:value-type="float" office:value="41" calcext:value-type="float">
            <text:p>41</text:p>
          </table:table-cell>
          <table:table-cell table:formula="of:=2*PI()*[.H35]/[.$B$4]" office:value-type="float" office:value="1.63624617374468" calcext:value-type="float">
            <text:p>1,63625</text:p>
          </table:table-cell>
          <table:table-cell table:formula="of:=4*SIN([.F35]/2)^2" office:value-type="float" office:value="2.13080625846029" calcext:value-type="float">
            <text:p>2,13081</text:p>
          </table:table-cell>
          <table:table-cell office:value-type="float" office:value="12500" calcext:value-type="float">
            <text:p>12500</text:p>
          </table:table-cell>
          <table:table-cell office:value-type="float" office:value="-4.3" calcext:value-type="float">
            <text:p>-4,3</text:p>
          </table:table-cell>
          <table:table-cell table:formula="of:=10*LOG10(([.B$28]+[.B$29]+[.B$30])^2+([.B$28]*[.B$30]*[.$G35]-([.B$29]*([.B$28]+[.B$30])+4*[.B$28]*[.B$30]))*[.$G35])-10*LOG10((1+[.B$25]+[.B$26])^2+(1*[.B$26]*[.$G35]-([.B$25]*(1+[.B$26])+4*1*[.B$26]))*[.$G35])" office:value-type="float" office:value="-5.91585113978557" calcext:value-type="float">
            <text:p>-5,92</text:p>
          </table:table-cell>
          <table:table-cell table:formula="of:=10*LOG10(([.C$28]+[.C$29]+[.C$30])^2+([.C$28]*[.C$30]*[.$G35]-([.C$29]*([.C$28]+[.C$30])+4*[.C$28]*[.C$30]))*[.$G35])-10*LOG10((1+[.C$25]+[.C$26])^2+(1*[.C$26]*[.$G35]-([.C$25]*(1+[.C$26])+4*1*[.C$26]))*[.$G35])" office:value-type="float" office:value="-0.000153902230387359" calcext:value-type="float">
            <text:p>0,00</text:p>
          </table:table-cell>
          <table:table-cell table:formula="of:=[.J35]+[.K35]+[.$B$5]" office:value-type="float" office:value="-4.61600504201595" calcext:value-type="float">
            <text:p>-4,62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35]+1" office:value-type="float" office:value="42" calcext:value-type="float">
            <text:p>42</text:p>
          </table:table-cell>
          <table:table-cell table:formula="of:=2*PI()*[.H36]/[.$B$4]" office:value-type="float" office:value="2.0943951023932" calcext:value-type="float">
            <text:p>2,09440</text:p>
          </table:table-cell>
          <table:table-cell table:formula="of:=4*SIN([.F36]/2)^2" office:value-type="float" office:value="3" calcext:value-type="float">
            <text:p>3,0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-6.6" calcext:value-type="float">
            <text:p>-6,6</text:p>
          </table:table-cell>
          <table:table-cell table:formula="of:=10*LOG10(([.B$28]+[.B$29]+[.B$30])^2+([.B$28]*[.B$30]*[.$G36]-([.B$29]*([.B$28]+[.B$30])+4*[.B$28]*[.B$30]))*[.$G36])-10*LOG10((1+[.B$25]+[.B$26])^2+(1*[.B$26]*[.$G36]-([.B$25]*(1+[.B$26])+4*1*[.B$26]))*[.$G36])" office:value-type="float" office:value="-9.48321357519819" calcext:value-type="float">
            <text:p>-9,48</text:p>
          </table:table-cell>
          <table:table-cell table:formula="of:=10*LOG10(([.C$28]+[.C$29]+[.C$30])^2+([.C$28]*[.C$30]*[.$G36]-([.C$29]*([.C$28]+[.C$30])+4*[.C$28]*[.C$30]))*[.$G36])-10*LOG10((1+[.C$25]+[.C$26])^2+(1*[.C$26]*[.$G36]-([.C$25]*(1+[.C$26])+4*1*[.C$26]))*[.$G36])" office:value-type="float" office:value="-0.0000584811682422526" calcext:value-type="float">
            <text:p>0,00</text:p>
          </table:table-cell>
          <table:table-cell table:formula="of:=[.J36]+[.K36]+[.$B$5]" office:value-type="float" office:value="-8.18327205636643" calcext:value-type="float">
            <text:p>-8,1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Q15 – CMSIS DSP DF1</text:p>
          </table:table-cell>
          <table:table-cell table:style-name="Default" table:number-columns-repeated="2"/>
          <table:table-cell/>
          <table:table-cell table:formula="of:=[.E36]+1" office:value-type="float" office:value="43" calcext:value-type="float">
            <text:p>43</text:p>
          </table:table-cell>
          <table:table-cell table:formula="of:=2*PI()*[.H37]/[.$B$4]" office:value-type="float" office:value="2.61799387799149" calcext:value-type="float">
            <text:p>2,61799</text:p>
          </table:table-cell>
          <table:table-cell table:formula="of:=4*SIN([.F37]/2)^2" office:value-type="float" office:value="3.73205080756888" calcext:value-type="float">
            <text:p>3,73205</text:p>
          </table:table-cell>
          <table:table-cell office:value-type="float" office:value="20000" calcext:value-type="float">
            <text:p>20000</text:p>
          </table:table-cell>
          <table:table-cell office:value-type="float" office:value="-9.3" calcext:value-type="float">
            <text:p>-9,3</text:p>
          </table:table-cell>
          <table:table-cell table:formula="of:=10*LOG10(([.B$28]+[.B$29]+[.B$30])^2+([.B$28]*[.B$30]*[.$G37]-([.B$29]*([.B$28]+[.B$30])+4*[.B$28]*[.B$30]))*[.$G37])-10*LOG10((1+[.B$25]+[.B$26])^2+(1*[.B$26]*[.$G37]-([.B$25]*(1+[.B$26])+4*1*[.B$26]))*[.$G37])" office:value-type="float" office:value="-15.8097318802293" calcext:value-type="float">
            <text:p>-15,81</text:p>
          </table:table-cell>
          <table:table-cell table:formula="of:=10*LOG10(([.C$28]+[.C$29]+[.C$30])^2+([.C$28]*[.C$30]*[.$G37]-([.C$29]*([.C$28]+[.C$30])+4*[.C$28]*[.C$30]))*[.$G37])-10*LOG10((1+[.C$25]+[.C$26])^2+(1*[.C$26]*[.$G37]-([.C$25]*(1+[.C$26])+4*1*[.C$26]))*[.$G37])" office:value-type="float" office:value="-0.0000125963150559016" calcext:value-type="float">
            <text:p>0,00</text:p>
          </table:table-cell>
          <table:table-cell table:formula="of:=[.J37]+[.K37]+[.$B$5]" office:value-type="float" office:value="-14.5097444765444" calcext:value-type="float">
            <text:p>-14,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table:formula="of:=ROUND([.B28]*32768*[.$B$35])" office:value-type="float" office:value="6114" calcext:value-type="float">
            <text:p>6114</text:p>
          </table:table-cell>
          <table:table-cell table:formula="of:=ROUND([.C28]*32768*[.$B$35])" office:value-type="float" office:value="16241" calcext:value-type="float">
            <text:p>16241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b1</text:p>
          </table:table-cell>
          <table:table-cell table:formula="of:=ROUND([.B29]*32768*[.$B$35])" office:value-type="float" office:value="0" calcext:value-type="float">
            <text:p>0</text:p>
          </table:table-cell>
          <table:table-cell table:formula="of:=ROUND([.C29]*32768*[.$B$35])" office:value-type="float" office:value="-32481" calcext:value-type="float">
            <text:p>-32481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b2</text:p>
          </table:table-cell>
          <table:table-cell table:formula="of:=ROUND([.B30]*32768*[.$B$35])" office:value-type="float" office:value="-6114" calcext:value-type="float">
            <text:p>-6114</text:p>
          </table:table-cell>
          <table:table-cell table:formula="of:=ROUND([.C30]*32768*[.$B$35])" office:value-type="float" office:value="16241" calcext:value-type="float">
            <text:p>16241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a1</text:p>
          </table:table-cell>
          <table:table-cell table:formula="of:=ROUND(-[.B25]*32768*[.$B$35])" office:value-type="float" office:value="19451" calcext:value-type="float">
            <text:p>19451</text:p>
          </table:table-cell>
          <table:table-cell table:formula="of:=ROUND(-[.C25]*32768*[.$B$35])" office:value-type="float" office:value="32480" calcext:value-type="float">
            <text:p>32480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a2</text:p>
          </table:table-cell>
          <table:table-cell table:formula="of:=ROUND(-[.B26]*32768*[.$B$35])" office:value-type="float" office:value="-4157" calcext:value-type="float">
            <text:p>-4157</text:p>
          </table:table-cell>
          <table:table-cell table:formula="of:=ROUND(-[.C26]*32768*[.$B$35])" office:value-type="float" office:value="-16098" calcext:value-type="float">
            <text:p>-16098</text:p>
          </table:table-cell>
          <table:table-cell/>
          <table:table-cell table:style-name="Default" table:number-columns-repeated="8"/>
          <table:table-cell table:number-columns-repeated="1011"/>
        </table:table-row>
      </table:table>
      <table:table table:name="dBC" table:style-name="ta1">
        <table:shapes>
          <draw:frame draw:z-index="0" draw:style-name="gr2" draw:text-style-name="P1" svg:width="130.05mm" svg:height="73.15mm" svg:x="267.46mm" svg:y="58.86mm">
            <draw:object draw:notify-on-update-of-ranges="dBC.H3:dBC.H3 dBC.H4:dBC.H37 dBC.I3:dBC.I3 dBC.I4:dBC.I37 dBC.J3:dBC.J3 dBC.J4:dBC.J37 dBC.K3:dBC.K3 dBC.K4:dBC.K37 dBC.L3:dBC.L3 dBC.L4:dBC.L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3" table:default-cell-style-name="ce7"/>
        <table:table-column table:style-name="co1" table:default-cell-style-name="ce7"/>
        <table:table-column table:style-name="co1" table:number-columns-repeated="2" table:default-cell-style-name="ce6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1" table:number-columns-repeated="101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phi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dBC</text:p>
          </table:table-cell>
          <table:table-cell table:style-name="ce3" office:value-type="string" calcext:value-type="string">
            <text:p>Resp1</text:p>
          </table:table-cell>
          <table:table-cell table:style-name="ce3" office:value-type="string" calcext:value-type="string">
            <text:p>Resp2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ce4" office:value-type="float" office:value="48000" calcext:value-type="float">
            <text:p>48000</text:p>
          </table:table-cell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formula="of:=2*PI()*[.H4]/[.$B$4]" office:value-type="float" office:value="0.00130899693899575" calcext:value-type="float">
            <text:p>0,00131</text:p>
          </table:table-cell>
          <table:table-cell table:formula="of:=4*SIN([.F4]/2)^2" office:value-type="float" office:value="0.00000171347274163444" calcext:value-type="float">
            <text:p>0,00000</text:p>
          </table:table-cell>
          <table:table-cell office:value-type="float" office:value="10" calcext:value-type="float">
            <text:p>10</text:p>
          </table:table-cell>
          <table:table-cell office:value-type="float" office:value="-14.3" calcext:value-type="float">
            <text:p>-14,3</text:p>
          </table:table-cell>
          <table:table-cell table:formula="of:=10*LOG10(([.B$28]+[.B$29]+[.B$30])^2+([.B$28]*[.B$30]*[.$G4]-([.B$29]*([.B$28]+[.B$30])+4*[.B$28]*[.B$30]))*[.$G4])-10*LOG10((1+[.B$25]+[.B$26])^2+(1*[.B$26]*[.$G4]-([.B$25]*(1+[.B$26])+4*1*[.B$26]))*[.$G4])" office:value-type="float" office:value="-0.00000550948647415339" calcext:value-type="float">
            <text:p>0,00</text:p>
          </table:table-cell>
          <table:table-cell table:formula="of:=10*LOG10(([.C$28]+[.C$29]+[.C$30])^2+([.C$28]*[.C$30]*[.$G4]-([.C$29]*([.C$28]+[.C$30])+4*[.C$28]*[.C$30]))*[.$G4])-10*LOG10((1+[.C$25]+[.C$26])^2+(1*[.C$26]*[.$G4]-([.C$25]*(1+[.C$26])+4*1*[.C$26]))*[.$G4])" office:value-type="float" office:value="-14.1179642840321" calcext:value-type="float">
            <text:p>-14,12</text:p>
          </table:table-cell>
          <table:table-cell table:formula="of:=[.J4]+[.K4]+[.$B$5]" office:value-type="float" office:value="-14.1179697935186" calcext:value-type="float">
            <text:p>-14,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i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formula="of:=[.E4]+1" office:value-type="float" office:value="11" calcext:value-type="float">
            <text:p>11</text:p>
          </table:table-cell>
          <table:table-cell table:formula="of:=2*PI()*[.H5]/[.$B$4]" office:value-type="float" office:value="0.00163624617374468" calcext:value-type="float">
            <text:p>0,00164</text:p>
          </table:table-cell>
          <table:table-cell table:formula="of:=4*SIN([.F5]/2)^2" office:value-type="float" office:value="0.00000267730094376554" calcext:value-type="float">
            <text:p>0,00000</text:p>
          </table:table-cell>
          <table:table-cell office:value-type="float" office:value="12.5" calcext:value-type="float">
            <text:p>12,5</text:p>
          </table:table-cell>
          <table:table-cell office:value-type="float" office:value="-11.2" calcext:value-type="float">
            <text:p>-11,2</text:p>
          </table:table-cell>
          <table:table-cell table:formula="of:=10*LOG10(([.B$28]+[.B$29]+[.B$30])^2+([.B$28]*[.B$30]*[.$G5]-([.B$29]*([.B$28]+[.B$30])+4*[.B$28]*[.B$30]))*[.$G5])-10*LOG10((1+[.B$25]+[.B$26])^2+(1*[.B$26]*[.$G5]-([.B$25]*(1+[.B$26])+4*1*[.B$26]))*[.$G5])" office:value-type="float" office:value="-0.00000860857093609724" calcext:value-type="float">
            <text:p>0,00</text:p>
          </table:table-cell>
          <table:table-cell table:formula="of:=10*LOG10(([.C$28]+[.C$29]+[.C$30])^2+([.C$28]*[.C$30]*[.$G5]-([.C$29]*([.C$28]+[.C$30])+4*[.C$28]*[.C$30]))*[.$G5])-10*LOG10((1+[.C$25]+[.C$26])^2+(1*[.C$26]*[.$G5]-([.C$25]*(1+[.C$26])+4*1*[.C$26]))*[.$G5])" office:value-type="float" office:value="-11.1536510767213" calcext:value-type="float">
            <text:p>-11,15</text:p>
          </table:table-cell>
          <table:table-cell table:formula="of:=[.J5]+[.K5]+[.$B$5]" office:value-type="float" office:value="-11.1536596852922" calcext:value-type="float">
            <text:p>-11,15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5]+1" office:value-type="float" office:value="12" calcext:value-type="float">
            <text:p>12</text:p>
          </table:table-cell>
          <table:table-cell table:formula="of:=2*PI()*[.H6]/[.$B$4]" office:value-type="float" office:value="0.0020943951023932" calcext:value-type="float">
            <text:p>0,00209</text:p>
          </table:table-cell>
          <table:table-cell table:formula="of:=4*SIN([.F6]/2)^2" office:value-type="float" office:value="0.00000438648924148701" calcext:value-type="float">
            <text:p>0,00000</text:p>
          </table:table-cell>
          <table:table-cell office:value-type="float" office:value="16" calcext:value-type="float">
            <text:p>16</text:p>
          </table:table-cell>
          <table:table-cell office:value-type="float" office:value="-8.5" calcext:value-type="float">
            <text:p>-8,5</text:p>
          </table:table-cell>
          <table:table-cell table:formula="of:=10*LOG10(([.B$28]+[.B$29]+[.B$30])^2+([.B$28]*[.B$30]*[.$G6]-([.B$29]*([.B$28]+[.B$30])+4*[.B$28]*[.B$30]))*[.$G6])-10*LOG10((1+[.B$25]+[.B$26])^2+(1*[.B$26]*[.$G6]-([.B$25]*(1+[.B$26])+4*1*[.B$26]))*[.$G6])" office:value-type="float" office:value="-0.0000141042777426215" calcext:value-type="float">
            <text:p>0,00</text:p>
          </table:table-cell>
          <table:table-cell table:formula="of:=10*LOG10(([.C$28]+[.C$29]+[.C$30])^2+([.C$28]*[.C$30]*[.$G6]-([.C$29]*([.C$28]+[.C$30])+4*[.C$28]*[.C$30]))*[.$G6])-10*LOG10((1+[.C$25]+[.C$26])^2+(1*[.C$26]*[.$G6]-([.C$25]*(1+[.C$26])+4*1*[.C$26]))*[.$G6])" office:value-type="float" office:value="-8.2790878291521" calcext:value-type="float">
            <text:p>-8,28</text:p>
          </table:table-cell>
          <table:table-cell table:formula="of:=[.J6]+[.K6]+[.$B$5]" office:value-type="float" office:value="-8.27910193342985" calcext:value-type="float">
            <text:p>-8,28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6]+1" office:value-type="float" office:value="13" calcext:value-type="float">
            <text:p>13</text:p>
          </table:table-cell>
          <table:table-cell table:formula="of:=2*PI()*[.H7]/[.$B$4]" office:value-type="float" office:value="0.00261799387799149" calcext:value-type="float">
            <text:p>0,00262</text:p>
          </table:table-cell>
          <table:table-cell table:formula="of:=4*SIN([.F7]/2)^2" office:value-type="float" office:value="0.00000685388803054894" calcext:value-type="float">
            <text:p>0,00001</text:p>
          </table:table-cell>
          <table:table-cell office:value-type="float" office:value="20" calcext:value-type="float">
            <text:p>20</text:p>
          </table:table-cell>
          <table:table-cell office:value-type="float" office:value="-6.2" calcext:value-type="float">
            <text:p>-6,2</text:p>
          </table:table-cell>
          <table:table-cell table:formula="of:=10*LOG10(([.B$28]+[.B$29]+[.B$30])^2+([.B$28]*[.B$30]*[.$G7]-([.B$29]*([.B$28]+[.B$30])+4*[.B$28]*[.B$30]))*[.$G7])-10*LOG10((1+[.B$25]+[.B$26])^2+(1*[.B$26]*[.$G7]-([.B$25]*(1+[.B$26])+4*1*[.B$26]))*[.$G7])" office:value-type="float" office:value="-0.0000220379229665113" calcext:value-type="float">
            <text:p>0,00</text:p>
          </table:table-cell>
          <table:table-cell table:formula="of:=10*LOG10(([.C$28]+[.C$29]+[.C$30])^2+([.C$28]*[.C$30]*[.$G7]-([.C$29]*([.C$28]+[.C$30])+4*[.C$28]*[.C$30]))*[.$G7])-10*LOG10((1+[.C$25]+[.C$26])^2+(1*[.C$26]*[.$G7]-([.C$25]*(1+[.C$26])+4*1*[.C$26]))*[.$G7])" office:value-type="float" office:value="-6.10745747352097" calcext:value-type="float">
            <text:p>-6,11</text:p>
          </table:table-cell>
          <table:table-cell table:formula="of:=[.J7]+[.K7]+[.$B$5]" office:value-type="float" office:value="-6.10747951144393" calcext:value-type="float">
            <text:p>-6,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lters</text:p>
          </table:table-cell>
          <table:table-cell table:style-name="ce3" office:value-type="string" calcext:value-type="string">
            <text:p>BQ1</text:p>
          </table:table-cell>
          <table:table-cell table:style-name="ce3" office:value-type="string" calcext:value-type="string">
            <text:p>BQ2</text:p>
          </table:table-cell>
          <table:table-cell/>
          <table:table-cell table:formula="of:=[.E7]+1" office:value-type="float" office:value="14" calcext:value-type="float">
            <text:p>14</text:p>
          </table:table-cell>
          <table:table-cell table:formula="of:=2*PI()*[.H8]/[.$B$4]" office:value-type="float" office:value="0.00327249234748937" calcext:value-type="float">
            <text:p>0,00327</text:p>
          </table:table-cell>
          <table:table-cell table:formula="of:=4*SIN([.F8]/2)^2" office:value-type="float" office:value="0.0000107091966071218" calcext:value-type="float">
            <text:p>0,00001</text:p>
          </table:table-cell>
          <table:table-cell office:value-type="float" office:value="25" calcext:value-type="float">
            <text:p>25</text:p>
          </table:table-cell>
          <table:table-cell office:value-type="float" office:value="-4.4" calcext:value-type="float">
            <text:p>-4,4</text:p>
          </table:table-cell>
          <table:table-cell table:formula="of:=10*LOG10(([.B$28]+[.B$29]+[.B$30])^2+([.B$28]*[.B$30]*[.$G8]-([.B$29]*([.B$28]+[.B$30])+4*[.B$28]*[.B$30]))*[.$G8])-10*LOG10((1+[.B$25]+[.B$26])^2+(1*[.B$26]*[.$G8]-([.B$25]*(1+[.B$26])+4*1*[.B$26]))*[.$G8])" office:value-type="float" office:value="-0.000034434227766944" calcext:value-type="float">
            <text:p>0,00</text:p>
          </table:table-cell>
          <table:table-cell table:formula="of:=10*LOG10(([.C$28]+[.C$29]+[.C$30])^2+([.C$28]*[.C$30]*[.$G8]-([.C$29]*([.C$28]+[.C$30])+4*[.C$28]*[.C$30]))*[.$G8])-10*LOG10((1+[.C$25]+[.C$26])^2+(1*[.C$26]*[.$G8]-([.C$25]*(1+[.C$26])+4*1*[.C$26]))*[.$G8])" office:value-type="float" office:value="-4.36474028774472" calcext:value-type="float">
            <text:p>-4,36</text:p>
          </table:table-cell>
          <table:table-cell table:formula="of:=[.J8]+[.K8]+[.$B$5]" office:value-type="float" office:value="-4.36477472197249" calcext:value-type="float">
            <text:p>-4,36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Lowpass</text:p>
          </table:table-cell>
          <table:table-cell table:style-name="ce3" office:value-type="string" calcext:value-type="string">
            <text:p>Highpass</text:p>
          </table:table-cell>
          <table:table-cell/>
          <table:table-cell table:formula="of:=[.E8]+1" office:value-type="float" office:value="15" calcext:value-type="float">
            <text:p>15</text:p>
          </table:table-cell>
          <table:table-cell table:formula="of:=2*PI()*[.H9]/[.$B$4]" office:value-type="float" office:value="0.0041233403578366" calcext:value-type="float">
            <text:p>0,00412</text:p>
          </table:table-cell>
          <table:table-cell table:formula="of:=4*SIN([.F9]/2)^2" office:value-type="float" office:value="0.0000170019116177596" calcext:value-type="float">
            <text:p>0,00002</text:p>
          </table:table-cell>
          <table:table-cell office:value-type="float" office:value="31.5" calcext:value-type="float">
            <text:p>31,5</text:p>
          </table:table-cell>
          <table:table-cell office:value-type="float" office:value="-3" calcext:value-type="float">
            <text:p>-3</text:p>
          </table:table-cell>
          <table:table-cell table:formula="of:=10*LOG10(([.B$28]+[.B$29]+[.B$30])^2+([.B$28]*[.B$30]*[.$G9]-([.B$29]*([.B$28]+[.B$30])+4*[.B$28]*[.B$30]))*[.$G9])-10*LOG10((1+[.B$25]+[.B$26])^2+(1*[.B$26]*[.$G9]-([.B$25]*(1+[.B$26])+4*1*[.B$26]))*[.$G9])" office:value-type="float" office:value="-0.0000546677103767656" calcext:value-type="float">
            <text:p>0,00</text:p>
          </table:table-cell>
          <table:table-cell table:formula="of:=10*LOG10(([.C$28]+[.C$29]+[.C$30])^2+([.C$28]*[.C$30]*[.$G9]-([.C$29]*([.C$28]+[.C$30])+4*[.C$28]*[.C$30]))*[.$G9])-10*LOG10((1+[.C$25]+[.C$26])^2+(1*[.C$26]*[.$G9]-([.C$25]*(1+[.C$26])+4*1*[.C$26]))*[.$G9])" office:value-type="float" office:value="-2.99193337289803" calcext:value-type="float">
            <text:p>-2,99</text:p>
          </table:table-cell>
          <table:table-cell table:formula="of:=[.J9]+[.K9]+[.$B$5]" office:value-type="float" office:value="-2.99198804060841" calcext:value-type="float">
            <text:p>-2,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equency</text:p>
          </table:table-cell>
          <table:table-cell table:style-name="ce4" office:value-type="float" office:value="19000" calcext:value-type="float">
            <text:p>19000</text:p>
          </table:table-cell>
          <table:table-cell table:style-name="ce4" office:value-type="float" office:value="20.2" calcext:value-type="float">
            <text:p>20,2</text:p>
          </table:table-cell>
          <table:table-cell/>
          <table:table-cell table:formula="of:=[.E9]+1" office:value-type="float" office:value="16" calcext:value-type="float">
            <text:p>16</text:p>
          </table:table-cell>
          <table:table-cell table:formula="of:=2*PI()*[.H10]/[.$B$4]" office:value-type="float" office:value="0.00523598775598299" calcext:value-type="float">
            <text:p>0,00524</text:p>
          </table:table-cell>
          <table:table-cell table:formula="of:=4*SIN([.F10]/2)^2" office:value-type="float" office:value="0.0000274155051464146" calcext:value-type="float">
            <text:p>0,00003</text:p>
          </table:table-cell>
          <table:table-cell office:value-type="float" office:value="40" calcext:value-type="float">
            <text:p>40</text:p>
          </table:table-cell>
          <table:table-cell office:value-type="float" office:value="-2" calcext:value-type="float">
            <text:p>-2</text:p>
          </table:table-cell>
          <table:table-cell table:formula="of:=10*LOG10(([.B$28]+[.B$29]+[.B$30])^2+([.B$28]*[.B$30]*[.$G10]-([.B$29]*([.B$28]+[.B$30])+4*[.B$28]*[.B$30]))*[.$G10])-10*LOG10((1+[.B$25]+[.B$26])^2+(1*[.B$26]*[.$G10]-([.B$25]*(1+[.B$26])+4*1*[.B$26]))*[.$G10])" office:value-type="float" office:value="-0.0000881513250172716" calcext:value-type="float">
            <text:p>0,00</text:p>
          </table:table-cell>
          <table:table-cell table:formula="of:=10*LOG10(([.C$28]+[.C$29]+[.C$30])^2+([.C$28]*[.C$30]*[.$G10]-([.C$29]*([.C$28]+[.C$30])+4*[.C$28]*[.C$30]))*[.$G10])-10*LOG10((1+[.C$25]+[.C$26])^2+(1*[.C$26]*[.$G10]-([.C$25]*(1+[.C$26])+4*1*[.C$26]))*[.$G10])" office:value-type="float" office:value="-1.97304153225596" calcext:value-type="float">
            <text:p>-1,97</text:p>
          </table:table-cell>
          <table:table-cell table:formula="of:=[.J10]+[.K10]+[.$B$5]" office:value-type="float" office:value="-1.97312968358098" calcext:value-type="float">
            <text:p>-1,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5" calcext:value-type="float">
            <text:p>0,5</text:p>
          </table:table-cell>
          <table:table-cell/>
          <table:table-cell table:formula="of:=[.E10]+1" office:value-type="float" office:value="17" calcext:value-type="float">
            <text:p>17</text:p>
          </table:table-cell>
          <table:table-cell table:formula="of:=2*PI()*[.H11]/[.$B$4]" office:value-type="float" office:value="0.00654498469497874" calcext:value-type="float">
            <text:p>0,00654</text:p>
          </table:table-cell>
          <table:table-cell table:formula="of:=4*SIN([.F11]/2)^2" office:value-type="float" office:value="0.0000428366717415954" calcext:value-type="float">
            <text:p>0,00004</text:p>
          </table:table-cell>
          <table:table-cell office:value-type="float" office:value="50" calcext:value-type="float">
            <text:p>50</text:p>
          </table:table-cell>
          <table:table-cell office:value-type="float" office:value="-1.3" calcext:value-type="float">
            <text:p>-1,3</text:p>
          </table:table-cell>
          <table:table-cell table:formula="of:=10*LOG10(([.B$28]+[.B$29]+[.B$30])^2+([.B$28]*[.B$30]*[.$G11]-([.B$29]*([.B$28]+[.B$30])+4*[.B$28]*[.B$30]))*[.$G11])-10*LOG10((1+[.B$25]+[.B$26])^2+(1*[.B$26]*[.$G11]-([.B$25]*(1+[.B$26])+4*1*[.B$26]))*[.$G11])" office:value-type="float" office:value="-0.000137736015441092" calcext:value-type="float">
            <text:p>0,00</text:p>
          </table:table-cell>
          <table:table-cell table:formula="of:=10*LOG10(([.C$28]+[.C$29]+[.C$30])^2+([.C$28]*[.C$30]*[.$G11]-([.C$29]*([.C$28]+[.C$30])+4*[.C$28]*[.C$30]))*[.$G11])-10*LOG10((1+[.C$25]+[.C$26])^2+(1*[.C$26]*[.$G11]-([.C$25]*(1+[.C$26])+4*1*[.C$26]))*[.$G11])" office:value-type="float" office:value="-1.3132000641659" calcext:value-type="float">
            <text:p>-1,31</text:p>
          </table:table-cell>
          <table:table-cell table:formula="of:=[.J11]+[.K11]+[.$B$5]" office:value-type="float" office:value="-1.31333780018134" calcext:value-type="float">
            <text:p>-1,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[.E11]+1" office:value-type="float" office:value="18" calcext:value-type="float">
            <text:p>18</text:p>
          </table:table-cell>
          <table:table-cell table:formula="of:=2*PI()*[.H12]/[.$B$4]" office:value-type="float" office:value="0.00824668071567321" calcext:value-type="float">
            <text:p>0,00825</text:p>
          </table:table-cell>
          <table:table-cell table:formula="of:=4*SIN([.F12]/2)^2" office:value-type="float" office:value="0.0000680073574060397" calcext:value-type="float">
            <text:p>0,00007</text:p>
          </table:table-cell>
          <table:table-cell office:value-type="float" office:value="63" calcext:value-type="float">
            <text:p>63</text:p>
          </table:table-cell>
          <table:table-cell office:value-type="float" office:value="-0.8" calcext:value-type="float">
            <text:p>-0,8</text:p>
          </table:table-cell>
          <table:table-cell table:formula="of:=10*LOG10(([.B$28]+[.B$29]+[.B$30])^2+([.B$28]*[.B$30]*[.$G12]-([.B$29]*([.B$28]+[.B$30])+4*[.B$28]*[.B$30]))*[.$G12])-10*LOG10((1+[.B$25]+[.B$26])^2+(1*[.B$26]*[.$G12]-([.B$25]*(1+[.B$26])+4*1*[.B$26]))*[.$G12])" office:value-type="float" office:value="-0.000218668584132331" calcext:value-type="float">
            <text:p>0,00</text:p>
          </table:table-cell>
          <table:table-cell table:formula="of:=10*LOG10(([.C$28]+[.C$29]+[.C$30])^2+([.C$28]*[.C$30]*[.$G12]-([.C$29]*([.C$28]+[.C$30])+4*[.C$28]*[.C$30]))*[.$G12])-10*LOG10((1+[.C$25]+[.C$26])^2+(1*[.C$26]*[.$G12]-([.C$25]*(1+[.C$26])+4*1*[.C$26]))*[.$G12])" office:value-type="float" office:value="-0.84998009695569" calcext:value-type="float">
            <text:p>-0,85</text:p>
          </table:table-cell>
          <table:table-cell table:formula="of:=[.J12]+[.K12]+[.$B$5]" office:value-type="float" office:value="-0.850198765539822" calcext:value-type="float">
            <text:p>-0,85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12]+1" office:value-type="float" office:value="19" calcext:value-type="float">
            <text:p>19</text:p>
          </table:table-cell>
          <table:table-cell table:formula="of:=2*PI()*[.H13]/[.$B$4]" office:value-type="float" office:value="0.010471975511966" calcext:value-type="float">
            <text:p>0,01047</text:p>
          </table:table-cell>
          <table:table-cell table:formula="of:=4*SIN([.F13]/2)^2" office:value-type="float" office:value="0.000109661268975736" calcext:value-type="float">
            <text:p>0,00011</text:p>
          </table:table-cell>
          <table:table-cell office:value-type="float" office:value="80" calcext:value-type="float">
            <text:p>80</text:p>
          </table:table-cell>
          <table:table-cell office:value-type="float" office:value="-0.5" calcext:value-type="float">
            <text:p>-0,5</text:p>
          </table:table-cell>
          <table:table-cell table:formula="of:=10*LOG10(([.B$28]+[.B$29]+[.B$30])^2+([.B$28]*[.B$30]*[.$G13]-([.B$29]*([.B$28]+[.B$30])+4*[.B$28]*[.B$30]))*[.$G13])-10*LOG10((1+[.B$25]+[.B$26])^2+(1*[.B$26]*[.$G13]-([.B$25]*(1+[.B$26])+4*1*[.B$26]))*[.$G13])" office:value-type="float" office:value="-0.000352599430689882" calcext:value-type="float">
            <text:p>0,00</text:p>
          </table:table-cell>
          <table:table-cell table:formula="of:=10*LOG10(([.C$28]+[.C$29]+[.C$30])^2+([.C$28]*[.C$30]*[.$G13]-([.C$29]*([.C$28]+[.C$30])+4*[.C$28]*[.C$30]))*[.$G13])-10*LOG10((1+[.C$25]+[.C$26])^2+(1*[.C$26]*[.$G13]-([.C$25]*(1+[.C$26])+4*1*[.C$26]))*[.$G13])" office:value-type="float" office:value="-0.536833586939764" calcext:value-type="float">
            <text:p>-0,54</text:p>
          </table:table-cell>
          <table:table-cell table:formula="of:=[.J13]+[.K13]+[.$B$5]" office:value-type="float" office:value="-0.537186186370454" calcext:value-type="float">
            <text:p>-0,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0</text:p>
          </table:table-cell>
          <table:table-cell table:formula="of:=2*PI()*[.B10]/[.$B$4]" office:value-type="float" office:value="2.48709418409192" calcext:value-type="float">
            <text:p>2,48709418409192</text:p>
          </table:table-cell>
          <table:table-cell table:formula="of:=2*PI()*[.C10]/[.$B$4]" office:value-type="float" office:value="0.00264417381677141" calcext:value-type="float">
            <text:p>0,002644173816771</text:p>
          </table:table-cell>
          <table:table-cell/>
          <table:table-cell table:formula="of:=[.E13]+1" office:value-type="float" office:value="20" calcext:value-type="float">
            <text:p>20</text:p>
          </table:table-cell>
          <table:table-cell table:formula="of:=2*PI()*[.H14]/[.$B$4]" office:value-type="float" office:value="0.0130899693899575" calcext:value-type="float">
            <text:p>0,01309</text:p>
          </table:table-cell>
          <table:table-cell table:formula="of:=4*SIN([.F14]/2)^2" office:value-type="float" office:value="0.000171344851985936" calcext:value-type="float">
            <text:p>0,00017</text:p>
          </table:table-cell>
          <table:table-cell office:value-type="float" office:value="100" calcext:value-type="float">
            <text:p>100</text:p>
          </table:table-cell>
          <table:table-cell office:value-type="float" office:value="-0.3" calcext:value-type="float">
            <text:p>-0,3</text:p>
          </table:table-cell>
          <table:table-cell table:formula="of:=10*LOG10(([.B$28]+[.B$29]+[.B$30])^2+([.B$28]*[.B$30]*[.$G14]-([.B$29]*([.B$28]+[.B$30])+4*[.B$28]*[.B$30]))*[.$G14])-10*LOG10((1+[.B$25]+[.B$26])^2+(1*[.B$26]*[.$G14]-([.B$25]*(1+[.B$26])+4*1*[.B$26]))*[.$G14])" office:value-type="float" office:value="-0.000550929732677119" calcext:value-type="float">
            <text:p>0,00</text:p>
          </table:table-cell>
          <table:table-cell table:formula="of:=10*LOG10(([.C$28]+[.C$29]+[.C$30])^2+([.C$28]*[.C$30]*[.$G14]-([.C$29]*([.C$28]+[.C$30])+4*[.C$28]*[.C$30]))*[.$G14])-10*LOG10((1+[.C$25]+[.C$26])^2+(1*[.C$26]*[.$G14]-([.C$25]*(1+[.C$26])+4*1*[.C$26]))*[.$G14])" office:value-type="float" office:value="-0.347369724770203" calcext:value-type="float">
            <text:p>-0,35</text:p>
          </table:table-cell>
          <table:table-cell table:formula="of:=[.J14]+[.K14]+[.$B$5]" office:value-type="float" office:value="-0.347920654502881" calcext:value-type="float">
            <text:p>-0,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pha</text:p>
          </table:table-cell>
          <table:table-cell table:formula="of:=SIN([.B14])/(2*[.B11])" office:value-type="float" office:value="1.60200376054927" calcext:value-type="float">
            <text:p>1,60200376054927</text:p>
          </table:table-cell>
          <table:table-cell table:formula="of:=SIN([.C14])/(2*[.C11])" office:value-type="float" office:value="0.00264417073558056" calcext:value-type="float">
            <text:p>0,002644170735581</text:p>
          </table:table-cell>
          <table:table-cell/>
          <table:table-cell table:formula="of:=[.E14]+1" office:value-type="float" office:value="21" calcext:value-type="float">
            <text:p>21</text:p>
          </table:table-cell>
          <table:table-cell table:formula="of:=2*PI()*[.H15]/[.$B$4]" office:value-type="float" office:value="0.0163624617374468" calcext:value-type="float">
            <text:p>0,01636</text:p>
          </table:table-cell>
          <table:table-cell table:formula="of:=4*SIN([.F15]/2)^2" office:value-type="float" office:value="0.000267724180876434" calcext:value-type="float">
            <text:p>0,00027</text:p>
          </table:table-cell>
          <table:table-cell office:value-type="float" office:value="125" calcext:value-type="float">
            <text:p>125</text:p>
          </table:table-cell>
          <table:table-cell office:value-type="float" office:value="-0.2" calcext:value-type="float">
            <text:p>-0,2</text:p>
          </table:table-cell>
          <table:table-cell table:formula="of:=10*LOG10(([.B$28]+[.B$29]+[.B$30])^2+([.B$28]*[.B$30]*[.$G15]-([.B$29]*([.B$28]+[.B$30])+4*[.B$28]*[.B$30]))*[.$G15])-10*LOG10((1+[.B$25]+[.B$26])^2+(1*[.B$26]*[.$G15]-([.B$25]*(1+[.B$26])+4*1*[.B$26]))*[.$G15])" office:value-type="float" office:value="-0.00086081091694501" calcext:value-type="float">
            <text:p>0,00</text:p>
          </table:table-cell>
          <table:table-cell table:formula="of:=10*LOG10(([.C$28]+[.C$29]+[.C$30])^2+([.C$28]*[.C$30]*[.$G15]-([.C$29]*([.C$28]+[.C$30])+4*[.C$28]*[.C$30]))*[.$G15])-10*LOG10((1+[.C$25]+[.C$26])^2+(1*[.C$26]*[.$G15]-([.C$25]*(1+[.C$26])+4*1*[.C$26]))*[.$G15])" office:value-type="float" office:value="-0.223907394831102" calcext:value-type="float">
            <text:p>-0,22</text:p>
          </table:table-cell>
          <table:table-cell table:formula="of:=[.J15]+[.K15]+[.$B$5]" office:value-type="float" office:value="-0.224768205748047" calcext:value-type="float">
            <text:p>-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0</text:p>
          </table:table-cell>
          <table:table-cell table:formula="of:=1+[.B15]" office:value-type="float" office:value="2.60200376054927" calcext:value-type="float">
            <text:p>2,60200376054927</text:p>
          </table:table-cell>
          <table:table-cell table:formula="of:=1+[.C15]" office:value-type="float" office:value="1.00264417073558" calcext:value-type="float">
            <text:p>1,00264417073558</text:p>
          </table:table-cell>
          <table:table-cell/>
          <table:table-cell table:formula="of:=[.E15]+1" office:value-type="float" office:value="22" calcext:value-type="float">
            <text:p>22</text:p>
          </table:table-cell>
          <table:table-cell table:formula="of:=2*PI()*[.H16]/[.$B$4]" office:value-type="float" office:value="0.020943951023932" calcext:value-type="float">
            <text:p>0,02094</text:p>
          </table:table-cell>
          <table:table-cell table:formula="of:=4*SIN([.F16]/2)^2" office:value-type="float" office:value="0.000438633050309031" calcext:value-type="float">
            <text:p>0,00044</text:p>
          </table:table-cell>
          <table:table-cell office:value-type="float" office:value="160" calcext:value-type="float">
            <text:p>160</text:p>
          </table:table-cell>
          <table:table-cell office:value-type="float" office:value="-0.1" calcext:value-type="float">
            <text:p>-0,1</text:p>
          </table:table-cell>
          <table:table-cell table:formula="of:=10*LOG10(([.B$28]+[.B$29]+[.B$30])^2+([.B$28]*[.B$30]*[.$G16]-([.B$29]*([.B$28]+[.B$30])+4*[.B$28]*[.B$30]))*[.$G16])-10*LOG10((1+[.B$25]+[.B$26])^2+(1*[.B$26]*[.$G16]-([.B$25]*(1+[.B$26])+4*1*[.B$26]))*[.$G16])" office:value-type="float" office:value="-0.00141030382842366" calcext:value-type="float">
            <text:p>0,00</text:p>
          </table:table-cell>
          <table:table-cell table:formula="of:=10*LOG10(([.C$28]+[.C$29]+[.C$30])^2+([.C$28]*[.C$30]*[.$G16]-([.C$29]*([.C$28]+[.C$30])+4*[.C$28]*[.C$30]))*[.$G16])-10*LOG10((1+[.C$25]+[.C$26])^2+(1*[.C$26]*[.$G16]-([.C$25]*(1+[.C$26])+4*1*[.C$26]))*[.$G16])" office:value-type="float" office:value="-0.137343378535107" calcext:value-type="float">
            <text:p>-0,14</text:p>
          </table:table-cell>
          <table:table-cell table:formula="of:=[.J16]+[.K16]+[.$B$5]" office:value-type="float" office:value="-0.13875368236353" calcext:value-type="float">
            <text:p>-0,1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1</text:p>
          </table:table-cell>
          <table:table-cell table:formula="of:=-2*COS([.B14])" office:value-type="float" office:value="1.58670668058247" calcext:value-type="float">
            <text:p>1,58670668058247</text:p>
          </table:table-cell>
          <table:table-cell table:formula="of:=-2*COS([.C14])" office:value-type="float" office:value="-1.9999930083489" calcext:value-type="float">
            <text:p>-1,9999930083489</text:p>
          </table:table-cell>
          <table:table-cell/>
          <table:table-cell table:formula="of:=[.E16]+1" office:value-type="float" office:value="23" calcext:value-type="float">
            <text:p>23</text:p>
          </table:table-cell>
          <table:table-cell table:formula="of:=2*PI()*[.H17]/[.$B$4]" office:value-type="float" office:value="0.0261799387799149" calcext:value-type="float">
            <text:p>0,02618</text:p>
          </table:table-cell>
          <table:table-cell table:formula="of:=4*SIN([.F17]/2)^2" office:value-type="float" office:value="0.00068535004888544" calcext:value-type="float">
            <text:p>0,0006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17]-([.B$29]*([.B$28]+[.B$30])+4*[.B$28]*[.B$30]))*[.$G17])-10*LOG10((1+[.B$25]+[.B$26])^2+(1*[.B$26]*[.$G17]-([.B$25]*(1+[.B$26])+4*1*[.B$26]))*[.$G17])" office:value-type="float" office:value="-0.00220348972529782" calcext:value-type="float">
            <text:p>0,00</text:p>
          </table:table-cell>
          <table:table-cell table:formula="of:=10*LOG10(([.C$28]+[.C$29]+[.C$30])^2+([.C$28]*[.C$30]*[.$G17]-([.C$29]*([.C$28]+[.C$30])+4*[.C$28]*[.C$30]))*[.$G17])-10*LOG10((1+[.C$25]+[.C$26])^2+(1*[.C$26]*[.$G17]-([.C$25]*(1+[.C$26])+4*1*[.C$26]))*[.$G17])" office:value-type="float" office:value="-0.0881459648191907" calcext:value-type="float">
            <text:p>-0,09</text:p>
          </table:table-cell>
          <table:table-cell table:formula="of:=[.J17]+[.K17]+[.$B$5]" office:value-type="float" office:value="-0.0903494545444885" calcext:value-type="float">
            <text:p>-0,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2</text:p>
          </table:table-cell>
          <table:table-cell table:formula="of:=1-[.B15]" office:value-type="float" office:value="-0.602003760549265" calcext:value-type="float">
            <text:p>-0,602003760549265</text:p>
          </table:table-cell>
          <table:table-cell table:formula="of:=1-[.C15]" office:value-type="float" office:value="0.997355829264419" calcext:value-type="float">
            <text:p>0,997355829264419</text:p>
          </table:table-cell>
          <table:table-cell/>
          <table:table-cell table:formula="of:=[.E17]+1" office:value-type="float" office:value="24" calcext:value-type="float">
            <text:p>24</text:p>
          </table:table-cell>
          <table:table-cell table:formula="of:=2*PI()*[.H18]/[.$B$4]" office:value-type="float" office:value="0.0327249234748937" calcext:value-type="float">
            <text:p>0,03272</text:p>
          </table:table-cell>
          <table:table-cell table:formula="of:=4*SIN([.F18]/2)^2" office:value-type="float" office:value="0.00107082504726871" calcext:value-type="float">
            <text:p>0,00107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18]-([.B$29]*([.B$28]+[.B$30])+4*[.B$28]*[.B$30]))*[.$G18])-10*LOG10((1+[.B$25]+[.B$26])^2+(1*[.B$26]*[.$G18]-([.B$25]*(1+[.B$26])+4*1*[.B$26]))*[.$G18])" office:value-type="float" office:value="-0.00344268419410376" calcext:value-type="float">
            <text:p>0,00</text:p>
          </table:table-cell>
          <table:table-cell table:formula="of:=10*LOG10(([.C$28]+[.C$29]+[.C$30])^2+([.C$28]*[.C$30]*[.$G18]-([.C$29]*([.C$28]+[.C$30])+4*[.C$28]*[.C$30]))*[.$G18])-10*LOG10((1+[.C$25]+[.C$26])^2+(1*[.C$26]*[.$G18]-([.C$25]*(1+[.C$26])+4*1*[.C$26]))*[.$G18])" office:value-type="float" office:value="-0.0565127484286805" calcext:value-type="float">
            <text:p>-0,06</text:p>
          </table:table-cell>
          <table:table-cell table:formula="of:=[.J18]+[.K18]+[.$B$5]" office:value-type="float" office:value="-0.0599554326227842" calcext:value-type="float">
            <text:p>-0,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table:formula="of:=(1-COS([.B14]))/2" office:value-type="float" office:value="0.896676670145618" calcext:value-type="float">
            <text:p>0,896676670145618</text:p>
          </table:table-cell>
          <table:table-cell table:formula="of:=(1+COS([.C14]))/2" office:value-type="float" office:value="0.999998252087225" calcext:value-type="float">
            <text:p>0,999998252087225</text:p>
          </table:table-cell>
          <table:table-cell/>
          <table:table-cell table:formula="of:=[.E18]+1" office:value-type="float" office:value="25" calcext:value-type="float">
            <text:p>25</text:p>
          </table:table-cell>
          <table:table-cell table:formula="of:=2*PI()*[.H19]/[.$B$4]" office:value-type="float" office:value="0.041233403578366" calcext:value-type="float">
            <text:p>0,04123</text:p>
          </table:table-cell>
          <table:table-cell table:formula="of:=4*SIN([.F19]/2)^2" office:value-type="float" office:value="0.0016999526961264" calcext:value-type="float">
            <text:p>0,0017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19]-([.B$29]*([.B$28]+[.B$30])+4*[.B$28]*[.B$30]))*[.$G19])-10*LOG10((1+[.B$25]+[.B$26])^2+(1*[.B$26]*[.$G19]-([.B$25]*(1+[.B$26])+4*1*[.B$26]))*[.$G19])" office:value-type="float" office:value="-0.00546490994138615" calcext:value-type="float">
            <text:p>-0,01</text:p>
          </table:table-cell>
          <table:table-cell table:formula="of:=10*LOG10(([.C$28]+[.C$29]+[.C$30])^2+([.C$28]*[.C$30]*[.$G19]-([.C$29]*([.C$28]+[.C$30])+4*[.C$28]*[.C$30]))*[.$G19])-10*LOG10((1+[.C$25]+[.C$26])^2+(1*[.C$26]*[.$G19]-([.C$25]*(1+[.C$26])+4*1*[.C$26]))*[.$G19])" office:value-type="float" office:value="-0.0356354442521791" calcext:value-type="float">
            <text:p>-0,04</text:p>
          </table:table-cell>
          <table:table-cell table:formula="of:=[.J19]+[.K19]+[.$B$5]" office:value-type="float" office:value="-0.0411003541935653" calcext:value-type="float">
            <text:p>-0,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1</text:p>
          </table:table-cell>
          <table:table-cell table:formula="of:=1-COS([.B14])" office:value-type="float" office:value="1.79335334029124" calcext:value-type="float">
            <text:p>1,79335334029124</text:p>
          </table:table-cell>
          <table:table-cell table:formula="of:=-(1+COS([.C14]))" office:value-type="float" office:value="-1.99999650417445" calcext:value-type="float">
            <text:p>-1,99999650417445</text:p>
          </table:table-cell>
          <table:table-cell/>
          <table:table-cell table:formula="of:=[.E19]+1" office:value-type="float" office:value="26" calcext:value-type="float">
            <text:p>26</text:p>
          </table:table-cell>
          <table:table-cell table:formula="of:=2*PI()*[.H20]/[.$B$4]" office:value-type="float" office:value="0.0523598775598299" calcext:value-type="float">
            <text:p>0,05236</text:p>
          </table:table-cell>
          <table:table-cell table:formula="of:=4*SIN([.F20]/2)^2" office:value-type="float" office:value="0.00274093049085225" calcext:value-type="float">
            <text:p>0,0027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20]-([.B$29]*([.B$28]+[.B$30])+4*[.B$28]*[.B$30]))*[.$G20])-10*LOG10((1+[.B$25]+[.B$26])^2+(1*[.B$26]*[.$G20]-([.B$25]*(1+[.B$26])+4*1*[.B$26]))*[.$G20])" office:value-type="float" office:value="-0.00881029545111556" calcext:value-type="float">
            <text:p>-0,01</text:p>
          </table:table-cell>
          <table:table-cell table:formula="of:=10*LOG10(([.C$28]+[.C$29]+[.C$30])^2+([.C$28]*[.C$30]*[.$G20]-([.C$29]*([.C$28]+[.C$30])+4*[.C$28]*[.C$30]))*[.$G20])-10*LOG10((1+[.C$25]+[.C$26])^2+(1*[.C$26]*[.$G20]-([.C$25]*(1+[.C$26])+4*1*[.C$26]))*[.$G20])" office:value-type="float" office:value="-0.0221129231535571" calcext:value-type="float">
            <text:p>-0,02</text:p>
          </table:table-cell>
          <table:table-cell table:formula="of:=[.J20]+[.K20]+[.$B$5]" office:value-type="float" office:value="-0.0309232186046726" calcext:value-type="float">
            <text:p>-0,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2</text:p>
          </table:table-cell>
          <table:table-cell table:formula="of:=(1-COS([.B14]))/2" office:value-type="float" office:value="0.896676670145618" calcext:value-type="float">
            <text:p>0,896676670145618</text:p>
          </table:table-cell>
          <table:table-cell table:formula="of:=(1+COS([.C14]))/2" office:value-type="float" office:value="0.999998252087225" calcext:value-type="float">
            <text:p>0,999998252087225</text:p>
          </table:table-cell>
          <table:table-cell/>
          <table:table-cell table:formula="of:=[.E20]+1" office:value-type="float" office:value="27" calcext:value-type="float">
            <text:p>27</text:p>
          </table:table-cell>
          <table:table-cell table:formula="of:=2*PI()*[.H21]/[.$B$4]" office:value-type="float" office:value="0.0654498469497874" calcext:value-type="float">
            <text:p>0,06545</text:p>
          </table:table-cell>
          <table:table-cell table:formula="of:=4*SIN([.F21]/2)^2" office:value-type="float" office:value="0.00428215352279299" calcext:value-type="float">
            <text:p>0,004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21]-([.B$29]*([.B$28]+[.B$30])+4*[.B$28]*[.B$30]))*[.$G21])-10*LOG10((1+[.B$25]+[.B$26])^2+(1*[.B$26]*[.$G21]-([.B$25]*(1+[.B$26])+4*1*[.B$26]))*[.$G21])" office:value-type="float" office:value="-0.0137617998202448" calcext:value-type="float">
            <text:p>-0,01</text:p>
          </table:table-cell>
          <table:table-cell table:formula="of:=10*LOG10(([.C$28]+[.C$29]+[.C$30])^2+([.C$28]*[.C$30]*[.$G21]-([.C$29]*([.C$28]+[.C$30])+4*[.C$28]*[.C$30]))*[.$G21])-10*LOG10((1+[.C$25]+[.C$26])^2+(1*[.C$26]*[.$G21]-([.C$25]*(1+[.C$26])+4*1*[.C$26]))*[.$G21])" office:value-type="float" office:value="-0.0141551174262275" calcext:value-type="float">
            <text:p>-0,01</text:p>
          </table:table-cell>
          <table:table-cell table:formula="of:=[.J21]+[.K21]+[.$B$5]" office:value-type="float" office:value="-0.0279169172464724" calcext:value-type="float">
            <text:p>-0,03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21]+1" office:value-type="float" office:value="28" calcext:value-type="float">
            <text:p>28</text:p>
          </table:table-cell>
          <table:table-cell table:formula="of:=2*PI()*[.H22]/[.$B$4]" office:value-type="float" office:value="0.0824668071567321" calcext:value-type="float">
            <text:p>0,08247</text:p>
          </table:table-cell>
          <table:table-cell table:formula="of:=4*SIN([.F22]/2)^2" office:value-type="float" office:value="0.00679692094533655" calcext:value-type="float">
            <text:p>0,00680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22]-([.B$29]*([.B$28]+[.B$30])+4*[.B$28]*[.B$30]))*[.$G22])-10*LOG10((1+[.B$25]+[.B$26])^2+(1*[.B$26]*[.$G22]-([.B$25]*(1+[.B$26])+4*1*[.B$26]))*[.$G22])" office:value-type="float" office:value="-0.0218371432050777" calcext:value-type="float">
            <text:p>-0,02</text:p>
          </table:table-cell>
          <table:table-cell table:formula="of:=10*LOG10(([.C$28]+[.C$29]+[.C$30])^2+([.C$28]*[.C$30]*[.$G22]-([.C$29]*([.C$28]+[.C$30])+4*[.C$28]*[.C$30]))*[.$G22])-10*LOG10((1+[.C$25]+[.C$26])^2+(1*[.C$26]*[.$G22]-([.C$25]*(1+[.C$26])+4*1*[.C$26]))*[.$G22])" office:value-type="float" office:value="-0.00891499506791149" calcext:value-type="float">
            <text:p>-0,01</text:p>
          </table:table-cell>
          <table:table-cell table:formula="of:=[.J22]+[.K22]+[.$B$5]" office:value-type="float" office:value="-0.0307521382729892" calcext:value-type="float">
            <text:p>-0,03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Normalized</text:p>
          </table:table-cell>
          <table:table-cell table:style-name="Default" table:number-columns-repeated="2"/>
          <table:table-cell/>
          <table:table-cell table:formula="of:=[.E22]+1" office:value-type="float" office:value="29" calcext:value-type="float">
            <text:p>29</text:p>
          </table:table-cell>
          <table:table-cell table:formula="of:=2*PI()*[.H23]/[.$B$4]" office:value-type="float" office:value="0.10471975511966" calcext:value-type="float">
            <text:p>0,10472</text:p>
          </table:table-cell>
          <table:table-cell table:formula="of:=4*SIN([.F23]/2)^2" office:value-type="float" office:value="0.0109562092634533" calcext:value-type="float">
            <text:p>0,0109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23]-([.B$29]*([.B$28]+[.B$30])+4*[.B$28]*[.B$30]))*[.$G23])-10*LOG10((1+[.B$25]+[.B$26])^2+(1*[.B$26]*[.$G23]-([.B$25]*(1+[.B$26])+4*1*[.B$26]))*[.$G23])" office:value-type="float" office:value="-0.0351828110352739" calcext:value-type="float">
            <text:p>-0,04</text:p>
          </table:table-cell>
          <table:table-cell table:formula="of:=10*LOG10(([.C$28]+[.C$29]+[.C$30])^2+([.C$28]*[.C$30]*[.$G23]-([.C$29]*([.C$28]+[.C$30])+4*[.C$28]*[.C$30]))*[.$G23])-10*LOG10((1+[.C$25]+[.C$26])^2+(1*[.C$26]*[.$G23]-([.C$25]*(1+[.C$26])+4*1*[.C$26]))*[.$G23])" office:value-type="float" office:value="-0.00552592711328259" calcext:value-type="float">
            <text:p>-0,01</text:p>
          </table:table-cell>
          <table:table-cell table:formula="of:=[.J23]+[.K23]+[.$B$5]" office:value-type="float" office:value="-0.0407087381485565" calcext:value-type="float">
            <text:p>-0,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E23]+1" office:value-type="float" office:value="30" calcext:value-type="float">
            <text:p>30</text:p>
          </table:table-cell>
          <table:table-cell table:formula="of:=2*PI()*[.H24]/[.$B$4]" office:value-type="float" office:value="0.130899693899575" calcext:value-type="float">
            <text:p>0,13090</text:p>
          </table:table-cell>
          <table:table-cell table:formula="of:=4*SIN([.F24]/2)^2" office:value-type="float" office:value="0.0171102772523792" calcext:value-type="float">
            <text:p>0,017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24]-([.B$29]*([.B$28]+[.B$30])+4*[.B$28]*[.B$30]))*[.$G24])-10*LOG10((1+[.B$25]+[.B$26])^2+(1*[.B$26]*[.$G24]-([.B$25]*(1+[.B$26])+4*1*[.B$26]))*[.$G24])" office:value-type="float" office:value="-0.054905137281585" calcext:value-type="float">
            <text:p>-0,05</text:p>
          </table:table-cell>
          <table:table-cell table:formula="of:=10*LOG10(([.C$28]+[.C$29]+[.C$30])^2+([.C$28]*[.C$30]*[.$G24]-([.C$29]*([.C$28]+[.C$30])+4*[.C$28]*[.C$30]))*[.$G24])-10*LOG10((1+[.C$25]+[.C$26])^2+(1*[.C$26]*[.$G24]-([.C$25]*(1+[.C$26])+4*1*[.C$26]))*[.$G24])" office:value-type="float" office:value="-0.00353335863702853" calcext:value-type="float">
            <text:p>0,00</text:p>
          </table:table-cell>
          <table:table-cell table:formula="of:=[.J24]+[.K24]+[.$B$5]" office:value-type="float" office:value="-0.0584384959186135" calcext:value-type="float">
            <text:p>-0,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1</text:p>
          </table:table-cell>
          <table:table-cell table:formula="of:=[.B17]/[.B16]" office:value-type="float" office:value="0.60980183988955" calcext:value-type="float">
            <text:p>0,60980183988955</text:p>
          </table:table-cell>
          <table:table-cell table:formula="of:=[.C17]/[.C16]" office:value-type="float" office:value="-1.9947186317172" calcext:value-type="float">
            <text:p>-1,9947186317172</text:p>
          </table:table-cell>
          <table:table-cell/>
          <table:table-cell table:formula="of:=[.E24]+1" office:value-type="float" office:value="31" calcext:value-type="float">
            <text:p>31</text:p>
          </table:table-cell>
          <table:table-cell table:formula="of:=2*PI()*[.H25]/[.$B$4]" office:value-type="float" office:value="0.163624617374468" calcext:value-type="float">
            <text:p>0,16362</text:p>
          </table:table-cell>
          <table:table-cell table:formula="of:=4*SIN([.F25]/2)^2" office:value-type="float" office:value="0.026713335830242" calcext:value-type="float">
            <text:p>0,02671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formula="of:=10*LOG10(([.B$28]+[.B$29]+[.B$30])^2+([.B$28]*[.B$30]*[.$G25]-([.B$29]*([.B$28]+[.B$30])+4*[.B$28]*[.B$30]))*[.$G25])-10*LOG10((1+[.B$25]+[.B$26])^2+(1*[.B$26]*[.$G25]-([.B$25]*(1+[.B$26])+4*1*[.B$26]))*[.$G25])" office:value-type="float" office:value="-0.0856243065436337" calcext:value-type="float">
            <text:p>-0,09</text:p>
          </table:table-cell>
          <table:table-cell table:formula="of:=10*LOG10(([.C$28]+[.C$29]+[.C$30])^2+([.C$28]*[.C$30]*[.$G25]-([.C$29]*([.C$28]+[.C$30])+4*[.C$28]*[.C$30]))*[.$G25])-10*LOG10((1+[.C$25]+[.C$26])^2+(1*[.C$26]*[.$G25]-([.C$25]*(1+[.C$26])+4*1*[.C$26]))*[.$G25])" office:value-type="float" office:value="-0.00225787632643204" calcext:value-type="float">
            <text:p>0,00</text:p>
          </table:table-cell>
          <table:table-cell table:formula="of:=[.J25]+[.K25]+[.$B$5]" office:value-type="float" office:value="-0.0878821828700658" calcext:value-type="float">
            <text:p>-0,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2</text:p>
          </table:table-cell>
          <table:table-cell table:formula="of:=[.B18]/[.B16]" office:value-type="float" office:value="-0.231361602806518" calcext:value-type="float">
            <text:p>-0,231361602806518</text:p>
          </table:table-cell>
          <table:table-cell table:formula="of:=[.C18]/[.C16]" office:value-type="float" office:value="0.994725604929931" calcext:value-type="float">
            <text:p>0,994725604929931</text:p>
          </table:table-cell>
          <table:table-cell/>
          <table:table-cell table:formula="of:=[.E25]+1" office:value-type="float" office:value="32" calcext:value-type="float">
            <text:p>32</text:p>
          </table:table-cell>
          <table:table-cell table:formula="of:=2*PI()*[.H26]/[.$B$4]" office:value-type="float" office:value="0.20943951023932" calcext:value-type="float">
            <text:p>0,20944</text:p>
          </table:table-cell>
          <table:table-cell table:formula="of:=4*SIN([.F26]/2)^2" office:value-type="float" office:value="0.0437047985323887" calcext:value-type="float">
            <text:p>0,04370</text:p>
          </table:table-cell>
          <table:table-cell office:value-type="float" office:value="1600" calcext:value-type="float">
            <text:p>1600</text:p>
          </table:table-cell>
          <table:table-cell office:value-type="float" office:value="-0.1" calcext:value-type="float">
            <text:p>-0,1</text:p>
          </table:table-cell>
          <table:table-cell table:formula="of:=10*LOG10(([.B$28]+[.B$29]+[.B$30])^2+([.B$28]*[.B$30]*[.$G26]-([.B$29]*([.B$28]+[.B$30])+4*[.B$28]*[.B$30]))*[.$G26])-10*LOG10((1+[.B$25]+[.B$26])^2+(1*[.B$26]*[.$G26]-([.B$25]*(1+[.B$26])+4*1*[.B$26]))*[.$G26])" office:value-type="float" office:value="-0.139812678528143" calcext:value-type="float">
            <text:p>-0,14</text:p>
          </table:table-cell>
          <table:table-cell table:formula="of:=10*LOG10(([.C$28]+[.C$29]+[.C$30])^2+([.C$28]*[.C$30]*[.$G26]-([.C$29]*([.C$28]+[.C$30])+4*[.C$28]*[.C$30]))*[.$G26])-10*LOG10((1+[.C$25]+[.C$26])^2+(1*[.C$26]*[.$G26]-([.C$25]*(1+[.C$26])+4*1*[.C$26]))*[.$G26])" office:value-type="float" office:value="-0.00137423192349573" calcext:value-type="float">
            <text:p>0,00</text:p>
          </table:table-cell>
          <table:table-cell table:formula="of:=[.J26]+[.K26]+[.$B$5]" office:value-type="float" office:value="-0.141186910451638" calcext:value-type="float">
            <text:p>-0,14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26]+1" office:value-type="float" office:value="33" calcext:value-type="float">
            <text:p>33</text:p>
          </table:table-cell>
          <table:table-cell table:formula="of:=2*PI()*[.H27]/[.$B$4]" office:value-type="float" office:value="0.261799387799149" calcext:value-type="float">
            <text:p>0,26180</text:p>
          </table:table-cell>
          <table:table-cell table:formula="of:=4*SIN([.F27]/2)^2" office:value-type="float" office:value="0.0681483474218634" calcext:value-type="float">
            <text:p>0,06815</text:p>
          </table:table-cell>
          <table:table-cell office:value-type="float" office:value="2000" calcext:value-type="float">
            <text:p>2000</text:p>
          </table:table-cell>
          <table:table-cell office:value-type="float" office:value="-0.2" calcext:value-type="float">
            <text:p>-0,2</text:p>
          </table:table-cell>
          <table:table-cell table:formula="of:=10*LOG10(([.B$28]+[.B$29]+[.B$30])^2+([.B$28]*[.B$30]*[.$G27]-([.B$29]*([.B$28]+[.B$30])+4*[.B$28]*[.B$30]))*[.$G27])-10*LOG10((1+[.B$25]+[.B$26])^2+(1*[.B$26]*[.$G27]-([.B$25]*(1+[.B$26])+4*1*[.B$26]))*[.$G27])" office:value-type="float" office:value="-0.217405405350783" calcext:value-type="float">
            <text:p>-0,22</text:p>
          </table:table-cell>
          <table:table-cell table:formula="of:=10*LOG10(([.C$28]+[.C$29]+[.C$30])^2+([.C$28]*[.C$30]*[.$G27]-([.C$29]*([.C$28]+[.C$30])+4*[.C$28]*[.C$30]))*[.$G27])-10*LOG10((1+[.C$25]+[.C$26])^2+(1*[.C$26]*[.$G27]-([.C$25]*(1+[.C$26])+4*1*[.C$26]))*[.$G27])" office:value-type="float" office:value="-0.000875900390127526" calcext:value-type="float">
            <text:p>0,00</text:p>
          </table:table-cell>
          <table:table-cell table:formula="of:=[.J27]+[.K27]+[.$B$5]" office:value-type="float" office:value="-0.218281305740911" calcext:value-type="float">
            <text:p>-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table:formula="of:=[.B19]/[.B16]" office:value-type="float" office:value="0.344610059270758" calcext:value-type="float">
            <text:p>0,344610059270758</text:p>
          </table:table-cell>
          <table:table-cell table:formula="of:=[.C19]/[.C16]" office:value-type="float" office:value="0.997361059161782" calcext:value-type="float">
            <text:p>0,997361059161782</text:p>
          </table:table-cell>
          <table:table-cell/>
          <table:table-cell table:formula="of:=[.E27]+1" office:value-type="float" office:value="34" calcext:value-type="float">
            <text:p>34</text:p>
          </table:table-cell>
          <table:table-cell table:formula="of:=2*PI()*[.H28]/[.$B$4]" office:value-type="float" office:value="0.327249234748937" calcext:value-type="float">
            <text:p>0,32725</text:p>
          </table:table-cell>
          <table:table-cell table:formula="of:=4*SIN([.F28]/2)^2" office:value-type="float" office:value="0.106139741009789" calcext:value-type="float">
            <text:p>0,10614</text:p>
          </table:table-cell>
          <table:table-cell office:value-type="float" office:value="2500" calcext:value-type="float">
            <text:p>2500</text:p>
          </table:table-cell>
          <table:table-cell office:value-type="float" office:value="-0.3" calcext:value-type="float">
            <text:p>-0,3</text:p>
          </table:table-cell>
          <table:table-cell table:formula="of:=10*LOG10(([.B$28]+[.B$29]+[.B$30])^2+([.B$28]*[.B$30]*[.$G28]-([.B$29]*([.B$28]+[.B$30])+4*[.B$28]*[.B$30]))*[.$G28])-10*LOG10((1+[.B$25]+[.B$26])^2+(1*[.B$26]*[.$G28]-([.B$25]*(1+[.B$26])+4*1*[.B$26]))*[.$G28])" office:value-type="float" office:value="-0.33719110012244" calcext:value-type="float">
            <text:p>-0,34</text:p>
          </table:table-cell>
          <table:table-cell table:formula="of:=10*LOG10(([.C$28]+[.C$29]+[.C$30])^2+([.C$28]*[.C$30]*[.$G28]-([.C$29]*([.C$28]+[.C$30])+4*[.C$28]*[.C$30]))*[.$G28])-10*LOG10((1+[.C$25]+[.C$26])^2+(1*[.C$26]*[.$G28]-([.C$25]*(1+[.C$26])+4*1*[.C$26]))*[.$G28])" office:value-type="float" office:value="-0.000556959013415792" calcext:value-type="float">
            <text:p>0,00</text:p>
          </table:table-cell>
          <table:table-cell table:formula="of:=[.J28]+[.K28]+[.$B$5]" office:value-type="float" office:value="-0.337748059135856" calcext:value-type="float">
            <text:p>-0,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1</text:p>
          </table:table-cell>
          <table:table-cell table:formula="of:=[.B20]/[.B16]" office:value-type="float" office:value="0.689220118541516" calcext:value-type="float">
            <text:p>0,689220118541516</text:p>
          </table:table-cell>
          <table:table-cell table:formula="of:=[.C20]/[.C16]" office:value-type="float" office:value="-1.99472211832356" calcext:value-type="float">
            <text:p>-1,99472211832356</text:p>
          </table:table-cell>
          <table:table-cell/>
          <table:table-cell table:formula="of:=[.E28]+1" office:value-type="float" office:value="35" calcext:value-type="float">
            <text:p>35</text:p>
          </table:table-cell>
          <table:table-cell table:formula="of:=2*PI()*[.H29]/[.$B$4]" office:value-type="float" office:value="0.41233403578366" calcext:value-type="float">
            <text:p>0,41233</text:p>
          </table:table-cell>
          <table:table-cell table:formula="of:=4*SIN([.F29]/2)^2" office:value-type="float" office:value="0.167624085765728" calcext:value-type="float">
            <text:p>0,16762</text:p>
          </table:table-cell>
          <table:table-cell office:value-type="float" office:value="3150" calcext:value-type="float">
            <text:p>3150</text:p>
          </table:table-cell>
          <table:table-cell office:value-type="float" office:value="-0.5" calcext:value-type="float">
            <text:p>-0,5</text:p>
          </table:table-cell>
          <table:table-cell table:formula="of:=10*LOG10(([.B$28]+[.B$29]+[.B$30])^2+([.B$28]*[.B$30]*[.$G29]-([.B$29]*([.B$28]+[.B$30])+4*[.B$28]*[.B$30]))*[.$G29])-10*LOG10((1+[.B$25]+[.B$26])^2+(1*[.B$26]*[.$G29]-([.B$25]*(1+[.B$26])+4*1*[.B$26]))*[.$G29])" office:value-type="float" office:value="-0.529084133742614" calcext:value-type="float">
            <text:p>-0,53</text:p>
          </table:table-cell>
          <table:table-cell table:formula="of:=10*LOG10(([.C$28]+[.C$29]+[.C$30])^2+([.C$28]*[.C$30]*[.$G29]-([.C$29]*([.C$28]+[.C$30])+4*[.C$28]*[.C$30]))*[.$G29])-10*LOG10((1+[.C$25]+[.C$26])^2+(1*[.C$26]*[.$G29]-([.C$25]*(1+[.C$26])+4*1*[.C$26]))*[.$G29])" office:value-type="float" office:value="-0.000347102566449209" calcext:value-type="float">
            <text:p>0,00</text:p>
          </table:table-cell>
          <table:table-cell table:formula="of:=[.J29]+[.K29]+[.$B$5]" office:value-type="float" office:value="-0.529431236309063" calcext:value-type="float">
            <text:p>-0,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2</text:p>
          </table:table-cell>
          <table:table-cell table:formula="of:=[.B21]/[.B16]" office:value-type="float" office:value="0.344610059270758" calcext:value-type="float">
            <text:p>0,344610059270758</text:p>
          </table:table-cell>
          <table:table-cell table:formula="of:=[.C21]/[.C16]" office:value-type="float" office:value="0.997361059161782" calcext:value-type="float">
            <text:p>0,997361059161782</text:p>
          </table:table-cell>
          <table:table-cell/>
          <table:table-cell table:formula="of:=[.E29]+1" office:value-type="float" office:value="36" calcext:value-type="float">
            <text:p>36</text:p>
          </table:table-cell>
          <table:table-cell table:formula="of:=2*PI()*[.H30]/[.$B$4]" office:value-type="float" office:value="0.523598775598299" calcext:value-type="float">
            <text:p>0,52360</text:p>
          </table:table-cell>
          <table:table-cell table:formula="of:=4*SIN([.F30]/2)^2" office:value-type="float" office:value="0.267949192431123" calcext:value-type="float">
            <text:p>0,26795</text:p>
          </table:table-cell>
          <table:table-cell office:value-type="float" office:value="4000" calcext:value-type="float">
            <text:p>4000</text:p>
          </table:table-cell>
          <table:table-cell office:value-type="float" office:value="-0.8" calcext:value-type="float">
            <text:p>-0,8</text:p>
          </table:table-cell>
          <table:table-cell table:formula="of:=10*LOG10(([.B$28]+[.B$29]+[.B$30])^2+([.B$28]*[.B$30]*[.$G30]-([.B$29]*([.B$28]+[.B$30])+4*[.B$28]*[.B$30]))*[.$G30])-10*LOG10((1+[.B$25]+[.B$26])^2+(1*[.B$26]*[.$G30]-([.B$25]*(1+[.B$26])+4*1*[.B$26]))*[.$G30])" office:value-type="float" office:value="-0.837510767065734" calcext:value-type="float">
            <text:p>-0,84</text:p>
          </table:table-cell>
          <table:table-cell table:formula="of:=10*LOG10(([.C$28]+[.C$29]+[.C$30])^2+([.C$28]*[.C$30]*[.$G30]-([.C$29]*([.C$28]+[.C$30])+4*[.C$28]*[.C$30]))*[.$G30])-10*LOG10((1+[.C$25]+[.C$26])^2+(1*[.C$26]*[.$G30]-([.C$25]*(1+[.C$26])+4*1*[.C$26]))*[.$G30])" office:value-type="float" office:value="-0.000211458248756458" calcext:value-type="float">
            <text:p>0,00</text:p>
          </table:table-cell>
          <table:table-cell table:formula="of:=[.J30]+[.K30]+[.$B$5]" office:value-type="float" office:value="-0.83772222531449" calcext:value-type="float">
            <text:p>-0,84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30]+1" office:value-type="float" office:value="37" calcext:value-type="float">
            <text:p>37</text:p>
          </table:table-cell>
          <table:table-cell table:formula="of:=2*PI()*[.H31]/[.$B$4]" office:value-type="float" office:value="0.654498469497874" calcext:value-type="float">
            <text:p>0,65450</text:p>
          </table:table-cell>
          <table:table-cell table:formula="of:=4*SIN([.F31]/2)^2" office:value-type="float" office:value="0.41329331941753" calcext:value-type="float">
            <text:p>0,41329</text:p>
          </table:table-cell>
          <table:table-cell office:value-type="float" office:value="5000" calcext:value-type="float">
            <text:p>5000</text:p>
          </table:table-cell>
          <table:table-cell office:value-type="float" office:value="-1.3" calcext:value-type="float">
            <text:p>-1,3</text:p>
          </table:table-cell>
          <table:table-cell table:formula="of:=10*LOG10(([.B$28]+[.B$29]+[.B$30])^2+([.B$28]*[.B$30]*[.$G31]-([.B$29]*([.B$28]+[.B$30])+4*[.B$28]*[.B$30]))*[.$G31])-10*LOG10((1+[.B$25]+[.B$26])^2+(1*[.B$26]*[.$G31]-([.B$25]*(1+[.B$26])+4*1*[.B$26]))*[.$G31])" office:value-type="float" office:value="-1.2756670296096" calcext:value-type="float">
            <text:p>-1,28</text:p>
          </table:table-cell>
          <table:table-cell table:formula="of:=10*LOG10(([.C$28]+[.C$29]+[.C$30])^2+([.C$28]*[.C$30]*[.$G31]-([.C$29]*([.C$28]+[.C$30])+4*[.C$28]*[.C$30]))*[.$G31])-10*LOG10((1+[.C$25]+[.C$26])^2+(1*[.C$26]*[.$G31]-([.C$25]*(1+[.C$26])+4*1*[.C$26]))*[.$G31])" office:value-type="float" office:value="-0.000131755576341597" calcext:value-type="float">
            <text:p>0,00</text:p>
          </table:table-cell>
          <table:table-cell table:formula="of:=[.J31]+[.K31]+[.$B$5]" office:value-type="float" office:value="-1.27579878518594" calcext:value-type="float">
            <text:p>-1,28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formula="of:=MAX(ABS(MAX([.B24:.B30]));ABS(MIN([.B24:.B30])))" office:value-type="float" office:value="1" calcext:value-type="float">
            <text:p>1</text:p>
          </table:table-cell>
          <table:table-cell table:formula="of:=MAX(ABS(MAX([.C24:.C30]));ABS(MIN([.C24:.C30])))" office:value-type="float" office:value="1.99472211832356" calcext:value-type="float">
            <text:p>1,99472211832356</text:p>
          </table:table-cell>
          <table:table-cell/>
          <table:table-cell table:formula="of:=[.E31]+1" office:value-type="float" office:value="38" calcext:value-type="float">
            <text:p>38</text:p>
          </table:table-cell>
          <table:table-cell table:formula="of:=2*PI()*[.H32]/[.$B$4]" office:value-type="float" office:value="0.824668071567321" calcext:value-type="float">
            <text:p>0,82467</text:p>
          </table:table-cell>
          <table:table-cell table:formula="of:=4*SIN([.F32]/2)^2" office:value-type="float" office:value="0.642398508934117" calcext:value-type="float">
            <text:p>0,64240</text:p>
          </table:table-cell>
          <table:table-cell office:value-type="float" office:value="6300" calcext:value-type="float">
            <text:p>6300</text:p>
          </table:table-cell>
          <table:table-cell office:value-type="float" office:value="-2" calcext:value-type="float">
            <text:p>-2</text:p>
          </table:table-cell>
          <table:table-cell table:formula="of:=10*LOG10(([.B$28]+[.B$29]+[.B$30])^2+([.B$28]*[.B$30]*[.$G32]-([.B$29]*([.B$28]+[.B$30])+4*[.B$28]*[.B$30]))*[.$G32])-10*LOG10((1+[.B$25]+[.B$26])^2+(1*[.B$26]*[.$G32]-([.B$25]*(1+[.B$26])+4*1*[.B$26]))*[.$G32])" office:value-type="float" office:value="-1.95095914436851" calcext:value-type="float">
            <text:p>-1,95</text:p>
          </table:table-cell>
          <table:table-cell table:formula="of:=10*LOG10(([.C$28]+[.C$29]+[.C$30])^2+([.C$28]*[.C$30]*[.$G32]-([.C$29]*([.C$28]+[.C$30])+4*[.C$28]*[.C$30]))*[.$G32])-10*LOG10((1+[.C$25]+[.C$26])^2+(1*[.C$26]*[.$G32]-([.C$25]*(1+[.C$26])+4*1*[.C$26]))*[.$G32])" office:value-type="float" office:value="-0.000079351924418436" calcext:value-type="float">
            <text:p>0,00</text:p>
          </table:table-cell>
          <table:table-cell table:formula="of:=[.J32]+[.K32]+[.$B$5]" office:value-type="float" office:value="-1.95103849629293" calcext:value-type="float">
            <text:p>-1,95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32]+1" office:value-type="float" office:value="39" calcext:value-type="float">
            <text:p>39</text:p>
          </table:table-cell>
          <table:table-cell table:formula="of:=2*PI()*[.H33]/[.$B$4]" office:value-type="float" office:value="1.0471975511966" calcext:value-type="float">
            <text:p>1,04720</text:p>
          </table:table-cell>
          <table:table-cell table:formula="of:=4*SIN([.F33]/2)^2" office:value-type="float" office:value="1" calcext:value-type="float">
            <text:p>1,00000</text:p>
          </table:table-cell>
          <table:table-cell office:value-type="float" office:value="8000" calcext:value-type="float">
            <text:p>8000</text:p>
          </table:table-cell>
          <table:table-cell office:value-type="float" office:value="-3" calcext:value-type="float">
            <text:p>-3</text:p>
          </table:table-cell>
          <table:table-cell table:formula="of:=10*LOG10(([.B$28]+[.B$29]+[.B$30])^2+([.B$28]*[.B$30]*[.$G33]-([.B$29]*([.B$28]+[.B$30])+4*[.B$28]*[.B$30]))*[.$G33])-10*LOG10((1+[.B$25]+[.B$26])^2+(1*[.B$26]*[.$G33]-([.B$25]*(1+[.B$26])+4*1*[.B$26]))*[.$G33])" office:value-type="float" office:value="-2.9855558560705" calcext:value-type="float">
            <text:p>-2,99</text:p>
          </table:table-cell>
          <table:table-cell table:formula="of:=10*LOG10(([.C$28]+[.C$29]+[.C$30])^2+([.C$28]*[.C$30]*[.$G33]-([.C$29]*([.C$28]+[.C$30])+4*[.C$28]*[.C$30]))*[.$G33])-10*LOG10((1+[.C$25]+[.C$26])^2+(1*[.C$26]*[.$G33]-([.C$25]*(1+[.C$26])+4*1*[.C$26]))*[.$G33])" office:value-type="float" office:value="-0.0000455464925740584" calcext:value-type="float">
            <text:p>0,00</text:p>
          </table:table-cell>
          <table:table-cell table:formula="of:=[.J33]+[.K33]+[.$B$5]" office:value-type="float" office:value="-2.98560140256308" calcext:value-type="float">
            <text:p>-2,9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Postshif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formula="of:=[.E33]+1" office:value-type="float" office:value="40" calcext:value-type="float">
            <text:p>40</text:p>
          </table:table-cell>
          <table:table-cell table:formula="of:=2*PI()*[.H34]/[.$B$4]" office:value-type="float" office:value="1.30899693899575" calcext:value-type="float">
            <text:p>1,30900</text:p>
          </table:table-cell>
          <table:table-cell table:formula="of:=4*SIN([.F34]/2)^2" office:value-type="float" office:value="1.48236190979496" calcext:value-type="float">
            <text:p>1,48236</text:p>
          </table:table-cell>
          <table:table-cell office:value-type="float" office:value="10000" calcext:value-type="float">
            <text:p>10000</text:p>
          </table:table-cell>
          <table:table-cell office:value-type="float" office:value="-4.4" calcext:value-type="float">
            <text:p>-4,4</text:p>
          </table:table-cell>
          <table:table-cell table:formula="of:=10*LOG10(([.B$28]+[.B$29]+[.B$30])^2+([.B$28]*[.B$30]*[.$G34]-([.B$29]*([.B$28]+[.B$30])+4*[.B$28]*[.B$30]))*[.$G34])-10*LOG10((1+[.B$25]+[.B$26])^2+(1*[.B$26]*[.$G34]-([.B$25]*(1+[.B$26])+4*1*[.B$26]))*[.$G34])" office:value-type="float" office:value="-4.3906390418788" calcext:value-type="float">
            <text:p>-4,39</text:p>
          </table:table-cell>
          <table:table-cell table:formula="of:=10*LOG10(([.C$28]+[.C$29]+[.C$30])^2+([.C$28]*[.C$30]*[.$G34]-([.C$29]*([.C$28]+[.C$30])+4*[.C$28]*[.C$30]))*[.$G34])-10*LOG10((1+[.C$25]+[.C$26])^2+(1*[.C$26]*[.$G34]-([.C$25]*(1+[.C$26])+4*1*[.C$26]))*[.$G34])" office:value-type="float" office:value="-0.0000257853619198833" calcext:value-type="float">
            <text:p>0,00</text:p>
          </table:table-cell>
          <table:table-cell table:formula="of:=[.J34]+[.K34]+[.$B$5]" office:value-type="float" office:value="-4.39066482724072" calcext:value-type="float">
            <text:p>-4,39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Scale</text:p>
          </table:table-cell>
          <table:table-cell table:style-name="Default" table:formula="of:=1/(2^[.B34])" office:value-type="float" office:value="0.5" calcext:value-type="float">
            <text:p>0,5</text:p>
          </table:table-cell>
          <table:table-cell table:style-name="Default"/>
          <table:table-cell/>
          <table:table-cell table:formula="of:=[.E34]+1" office:value-type="float" office:value="41" calcext:value-type="float">
            <text:p>41</text:p>
          </table:table-cell>
          <table:table-cell table:formula="of:=2*PI()*[.H35]/[.$B$4]" office:value-type="float" office:value="1.63624617374468" calcext:value-type="float">
            <text:p>1,63625</text:p>
          </table:table-cell>
          <table:table-cell table:formula="of:=4*SIN([.F35]/2)^2" office:value-type="float" office:value="2.13080625846029" calcext:value-type="float">
            <text:p>2,13081</text:p>
          </table:table-cell>
          <table:table-cell office:value-type="float" office:value="12500" calcext:value-type="float">
            <text:p>12500</text:p>
          </table:table-cell>
          <table:table-cell office:value-type="float" office:value="-6.2" calcext:value-type="float">
            <text:p>-6,2</text:p>
          </table:table-cell>
          <table:table-cell table:formula="of:=10*LOG10(([.B$28]+[.B$29]+[.B$30])^2+([.B$28]*[.B$30]*[.$G35]-([.B$29]*([.B$28]+[.B$30])+4*[.B$28]*[.B$30]))*[.$G35])-10*LOG10((1+[.B$25]+[.B$26])^2+(1*[.B$26]*[.$G35]-([.B$25]*(1+[.B$26])+4*1*[.B$26]))*[.$G35])" office:value-type="float" office:value="-6.42783986022683" calcext:value-type="float">
            <text:p>-6,43</text:p>
          </table:table-cell>
          <table:table-cell table:formula="of:=10*LOG10(([.C$28]+[.C$29]+[.C$30])^2+([.C$28]*[.C$30]*[.$G35]-([.C$29]*([.C$28]+[.C$30])+4*[.C$28]*[.C$30]))*[.$G35])-10*LOG10((1+[.C$25]+[.C$26])^2+(1*[.C$26]*[.$G35]-([.C$25]*(1+[.C$26])+4*1*[.C$26]))*[.$G35])" office:value-type="float" office:value="-0.0000133181788939396" calcext:value-type="float">
            <text:p>0,00</text:p>
          </table:table-cell>
          <table:table-cell table:formula="of:=[.J35]+[.K35]+[.$B$5]" office:value-type="float" office:value="-6.42785317840573" calcext:value-type="float">
            <text:p>-6,43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E35]+1" office:value-type="float" office:value="42" calcext:value-type="float">
            <text:p>42</text:p>
          </table:table-cell>
          <table:table-cell table:formula="of:=2*PI()*[.H36]/[.$B$4]" office:value-type="float" office:value="2.0943951023932" calcext:value-type="float">
            <text:p>2,09440</text:p>
          </table:table-cell>
          <table:table-cell table:formula="of:=4*SIN([.F36]/2)^2" office:value-type="float" office:value="3" calcext:value-type="float">
            <text:p>3,00000</text:p>
          </table:table-cell>
          <table:table-cell office:value-type="float" office:value="16000" calcext:value-type="float">
            <text:p>16000</text:p>
          </table:table-cell>
          <table:table-cell office:value-type="float" office:value="-8.5" calcext:value-type="float">
            <text:p>-8,5</text:p>
          </table:table-cell>
          <table:table-cell table:formula="of:=10*LOG10(([.B$28]+[.B$29]+[.B$30])^2+([.B$28]*[.B$30]*[.$G36]-([.B$29]*([.B$28]+[.B$30])+4*[.B$28]*[.B$30]))*[.$G36])-10*LOG10((1+[.B$25]+[.B$26])^2+(1*[.B$26]*[.$G36]-([.B$25]*(1+[.B$26])+4*1*[.B$26]))*[.$G36])" office:value-type="float" office:value="-10.001718608629" calcext:value-type="float">
            <text:p>-10,00</text:p>
          </table:table-cell>
          <table:table-cell table:formula="of:=10*LOG10(([.C$28]+[.C$29]+[.C$30])^2+([.C$28]*[.C$30]*[.$G36]-([.C$29]*([.C$28]+[.C$30])+4*[.C$28]*[.C$30]))*[.$G36])-10*LOG10((1+[.C$25]+[.C$26])^2+(1*[.C$26]*[.$G36]-([.C$25]*(1+[.C$26])+4*1*[.C$26]))*[.$G36])" office:value-type="float" office:value="-0.00000506073319073153" calcext:value-type="float">
            <text:p>0,00</text:p>
          </table:table-cell>
          <table:table-cell table:formula="of:=[.J36]+[.K36]+[.$B$5]" office:value-type="float" office:value="-10.0017236693622" calcext:value-type="float">
            <text:p>-1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Q15 – CMSIS DSP DF1</text:p>
          </table:table-cell>
          <table:table-cell table:style-name="Default" table:number-columns-repeated="2"/>
          <table:table-cell/>
          <table:table-cell table:formula="of:=[.E36]+1" office:value-type="float" office:value="43" calcext:value-type="float">
            <text:p>43</text:p>
          </table:table-cell>
          <table:table-cell table:formula="of:=2*PI()*[.H37]/[.$B$4]" office:value-type="float" office:value="2.61799387799149" calcext:value-type="float">
            <text:p>2,61799</text:p>
          </table:table-cell>
          <table:table-cell table:formula="of:=4*SIN([.F37]/2)^2" office:value-type="float" office:value="3.73205080756888" calcext:value-type="float">
            <text:p>3,73205</text:p>
          </table:table-cell>
          <table:table-cell office:value-type="float" office:value="20000" calcext:value-type="float">
            <text:p>20000</text:p>
          </table:table-cell>
          <table:table-cell office:value-type="float" office:value="-11.2" calcext:value-type="float">
            <text:p>-11,2</text:p>
          </table:table-cell>
          <table:table-cell table:formula="of:=10*LOG10(([.B$28]+[.B$29]+[.B$30])^2+([.B$28]*[.B$30]*[.$G37]-([.B$29]*([.B$28]+[.B$30])+4*[.B$28]*[.B$30]))*[.$G37])-10*LOG10((1+[.B$25]+[.B$26])^2+(1*[.B$26]*[.$G37]-([.B$25]*(1+[.B$26])+4*1*[.B$26]))*[.$G37])" office:value-type="float" office:value="-16.5151058827274" calcext:value-type="float">
            <text:p>-16,52</text:p>
          </table:table-cell>
          <table:table-cell table:formula="of:=10*LOG10(([.C$28]+[.C$29]+[.C$30])^2+([.C$28]*[.C$30]*[.$G37]-([.C$29]*([.C$28]+[.C$30])+4*[.C$28]*[.C$30]))*[.$G37])-10*LOG10((1+[.C$25]+[.C$26])^2+(1*[.C$26]*[.$G37]-([.C$25]*(1+[.C$26])+4*1*[.C$26]))*[.$G37])" office:value-type="float" office:value="-0.00000109003313752964" calcext:value-type="float">
            <text:p>0,00</text:p>
          </table:table-cell>
          <table:table-cell table:formula="of:=[.J37]+[.K37]+[.$B$5]" office:value-type="float" office:value="-16.5151069727606" calcext:value-type="float">
            <text:p>-16,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0</text:p>
          </table:table-cell>
          <table:table-cell table:formula="of:=ROUND([.B28]*32768*[.$B$35])" office:value-type="float" office:value="5646" calcext:value-type="float">
            <text:p>5646</text:p>
          </table:table-cell>
          <table:table-cell table:formula="of:=ROUND([.C28]*32768*[.$B$35])" office:value-type="float" office:value="16341" calcext:value-type="float">
            <text:p>16341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b1</text:p>
          </table:table-cell>
          <table:table-cell table:formula="of:=ROUND([.B29]*32768*[.$B$35])" office:value-type="float" office:value="11292" calcext:value-type="float">
            <text:p>11292</text:p>
          </table:table-cell>
          <table:table-cell table:formula="of:=ROUND([.C29]*32768*[.$B$35])" office:value-type="float" office:value="-32682" calcext:value-type="float">
            <text:p>-32682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b2</text:p>
          </table:table-cell>
          <table:table-cell table:formula="of:=ROUND([.B30]*32768*[.$B$35])" office:value-type="float" office:value="5646" calcext:value-type="float">
            <text:p>5646</text:p>
          </table:table-cell>
          <table:table-cell table:formula="of:=ROUND([.C30]*32768*[.$B$35])" office:value-type="float" office:value="16341" calcext:value-type="float">
            <text:p>16341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a1</text:p>
          </table:table-cell>
          <table:table-cell table:formula="of:=ROUND(-[.B25]*32768*[.$B$35])" office:value-type="float" office:value="-9991" calcext:value-type="float">
            <text:p>-9991</text:p>
          </table:table-cell>
          <table:table-cell table:formula="of:=ROUND(-[.C25]*32768*[.$B$35])" office:value-type="float" office:value="32681" calcext:value-type="float">
            <text:p>32681</text:p>
          </table:table-cell>
          <table:table-cell/>
          <table:table-cell table:style-name="Default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a2</text:p>
          </table:table-cell>
          <table:table-cell table:formula="of:=ROUND(-[.B26]*32768*[.$B$35])" office:value-type="float" office:value="3791" calcext:value-type="float">
            <text:p>3791</text:p>
          </table:table-cell>
          <table:table-cell table:formula="of:=ROUND(-[.C26]*32768*[.$B$35])" office:value-type="float" office:value="-16298" calcext:value-type="float">
            <text:p>-16298</text:p>
          </table:table-cell>
          <table:table-cell/>
          <table:table-cell table:style-name="Default" table:number-columns-repeated="8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.00.0000</text:date>, <text:time style:data-style-name="N2" text:time-value="05:31:07.8154589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6:19:35.275281195</meta:creation-date>
    <dc:date>2019-08-09T16:45:46.023821403</dc:date>
    <meta:editing-duration>P1DT3H39M53S</meta:editing-duration>
    <meta:editing-cycles>13</meta:editing-cycles>
    <meta:generator>LibreOffice/6.2.3.2$MacOSX_X86_64 LibreOffice_project/aecc05fe267cc68dde00352a451aa867b3b546ac</meta:generator>
    <meta:document-statistic meta:table-count="2" meta:cell-count="7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7.316cm" xlink:href=".." xlink:type="simple" chart:class="chart:line" chart:style-name="ch1">
        <chart:legend chart:legend-position="end" svg:x="10.638cm" svg:y="2.618cm" style:legend-expansion="high" chart:style-name="ch2"/>
        <chart:plot-area chart:style-name="ch3" table:cell-range-address="dBC.H3:dBC.L37" chart:data-source-has-labels="both" svg:x="0.26cm" svg:y="0.146cm" svg:width="10.118cm" svg:height="7.024cm">
          <chartooo:coordinate-region svg:x="1.515cm" svg:y="0.344cm" svg:width="8.723cm" svg:height="6.629cm"/>
          <chart:axis chart:dimension="x" chart:name="primary-x" chart:style-name="ch4" chartooo:axis-type="auto">
            <chartooo:date-scale/>
            <chart:categories table:cell-range-address="dBC.H4:dBC.H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C.I4:dBC.I37" chart:label-cell-address="dBC.I3:dBC.I3" chart:class="chart:line">
            <chart:data-point chart:repeated="34"/>
          </chart:series>
          <chart:series chart:style-name="ch8" chart:values-cell-range-address="dBC.J4:dBC.J37" chart:label-cell-address="dBC.J3:dBC.J3" chart:class="chart:line">
            <chart:data-point chart:repeated="34"/>
          </chart:series>
          <chart:series chart:style-name="ch9" chart:values-cell-range-address="dBC.K4:dBC.K37" chart:label-cell-address="dBC.K3:dBC.K3" chart:class="chart:line">
            <chart:data-point chart:repeated="34"/>
          </chart:series>
          <chart:series chart:style-name="ch10" chart:values-cell-range-address="dBC.L4:dBC.L37" chart:label-cell-address="dBC.L3:dBC.L3" chart:class="chart:line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C</text:p>
                <draw:g>
                  <svg:desc>dBC.I3:dBC.I3</svg:desc>
                </draw:g>
              </table:table-cell>
              <table:table-cell office:value-type="string">
                <text:p>Resp1</text:p>
                <draw:g>
                  <svg:desc>dBC.J3:dBC.J3</svg:desc>
                </draw:g>
              </table:table-cell>
              <table:table-cell office:value-type="string">
                <text:p>Resp2</text:p>
                <draw:g>
                  <svg:desc>dBC.K3:dBC.K3</svg:desc>
                </draw:g>
              </table:table-cell>
              <table:table-cell office:value-type="string">
                <text:p>Sum</text:p>
                <draw:g>
                  <svg:desc>dBC.L3:dBC.L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dBC.H4:dBC.H37</svg:desc>
                </draw:g>
              </table:table-cell>
              <table:table-cell office:value-type="float" office:value="-14.3">
                <text:p>-14.3</text:p>
                <draw:g>
                  <svg:desc>dBC.I4:dBC.I37</svg:desc>
                </draw:g>
              </table:table-cell>
              <table:table-cell office:value-type="float" office:value="-0.00000550948647415339">
                <text:p>-0.00000550948647415339</text:p>
                <draw:g>
                  <svg:desc>dBC.J4:dBC.J37</svg:desc>
                </draw:g>
              </table:table-cell>
              <table:table-cell office:value-type="float" office:value="-14.1179642840321">
                <text:p>-14.1179642840321</text:p>
                <draw:g>
                  <svg:desc>dBC.K4:dBC.K37</svg:desc>
                </draw:g>
              </table:table-cell>
              <table:table-cell office:value-type="float" office:value="-14.1179697935186">
                <text:p>-14.1179697935186</text:p>
                <draw:g>
                  <svg:desc>dBC.L4:dBC.L37</svg:desc>
                </draw:g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-11.2">
                <text:p>-11.2</text:p>
              </table:table-cell>
              <table:table-cell office:value-type="float" office:value="-0.00000860857093609724">
                <text:p>-0.00000860857093609724</text:p>
              </table:table-cell>
              <table:table-cell office:value-type="float" office:value="-11.1536510767213">
                <text:p>-11.1536510767213</text:p>
              </table:table-cell>
              <table:table-cell office:value-type="float" office:value="-11.1536596852922">
                <text:p>-11.15365968529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8.5">
                <text:p>-8.5</text:p>
              </table:table-cell>
              <table:table-cell office:value-type="float" office:value="-0.0000141042777426215">
                <text:p>-0.0000141042777426215</text:p>
              </table:table-cell>
              <table:table-cell office:value-type="float" office:value="-8.2790878291521">
                <text:p>-8.2790878291521</text:p>
              </table:table-cell>
              <table:table-cell office:value-type="float" office:value="-8.27910193342985">
                <text:p>-8.279101933429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6.2">
                <text:p>-6.2</text:p>
              </table:table-cell>
              <table:table-cell office:value-type="float" office:value="-0.0000220379229665113">
                <text:p>-0.0000220379229665113</text:p>
              </table:table-cell>
              <table:table-cell office:value-type="float" office:value="-6.10745747352097">
                <text:p>-6.10745747352097</text:p>
              </table:table-cell>
              <table:table-cell office:value-type="float" office:value="-6.10747951144393">
                <text:p>-6.107479511443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.4">
                <text:p>-4.4</text:p>
              </table:table-cell>
              <table:table-cell office:value-type="float" office:value="-0.000034434227766944">
                <text:p>-0.000034434227766944</text:p>
              </table:table-cell>
              <table:table-cell office:value-type="float" office:value="-4.36474028774472">
                <text:p>-4.36474028774472</text:p>
              </table:table-cell>
              <table:table-cell office:value-type="float" office:value="-4.36477472197249">
                <text:p>-4.36477472197249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-3">
                <text:p>-3</text:p>
              </table:table-cell>
              <table:table-cell office:value-type="float" office:value="-0.0000546677103767656">
                <text:p>-0.0000546677103767656</text:p>
              </table:table-cell>
              <table:table-cell office:value-type="float" office:value="-2.99193337289803">
                <text:p>-2.99193337289803</text:p>
              </table:table-cell>
              <table:table-cell office:value-type="float" office:value="-2.99198804060841">
                <text:p>-2.9919880406084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">
                <text:p>-2</text:p>
              </table:table-cell>
              <table:table-cell office:value-type="float" office:value="-0.0000881513250172716">
                <text:p>-0.0000881513250172716</text:p>
              </table:table-cell>
              <table:table-cell office:value-type="float" office:value="-1.97304153225596">
                <text:p>-1.97304153225596</text:p>
              </table:table-cell>
              <table:table-cell office:value-type="float" office:value="-1.97312968358098">
                <text:p>-1.973129683580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.3">
                <text:p>-1.3</text:p>
              </table:table-cell>
              <table:table-cell office:value-type="float" office:value="-0.000137736015441092">
                <text:p>-0.000137736015441092</text:p>
              </table:table-cell>
              <table:table-cell office:value-type="float" office:value="-1.3132000641659">
                <text:p>-1.3132000641659</text:p>
              </table:table-cell>
              <table:table-cell office:value-type="float" office:value="-1.31333780018134">
                <text:p>-1.313337800181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8">
                <text:p>-0.8</text:p>
              </table:table-cell>
              <table:table-cell office:value-type="float" office:value="-0.000218668584132331">
                <text:p>-0.000218668584132331</text:p>
              </table:table-cell>
              <table:table-cell office:value-type="float" office:value="-0.84998009695569">
                <text:p>-0.84998009695569</text:p>
              </table:table-cell>
              <table:table-cell office:value-type="float" office:value="-0.850198765539822">
                <text:p>-0.8501987655398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5">
                <text:p>-0.5</text:p>
              </table:table-cell>
              <table:table-cell office:value-type="float" office:value="-0.000352599430689882">
                <text:p>-0.000352599430689882</text:p>
              </table:table-cell>
              <table:table-cell office:value-type="float" office:value="-0.536833586939764">
                <text:p>-0.536833586939764</text:p>
              </table:table-cell>
              <table:table-cell office:value-type="float" office:value="-0.537186186370454">
                <text:p>-0.5371861863704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3">
                <text:p>-0.3</text:p>
              </table:table-cell>
              <table:table-cell office:value-type="float" office:value="-0.000550929732677119">
                <text:p>-0.000550929732677119</text:p>
              </table:table-cell>
              <table:table-cell office:value-type="float" office:value="-0.347369724770203">
                <text:p>-0.347369724770203</text:p>
              </table:table-cell>
              <table:table-cell office:value-type="float" office:value="-0.347920654502881">
                <text:p>-0.34792065450288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2">
                <text:p>-0.2</text:p>
              </table:table-cell>
              <table:table-cell office:value-type="float" office:value="-0.00086081091694501">
                <text:p>-0.00086081091694501</text:p>
              </table:table-cell>
              <table:table-cell office:value-type="float" office:value="-0.223907394831102">
                <text:p>-0.223907394831102</text:p>
              </table:table-cell>
              <table:table-cell office:value-type="float" office:value="-0.224768205748047">
                <text:p>-0.2247682057480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1">
                <text:p>-0.1</text:p>
              </table:table-cell>
              <table:table-cell office:value-type="float" office:value="-0.00141030382842366">
                <text:p>-0.00141030382842366</text:p>
              </table:table-cell>
              <table:table-cell office:value-type="float" office:value="-0.137343378535107">
                <text:p>-0.137343378535107</text:p>
              </table:table-cell>
              <table:table-cell office:value-type="float" office:value="-0.13875368236353">
                <text:p>-0.1387536823635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-0.00220348972529782">
                <text:p>-0.00220348972529782</text:p>
              </table:table-cell>
              <table:table-cell office:value-type="float" office:value="-0.0881459648191907">
                <text:p>-0.0881459648191907</text:p>
              </table:table-cell>
              <table:table-cell office:value-type="float" office:value="-0.0903494545444885">
                <text:p>-0.09034945454448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-0.00344268419410376">
                <text:p>-0.00344268419410376</text:p>
              </table:table-cell>
              <table:table-cell office:value-type="float" office:value="-0.0565127484286805">
                <text:p>-0.0565127484286805</text:p>
              </table:table-cell>
              <table:table-cell office:value-type="float" office:value="-0.0599554326227842">
                <text:p>-0.059955432622784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-0.00546490994138615">
                <text:p>-0.00546490994138615</text:p>
              </table:table-cell>
              <table:table-cell office:value-type="float" office:value="-0.0356354442521791">
                <text:p>-0.0356354442521791</text:p>
              </table:table-cell>
              <table:table-cell office:value-type="float" office:value="-0.0411003541935653">
                <text:p>-0.041100354193565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-0.00881029545111556">
                <text:p>-0.00881029545111556</text:p>
              </table:table-cell>
              <table:table-cell office:value-type="float" office:value="-0.0221129231535571">
                <text:p>-0.0221129231535571</text:p>
              </table:table-cell>
              <table:table-cell office:value-type="float" office:value="-0.0309232186046726">
                <text:p>-0.03092321860467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-0.0137617998202448">
                <text:p>-0.0137617998202448</text:p>
              </table:table-cell>
              <table:table-cell office:value-type="float" office:value="-0.0141551174262275">
                <text:p>-0.0141551174262275</text:p>
              </table:table-cell>
              <table:table-cell office:value-type="float" office:value="-0.0279169172464724">
                <text:p>-0.027916917246472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-0.0218371432050777">
                <text:p>-0.0218371432050777</text:p>
              </table:table-cell>
              <table:table-cell office:value-type="float" office:value="-0.00891499506791149">
                <text:p>-0.00891499506791149</text:p>
              </table:table-cell>
              <table:table-cell office:value-type="float" office:value="-0.0307521382729892">
                <text:p>-0.030752138272989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-0.0351828110352739">
                <text:p>-0.0351828110352739</text:p>
              </table:table-cell>
              <table:table-cell office:value-type="float" office:value="-0.00552592711328259">
                <text:p>-0.00552592711328259</text:p>
              </table:table-cell>
              <table:table-cell office:value-type="float" office:value="-0.0407087381485565">
                <text:p>-0.040708738148556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-0.054905137281585">
                <text:p>-0.054905137281585</text:p>
              </table:table-cell>
              <table:table-cell office:value-type="float" office:value="-0.00353335863702853">
                <text:p>-0.00353335863702853</text:p>
              </table:table-cell>
              <table:table-cell office:value-type="float" office:value="-0.0584384959186135">
                <text:p>-0.058438495918613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  <table:table-cell office:value-type="float" office:value="-0.0856243065436337">
                <text:p>-0.0856243065436337</text:p>
              </table:table-cell>
              <table:table-cell office:value-type="float" office:value="-0.00225787632643204">
                <text:p>-0.00225787632643204</text:p>
              </table:table-cell>
              <table:table-cell office:value-type="float" office:value="-0.0878821828700658">
                <text:p>-0.087882182870065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-0.1">
                <text:p>-0.1</text:p>
              </table:table-cell>
              <table:table-cell office:value-type="float" office:value="-0.139812678528143">
                <text:p>-0.139812678528143</text:p>
              </table:table-cell>
              <table:table-cell office:value-type="float" office:value="-0.00137423192349573">
                <text:p>-0.00137423192349573</text:p>
              </table:table-cell>
              <table:table-cell office:value-type="float" office:value="-0.141186910451638">
                <text:p>-0.1411869104516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2">
                <text:p>-0.2</text:p>
              </table:table-cell>
              <table:table-cell office:value-type="float" office:value="-0.217405405350783">
                <text:p>-0.217405405350783</text:p>
              </table:table-cell>
              <table:table-cell office:value-type="float" office:value="-0.000875900390127526">
                <text:p>-0.000875900390127526</text:p>
              </table:table-cell>
              <table:table-cell office:value-type="float" office:value="-0.218281305740911">
                <text:p>-0.21828130574091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3">
                <text:p>-0.3</text:p>
              </table:table-cell>
              <table:table-cell office:value-type="float" office:value="-0.33719110012244">
                <text:p>-0.33719110012244</text:p>
              </table:table-cell>
              <table:table-cell office:value-type="float" office:value="-0.000556959013415792">
                <text:p>-0.000556959013415792</text:p>
              </table:table-cell>
              <table:table-cell office:value-type="float" office:value="-0.337748059135856">
                <text:p>-0.337748059135856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-0.5">
                <text:p>-0.5</text:p>
              </table:table-cell>
              <table:table-cell office:value-type="float" office:value="-0.529084133742614">
                <text:p>-0.529084133742614</text:p>
              </table:table-cell>
              <table:table-cell office:value-type="float" office:value="-0.000347102566449209">
                <text:p>-0.000347102566449209</text:p>
              </table:table-cell>
              <table:table-cell office:value-type="float" office:value="-0.529431236309063">
                <text:p>-0.52943123630906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-0.8">
                <text:p>-0.8</text:p>
              </table:table-cell>
              <table:table-cell office:value-type="float" office:value="-0.837510767065734">
                <text:p>-0.837510767065734</text:p>
              </table:table-cell>
              <table:table-cell office:value-type="float" office:value="-0.000211458248756458">
                <text:p>-0.000211458248756458</text:p>
              </table:table-cell>
              <table:table-cell office:value-type="float" office:value="-0.83772222531449">
                <text:p>-0.837722225314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1.3">
                <text:p>-1.3</text:p>
              </table:table-cell>
              <table:table-cell office:value-type="float" office:value="-1.2756670296096">
                <text:p>-1.2756670296096</text:p>
              </table:table-cell>
              <table:table-cell office:value-type="float" office:value="-0.000131755576341597">
                <text:p>-0.000131755576341597</text:p>
              </table:table-cell>
              <table:table-cell office:value-type="float" office:value="-1.27579878518594">
                <text:p>-1.27579878518594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-2">
                <text:p>-2</text:p>
              </table:table-cell>
              <table:table-cell office:value-type="float" office:value="-1.95095914436851">
                <text:p>-1.95095914436851</text:p>
              </table:table-cell>
              <table:table-cell office:value-type="float" office:value="-0.000079351924418436">
                <text:p>-0.000079351924418436</text:p>
              </table:table-cell>
              <table:table-cell office:value-type="float" office:value="-1.95103849629293">
                <text:p>-1.9510384962929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3">
                <text:p>-3</text:p>
              </table:table-cell>
              <table:table-cell office:value-type="float" office:value="-2.9855558560705">
                <text:p>-2.9855558560705</text:p>
              </table:table-cell>
              <table:table-cell office:value-type="float" office:value="-0.0000455464925740584">
                <text:p>-0.0000455464925740584</text:p>
              </table:table-cell>
              <table:table-cell office:value-type="float" office:value="-2.98560140256308">
                <text:p>-2.985601402563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4.4">
                <text:p>-4.4</text:p>
              </table:table-cell>
              <table:table-cell office:value-type="float" office:value="-4.3906390418788">
                <text:p>-4.3906390418788</text:p>
              </table:table-cell>
              <table:table-cell office:value-type="float" office:value="-0.0000257853619198833">
                <text:p>-0.0000257853619198833</text:p>
              </table:table-cell>
              <table:table-cell office:value-type="float" office:value="-4.39066482724072">
                <text:p>-4.39066482724072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6.2">
                <text:p>-6.2</text:p>
              </table:table-cell>
              <table:table-cell office:value-type="float" office:value="-6.42783986022683">
                <text:p>-6.42783986022683</text:p>
              </table:table-cell>
              <table:table-cell office:value-type="float" office:value="-0.0000133181788939396">
                <text:p>-0.0000133181788939396</text:p>
              </table:table-cell>
              <table:table-cell office:value-type="float" office:value="-6.42785317840573">
                <text:p>-6.4278531784057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8.5">
                <text:p>-8.5</text:p>
              </table:table-cell>
              <table:table-cell office:value-type="float" office:value="-10.001718608629">
                <text:p>-10.001718608629</text:p>
              </table:table-cell>
              <table:table-cell office:value-type="float" office:value="-0.00000506073319073153">
                <text:p>-0.00000506073319073153</text:p>
              </table:table-cell>
              <table:table-cell office:value-type="float" office:value="-10.0017236693622">
                <text:p>-10.00172366936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11.2">
                <text:p>-11.2</text:p>
              </table:table-cell>
              <table:table-cell office:value-type="float" office:value="-16.5151058827274">
                <text:p>-16.5151058827274</text:p>
              </table:table-cell>
              <table:table-cell office:value-type="float" office:value="-0.00000109003313752964">
                <text:p>-0.00000109003313752964</text:p>
              </table:table-cell>
              <table:table-cell office:value-type="float" office:value="-16.5151069727606">
                <text:p>-16.5151069727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9cm" svg:height="16.566cm" xlink:href=".." xlink:type="simple" chart:class="chart:line" chart:style-name="ch1">
        <chart:legend chart:legend-position="end" svg:x="19.422cm" svg:y="7.243cm" style:legend-expansion="high" chart:style-name="ch2"/>
        <chart:plot-area chart:style-name="ch3" table:cell-range-address="dBA.H3:dBA.L37" chart:data-source-has-labels="both" svg:x="0.435cm" svg:y="0.331cm" svg:width="18.552cm" svg:height="15.904cm">
          <chartooo:coordinate-region svg:x="1.69cm" svg:y="0.529cm" svg:width="17.297cm" svg:height="15.509cm"/>
          <chart:axis chart:dimension="x" chart:name="primary-x" chart:style-name="ch4" chartooo:axis-type="auto">
            <chartooo:date-scale/>
            <chart:categories table:cell-range-address="dBA.H4:dBA.H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A.I4:dBA.I37" chart:label-cell-address="dBA.I3:dBA.I3" chart:class="chart:line">
            <chart:data-point chart:repeated="34"/>
          </chart:series>
          <chart:series chart:style-name="ch8" chart:values-cell-range-address="dBA.J4:dBA.J37" chart:label-cell-address="dBA.J3:dBA.J3" chart:class="chart:line">
            <chart:data-point chart:repeated="34"/>
          </chart:series>
          <chart:series chart:style-name="ch9" chart:values-cell-range-address="dBA.K4:dBA.K37" chart:label-cell-address="dBA.K3:dBA.K3" chart:class="chart:line">
            <chart:data-point chart:repeated="34"/>
          </chart:series>
          <chart:series chart:style-name="ch10" chart:values-cell-range-address="dBA.L4:dBA.L37" chart:label-cell-address="dBA.L3:dBA.L3" chart:class="chart:line">
            <chart:data-point chart:repeated="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A</text:p>
                <draw:g>
                  <svg:desc>dBA.I3:dBA.I3</svg:desc>
                </draw:g>
              </table:table-cell>
              <table:table-cell office:value-type="string">
                <text:p>Resp1</text:p>
                <draw:g>
                  <svg:desc>dBA.J3:dBA.J3</svg:desc>
                </draw:g>
              </table:table-cell>
              <table:table-cell office:value-type="string">
                <text:p>Resp2</text:p>
                <draw:g>
                  <svg:desc>dBA.K3:dBA.K3</svg:desc>
                </draw:g>
              </table:table-cell>
              <table:table-cell office:value-type="string">
                <text:p>Sum</text:p>
                <draw:g>
                  <svg:desc>dBA.L3:dBA.L3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dBA.H4:dBA.H37</svg:desc>
                </draw:g>
              </table:table-cell>
              <table:table-cell office:value-type="float" office:value="-70.4">
                <text:p>-70.4</text:p>
                <draw:g>
                  <svg:desc>dBA.I4:dBA.I37</svg:desc>
                </draw:g>
              </table:table-cell>
              <table:table-cell office:value-type="float" office:value="-36.6648775992446">
                <text:p>-36.6648775992446</text:p>
                <draw:g>
                  <svg:desc>dBA.J4:dBA.J37</svg:desc>
                </draw:g>
              </table:table-cell>
              <table:table-cell office:value-type="float" office:value="-32.9946922340706">
                <text:p>-32.9946922340706</text:p>
                <draw:g>
                  <svg:desc>dBA.K4:dBA.K37</svg:desc>
                </draw:g>
              </table:table-cell>
              <table:table-cell office:value-type="float" office:value="-68.3595698333151">
                <text:p>-68.3595698333151</text:p>
                <draw:g>
                  <svg:desc>dBA.L4:dBA.L37</svg:desc>
                </draw:g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-63.4">
                <text:p>-63.4</text:p>
              </table:table-cell>
              <table:table-cell office:value-type="float" office:value="-34.7271263776394">
                <text:p>-34.7271263776394</text:p>
              </table:table-cell>
              <table:table-cell office:value-type="float" office:value="-29.2354417607173">
                <text:p>-29.2354417607173</text:p>
              </table:table-cell>
              <table:table-cell office:value-type="float" office:value="-62.6625681383568">
                <text:p>-62.66256813835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56.7">
                <text:p>-56.7</text:p>
              </table:table-cell>
              <table:table-cell office:value-type="float" office:value="-32.5837231672392">
                <text:p>-32.5837231672392</text:p>
              </table:table-cell>
              <table:table-cell office:value-type="float" office:value="-25.1504732151655">
                <text:p>-25.1504732151655</text:p>
              </table:table-cell>
              <table:table-cell office:value-type="float" office:value="-56.4341963824048">
                <text:p>-56.43419638240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0.5">
                <text:p>-50.5</text:p>
              </table:table-cell>
              <table:table-cell office:value-type="float" office:value="-30.6466720297748">
                <text:p>-30.6466720297748</text:p>
              </table:table-cell>
              <table:table-cell office:value-type="float" office:value="-21.5585550612413">
                <text:p>-21.5585550612413</text:p>
              </table:table-cell>
              <table:table-cell office:value-type="float" office:value="-50.9052270910161">
                <text:p>-50.90522709101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4.7">
                <text:p>-44.7</text:p>
              </table:table-cell>
              <table:table-cell office:value-type="float" office:value="-28.7102666742452">
                <text:p>-28.7102666742452</text:p>
              </table:table-cell>
              <table:table-cell office:value-type="float" office:value="-18.1067079383928">
                <text:p>-18.1067079383928</text:p>
              </table:table-cell>
              <table:table-cell office:value-type="float" office:value="-45.5169746126381">
                <text:p>-45.5169746126381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-39.4">
                <text:p>-39.4</text:p>
              </table:table-cell>
              <table:table-cell office:value-type="float" office:value="-26.7057838857766">
                <text:p>-26.7057838857766</text:p>
              </table:table-cell>
              <table:table-cell office:value-type="float" office:value="-14.7387887085902">
                <text:p>-14.7387887085902</text:p>
              </table:table-cell>
              <table:table-cell office:value-type="float" office:value="-40.1445725943668">
                <text:p>-40.144572594366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4.6">
                <text:p>-34.6</text:p>
              </table:table-cell>
              <table:table-cell office:value-type="float" office:value="-24.6356365055841">
                <text:p>-24.6356365055841</text:p>
              </table:table-cell>
              <table:table-cell office:value-type="float" office:value="-11.5552413189869">
                <text:p>-11.5552413189869</text:p>
              </table:table-cell>
              <table:table-cell office:value-type="float" office:value="-34.890877824571">
                <text:p>-34.89087782457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0.2">
                <text:p>-30.2</text:p>
              </table:table-cell>
              <table:table-cell office:value-type="float" office:value="-22.7045959414484">
                <text:p>-22.7045959414484</text:p>
              </table:table-cell>
              <table:table-cell office:value-type="float" office:value="-8.92550161164508">
                <text:p>-8.92550161164508</text:p>
              </table:table-cell>
              <table:table-cell office:value-type="float" office:value="-30.3300975530935">
                <text:p>-30.33009755309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26.2">
                <text:p>-26.2</text:p>
              </table:table-cell>
              <table:table-cell office:value-type="float" office:value="-20.7088463281382">
                <text:p>-20.7088463281382</text:p>
              </table:table-cell>
              <table:table-cell office:value-type="float" office:value="-6.60917470082173">
                <text:p>-6.60917470082173</text:p>
              </table:table-cell>
              <table:table-cell office:value-type="float" office:value="-26.01802102896">
                <text:p>-26.018021028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2.5">
                <text:p>-22.5</text:p>
              </table:table-cell>
              <table:table-cell office:value-type="float" office:value="-18.6530879485391">
                <text:p>-18.6530879485391</text:p>
              </table:table-cell>
              <table:table-cell office:value-type="float" office:value="-4.67865902708452">
                <text:p>-4.67865902708452</text:p>
              </table:table-cell>
              <table:table-cell office:value-type="float" office:value="-22.0317469756236">
                <text:p>-22.03174697562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19.1">
                <text:p>-19.1</text:p>
              </table:table-cell>
              <table:table-cell office:value-type="float" office:value="-16.7432121869876">
                <text:p>-16.7432121869876</text:p>
              </table:table-cell>
              <table:table-cell office:value-type="float" office:value="-3.28944045249013">
                <text:p>-3.28944045249013</text:p>
              </table:table-cell>
              <table:table-cell office:value-type="float" office:value="-18.7326526394778">
                <text:p>-18.732652639477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16.1">
                <text:p>-16.1</text:p>
              </table:table-cell>
              <table:table-cell office:value-type="float" office:value="-14.8489078277044">
                <text:p>-14.8489078277044</text:p>
              </table:table-cell>
              <table:table-cell office:value-type="float" office:value="-2.25630823525974">
                <text:p>-2.25630823525974</text:p>
              </table:table-cell>
              <table:table-cell office:value-type="float" office:value="-15.8052160629641">
                <text:p>-15.805216062964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3.4">
                <text:p>-13.4</text:p>
              </table:table-cell>
              <table:table-cell office:value-type="float" office:value="-12.7814918725004">
                <text:p>-12.7814918725004</text:p>
              </table:table-cell>
              <table:table-cell office:value-type="float" office:value="-1.45290863603171">
                <text:p>-1.45290863603171</text:p>
              </table:table-cell>
              <table:table-cell office:value-type="float" office:value="-12.9344005085322">
                <text:p>-12.93440050853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10.9">
                <text:p>-10.9</text:p>
              </table:table-cell>
              <table:table-cell office:value-type="float" office:value="-10.9518310297966">
                <text:p>-10.9518310297966</text:p>
              </table:table-cell>
              <table:table-cell office:value-type="float" office:value="-0.960732125978907">
                <text:p>-0.960732125978907</text:p>
              </table:table-cell>
              <table:table-cell office:value-type="float" office:value="-10.6125631557756">
                <text:p>-10.612563155775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8.6">
                <text:p>-8.6</text:p>
              </table:table-cell>
              <table:table-cell office:value-type="float" office:value="-9.17805276646625">
                <text:p>-9.17805276646625</text:p>
              </table:table-cell>
              <table:table-cell office:value-type="float" office:value="-0.628518457420348">
                <text:p>-0.628518457420348</text:p>
              </table:table-cell>
              <table:table-cell office:value-type="float" office:value="-8.5065712238866">
                <text:p>-8.506571223886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6.6">
                <text:p>-6.6</text:p>
              </table:table-cell>
              <table:table-cell office:value-type="float" office:value="-7.4265195699775">
                <text:p>-7.4265195699775</text:p>
              </table:table-cell>
              <table:table-cell office:value-type="float" office:value="-0.401834322370952">
                <text:p>-0.401834322370952</text:p>
              </table:table-cell>
              <table:table-cell office:value-type="float" office:value="-6.52835389234845">
                <text:p>-6.5283538923484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4.8">
                <text:p>-4.8</text:p>
              </table:table-cell>
              <table:table-cell office:value-type="float" office:value="-5.74491301957777">
                <text:p>-5.74491301957777</text:p>
              </table:table-cell>
              <table:table-cell office:value-type="float" office:value="-0.251643274882191">
                <text:p>-0.251643274882191</text:p>
              </table:table-cell>
              <table:table-cell office:value-type="float" office:value="-4.69655629445996">
                <text:p>-4.6965562944599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3.2">
                <text:p>-3.2</text:p>
              </table:table-cell>
              <table:table-cell office:value-type="float" office:value="-4.33172966361122">
                <text:p>-4.33172966361122</text:p>
              </table:table-cell>
              <table:table-cell office:value-type="float" office:value="-0.161967146556776">
                <text:p>-0.161967146556776</text:p>
              </table:table-cell>
              <table:table-cell office:value-type="float" office:value="-3.193696810168">
                <text:p>-3.19369681016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-1.9">
                <text:p>-1.9</text:p>
              </table:table-cell>
              <table:table-cell office:value-type="float" office:value="-3.06680522104095">
                <text:p>-3.06680522104095</text:p>
              </table:table-cell>
              <table:table-cell office:value-type="float" office:value="-0.102379439500986">
                <text:p>-0.102379439500986</text:p>
              </table:table-cell>
              <table:table-cell office:value-type="float" office:value="-1.86918466054194">
                <text:p>-1.8691846605419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-0.8">
                <text:p>-0.8</text:p>
              </table:table-cell>
              <table:table-cell office:value-type="float" office:value="-2.00039515213131">
                <text:p>-2.00039515213131</text:p>
              </table:table-cell>
              <table:table-cell office:value-type="float" office:value="-0.0636097716342761">
                <text:p>-0.0636097716342761</text:p>
              </table:table-cell>
              <table:table-cell office:value-type="float" office:value="-0.764004923765591">
                <text:p>-0.76400492376559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-1.23278978714854">
                <text:p>-1.23278978714854</text:p>
              </table:table-cell>
              <table:table-cell office:value-type="float" office:value="-0.0407298300955929">
                <text:p>-0.0407298300955929</text:p>
              </table:table-cell>
              <table:table-cell office:value-type="float" office:value="0.0264803827558631">
                <text:p>0.026480382755863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6">
                <text:p>0.6</text:p>
              </table:table-cell>
              <table:table-cell office:value-type="float" office:value="-0.673467712859512">
                <text:p>-0.673467712859512</text:p>
              </table:table-cell>
              <table:table-cell office:value-type="float" office:value="-0.0260503753736678">
                <text:p>-0.0260503753736678</text:p>
              </table:table-cell>
              <table:table-cell office:value-type="float" office:value="0.60048191176682">
                <text:p>0.600481911766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">
                <text:p>1</text:p>
              </table:table-cell>
              <table:table-cell office:value-type="float" office:value="-0.267884738737781">
                <text:p>-0.267884738737781</text:p>
              </table:table-cell>
              <table:table-cell office:value-type="float" office:value="-0.0158651345358116">
                <text:p>-0.0158651345358116</text:p>
              </table:table-cell>
              <table:table-cell office:value-type="float" office:value="1.01625012672641">
                <text:p>1.0162501267264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">
                <text:p>1.2</text:p>
              </table:table-cell>
              <table:table-cell office:value-type="float" office:value="-0.0655256041685934">
                <text:p>-0.0655256041685934</text:p>
              </table:table-cell>
              <table:table-cell office:value-type="float" office:value="-0.0101155803539079">
                <text:p>-0.0101155803539079</text:p>
              </table:table-cell>
              <table:table-cell office:value-type="float" office:value="1.2243588154775">
                <text:p>1.224358815477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-0.00643364200713847">
                <text:p>-0.00643364200713847</text:p>
              </table:table-cell>
              <table:table-cell office:value-type="float" office:value="1.29356635799286">
                <text:p>1.29356635799286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1.2">
                <text:p>1.2</text:p>
              </table:table-cell>
              <table:table-cell office:value-type="float" office:value="-0.0715346356760769">
                <text:p>-0.0715346356760769</text:p>
              </table:table-cell>
              <table:table-cell office:value-type="float" office:value="-0.00401010462309515">
                <text:p>-0.00401010462309515</text:p>
              </table:table-cell>
              <table:table-cell office:value-type="float" office:value="1.22445525970083">
                <text:p>1.2244552597008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">
                <text:p>1</text:p>
              </table:table-cell>
              <table:table-cell office:value-type="float" office:value="-0.309605709827114">
                <text:p>-0.309605709827114</text:p>
              </table:table-cell>
              <table:table-cell office:value-type="float" office:value="-0.00244322820031861">
                <text:p>-0.00244322820031861</text:p>
              </table:table-cell>
              <table:table-cell office:value-type="float" office:value="0.987951061972568">
                <text:p>0.98795106197256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5">
                <text:p>0.5</text:p>
              </table:table-cell>
              <table:table-cell office:value-type="float" office:value="-0.717408093975318">
                <text:p>-0.717408093975318</text:p>
              </table:table-cell>
              <table:table-cell office:value-type="float" office:value="-0.00152241413786314">
                <text:p>-0.00152241413786314</text:p>
              </table:table-cell>
              <table:table-cell office:value-type="float" office:value="0.581069491886819">
                <text:p>0.58106949188681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-0.1">
                <text:p>-0.1</text:p>
              </table:table-cell>
              <table:table-cell office:value-type="float" office:value="-1.38704920271595">
                <text:p>-1.38704920271595</text:p>
              </table:table-cell>
              <table:table-cell office:value-type="float" office:value="-0.000916932386427316">
                <text:p>-0.000916932386427316</text:p>
              </table:table-cell>
              <table:table-cell office:value-type="float" office:value="-0.0879661351023759">
                <text:p>-0.087966135102375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1.1">
                <text:p>-1.1</text:p>
              </table:table-cell>
              <table:table-cell office:value-type="float" office:value="-2.4344367190733">
                <text:p>-2.4344367190733</text:p>
              </table:table-cell>
              <table:table-cell office:value-type="float" office:value="-0.000526314262549885">
                <text:p>-0.000526314262549885</text:p>
              </table:table-cell>
              <table:table-cell office:value-type="float" office:value="-1.13496303333585">
                <text:p>-1.134963033335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2.5">
                <text:p>-2.5</text:p>
              </table:table-cell>
              <table:table-cell office:value-type="float" office:value="-3.86008121364904">
                <text:p>-3.86008121364904</text:p>
              </table:table-cell>
              <table:table-cell office:value-type="float" office:value="-0.000297967902127994">
                <text:p>-0.000297967902127994</text:p>
              </table:table-cell>
              <table:table-cell office:value-type="float" office:value="-2.56037918155117">
                <text:p>-2.56037918155117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4.3">
                <text:p>-4.3</text:p>
              </table:table-cell>
              <table:table-cell office:value-type="float" office:value="-5.91585113978557">
                <text:p>-5.91585113978557</text:p>
              </table:table-cell>
              <table:table-cell office:value-type="float" office:value="-0.000153902230387359">
                <text:p>-0.000153902230387359</text:p>
              </table:table-cell>
              <table:table-cell office:value-type="float" office:value="-4.61600504201595">
                <text:p>-4.6160050420159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6.6">
                <text:p>-6.6</text:p>
              </table:table-cell>
              <table:table-cell office:value-type="float" office:value="-9.48321357519819">
                <text:p>-9.48321357519819</text:p>
              </table:table-cell>
              <table:table-cell office:value-type="float" office:value="-0.0000584811682422526">
                <text:p>-0.0000584811682422526</text:p>
              </table:table-cell>
              <table:table-cell office:value-type="float" office:value="-8.18327205636643">
                <text:p>-8.1832720563664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-9.3">
                <text:p>-9.3</text:p>
              </table:table-cell>
              <table:table-cell office:value-type="float" office:value="-15.8097318802293">
                <text:p>-15.8097318802293</text:p>
              </table:table-cell>
              <table:table-cell office:value-type="float" office:value="-0.0000125963150559016">
                <text:p>-0.0000125963150559016</text:p>
              </table:table-cell>
              <table:table-cell office:value-type="float" office:value="-14.5097444765444">
                <text:p>-14.5097444765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MacOSX_X86_64 LibreOffice_project/aecc05fe267cc68dde00352a451aa867b3b546a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